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6" svg:font-family="'Segoe UI'"/>
    <style:font-face style:name="Segoe UI4" svg:font-family="'Segoe UI'" style:font-adornments="Regular"/>
    <style:font-face style:name="Calibri5"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Andale Sans UI2" svg:font-family="'Andale Sans UI'" style:font-pitch="variable"/>
    <style:font-face style:name="Segoe UI5" svg:font-family="'Segoe UI'" style:font-pitch="variable"/>
    <style:font-face style:name="Segoe UI3" svg:font-family="'Segoe UI'" style:font-adornments="Regular" style:font-pitch="variable"/>
    <style:font-face style:name="Tahoma2"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1"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Tahoma1"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2.18cm"/>
    </style:style>
    <style:style style:name="pr6" style:family="presentation" style:parent-style-name="Default-notes">
      <style:graphic-properties draw:fill-color="#ffffff" fo:min-height="13.364cm"/>
    </style:style>
    <style:style style:name="pr7" style:family="presentation" style:parent-style-name="Default-subtitle">
      <style:graphic-properties draw:auto-grow-height="true" fo:min-height="12.18cm"/>
    </style:style>
    <style:style style:name="P1" style:family="paragraph">
      <style:text-properties fo:font-size="28pt" style:font-size-asian="40pt" style:font-size-complex="40pt"/>
    </style:style>
    <style:style style:name="P2" style:family="paragraph">
      <style:paragraph-properties fo:text-align="center"/>
    </style:style>
    <style:style style:name="P3" style:family="paragraph">
      <style:text-properties fo:font-size="32pt" style:font-size-asian="44pt" style:font-size-complex="44pt"/>
    </style:style>
    <style:style style:name="P4" style:family="paragraph">
      <style:text-properties fo:font-size="24pt" style:font-size-asian="32pt" style:font-size-complex="32pt"/>
    </style:style>
    <style:style style:name="P5" style:family="paragraph">
      <style:text-properties fo:font-size="24pt" style:font-size-asian="24pt" style:font-size-complex="24pt"/>
    </style:style>
    <style:style style:name="P6" style:family="paragraph">
      <style:paragraph-properties fo:text-align="start"/>
    </style:style>
    <style:style style:name="P7" style:family="paragraph">
      <style:text-properties fo:font-size="26pt" style:font-size-asian="36pt" style:font-size-complex="36pt"/>
    </style:style>
    <style:style style:name="P8" style:family="paragraph">
      <style:paragraph-properties fo:line-height="150%" fo:text-align="center"/>
    </style:style>
    <style:style style:name="P9" style:family="paragraph">
      <style:text-properties fo:font-size="24pt"/>
    </style:style>
    <style:style style:name="P10" style:family="paragraph">
      <style:text-properties fo:font-size="20pt"/>
    </style:style>
    <style:style style:name="P11" style:family="paragraph">
      <style:paragraph-properties fo:line-height="150%"/>
    </style:style>
    <style:style style:name="P12" style:family="paragraph">
      <style:text-properties fo:font-size="22pt" style:font-size-asian="28pt" style:font-size-complex="28pt"/>
    </style:style>
    <style:style style:name="T1" style:family="text">
      <style:text-properties fo:font-size="28pt" style:font-size-asian="40pt" style:font-size-complex="40pt"/>
    </style:style>
    <style:style style:name="T2" style:family="text">
      <style:text-properties fo:font-size="32pt" style:font-size-asian="44pt" style:font-size-complex="44pt"/>
    </style:style>
    <style:style style:name="T3" style:family="text">
      <style:text-properties fo:font-size="32pt" fo:font-style="italic" style:font-size-asian="44pt" style:font-style-asian="italic" style:font-size-complex="44pt" style:font-style-complex="italic"/>
    </style:style>
    <style:style style:name="T4" style:family="text">
      <style:text-properties style:text-position="-33% 58%" fo:font-size="32pt" fo:font-style="italic" style:font-size-asian="44pt" style:font-style-asian="italic" style:font-size-complex="44pt"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text-position="33% 58%"/>
    </style:style>
    <style:style style:name="T7" style:family="text">
      <style:text-properties fo:font-style="italic" style:font-style-asian="italic" style:font-style-complex="italic"/>
    </style:style>
    <style:style style:name="T8" style:family="text">
      <style:text-properties style:text-position="-33% 58%" fo:font-style="italic" style:font-style-asian="italic" style:font-style-complex="italic"/>
    </style:style>
    <style:style style:name="T9" style:family="text">
      <style:text-properties style:text-position="-33% 58%"/>
    </style:style>
    <style:style style:name="T10" style:family="text">
      <style:text-properties style:text-position="0% 100%"/>
    </style:style>
    <style:style style:name="T11" style:family="text">
      <style:text-properties style:text-position="0% 100%" fo:font-style="italic" style:font-style-asian="italic" style:font-style-complex="italic"/>
    </style:style>
    <style:style style:name="T12" style:family="text">
      <style:text-properties fo:font-size="24pt" style:font-size-asian="32pt" style:font-size-complex="32pt"/>
    </style:style>
    <style:style style:name="T13" style:family="text">
      <style:text-properties fo:font-size="24pt" fo:font-style="italic" style:font-size-asian="32pt" style:font-style-asian="italic" style:font-size-complex="32pt" style:font-style-complex="italic"/>
    </style:style>
    <style:style style:name="T14" style:family="text">
      <style:text-properties style:font-name="Calibri3" fo:font-style="italic" style:font-name-asian="Calibri3" style:font-style-asian="italic" style:font-name-complex="Calibri3" style:font-style-complex="italic"/>
    </style:style>
    <style:style style:name="T15" style:family="text">
      <style:text-properties style:text-position="-33% 58%" style:font-name="Calibri2" fo:font-style="italic" style:font-name-asian="Calibri3" style:font-style-asian="italic" style:font-name-complex="Calibri3" style:font-style-complex="italic"/>
    </style:style>
    <style:style style:name="T16" style:family="text">
      <style:text-properties style:text-position="-33% 58%" fo:font-style="normal" style:font-style-asian="normal" style:font-style-complex="normal"/>
    </style:style>
    <style:style style:name="T17" style:family="text">
      <style:text-properties fo:font-weight="bold" style:font-weight-asian="bold"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normal" style:font-style-asian="normal" style:font-style-complex="normal"/>
    </style:style>
    <style:style style:name="T21" style:family="text">
      <style:text-properties style:font-name="Calibri2" style:font-name-asian="Calibri3" style:font-name-complex="Calibri3"/>
    </style:style>
    <style:style style:name="T22" style:family="text">
      <style:text-properties fo:font-size="32pt" fo:font-style="italic" fo:font-weight="bold" style:font-size-asian="44pt" style:font-style-asian="italic" style:font-weight-asian="bold" style:font-size-complex="44pt" style:font-style-complex="italic" style:font-weight-complex="bold"/>
    </style:style>
    <style:style style:name="T23" style:family="text">
      <style:text-properties style:text-position="-33% 58%" fo:font-size="32pt" style:font-size-asian="44pt" style:font-size-complex="44pt"/>
    </style:style>
    <style:style style:name="T24" style:family="text">
      <style:text-properties fo:font-size="28pt" fo:font-style="italic" style:font-size-asian="40pt" style:font-style-asian="italic" style:font-size-complex="40pt" style:font-style-complex="italic"/>
    </style:style>
    <style:style style:name="T25" style:family="text">
      <style:text-properties fo:font-size="28pt" fo:font-style="italic" fo:font-weight="bold" style:font-size-asian="40pt" style:font-style-asian="italic" style:font-weight-asian="bold" style:font-size-complex="40pt" style:font-style-complex="italic" style:font-weight-complex="bold"/>
    </style:style>
    <style:style style:name="T26" style:family="text">
      <style:text-properties style:text-position="33% 58%" fo:font-size="28pt" style:font-size-asian="40pt" style:font-size-complex="40pt"/>
    </style:style>
    <style:style style:name="T27" style:family="text">
      <style:text-properties style:text-position="-33% 58%" fo:font-size="28pt" fo:font-style="italic" style:font-size-asian="40pt" style:font-style-asian="italic" style:font-size-complex="40pt" style:font-style-complex="italic"/>
    </style:style>
    <style:style style:name="T28" style:family="text">
      <style:text-properties fo:font-size="24pt" style:font-size-asian="24pt" style:font-size-complex="24pt"/>
    </style:style>
    <style:style style:name="T29" style:family="text">
      <style:text-properties fo:font-size="24pt" fo:font-style="italic" style:font-size-asian="24pt" style:font-style-asian="italic" style:font-size-complex="24pt" style:font-style-complex="italic"/>
    </style:style>
    <style:style style:name="T30" style:family="text">
      <style:text-properties style:text-position="-33% 58%" fo:font-size="24pt" fo:font-style="italic" style:font-size-asian="24pt" style:font-style-asian="italic" style:font-size-complex="24pt" style:font-style-complex="italic"/>
    </style:style>
    <style:style style:name="T31" style:family="text">
      <style:text-properties style:text-position="0% 100%" fo:font-size="24pt" style:font-size-asian="24pt" style:font-size-complex="24pt"/>
    </style:style>
    <style:style style:name="T32" style:family="text">
      <style:text-properties fo:font-size="24pt" fo:font-style="italic" fo:font-weight="bold" style:font-size-asian="24pt" style:font-style-asian="italic" style:font-weight-asian="bold" style:font-size-complex="24pt" style:font-style-complex="italic" style:font-weight-complex="bold"/>
    </style:style>
    <style:style style:name="T33" style:family="text">
      <style:text-properties style:text-position="33% 58%" fo:font-size="24pt" style:font-size-asian="24pt" style:font-size-complex="24pt"/>
    </style:style>
    <style:style style:name="T34" style:family="text">
      <style:text-properties style:text-position="-33% 58%" fo:font-size="24pt" style:font-size-asian="24pt" style:font-size-complex="24pt"/>
    </style:style>
    <style:style style:name="T35" style:family="text">
      <style:text-properties style:text-position="-33% 58%" style:font-name="Calibri3" fo:font-style="italic" style:font-name-asian="Calibri3" style:font-style-asian="italic" style:font-name-complex="Calibri3" style:font-style-complex="italic"/>
    </style:style>
    <style:style style:name="T36" style:family="text">
      <style:text-properties style:text-position="-33% 58%" style:font-name="Calibri3" style:font-name-asian="Calibri3" style:font-name-complex="Calibri3"/>
    </style:style>
    <style:style style:name="T37" style:family="text">
      <style:text-properties style:font-name="Calibri2" fo:font-style="normal" style:font-name-asian="Calibri3" style:font-style-asian="normal" style:font-name-complex="Calibri3" style:font-style-complex="normal"/>
    </style:style>
    <style:style style:name="T38" style:family="text">
      <style:text-properties style:font-name="Calibri2" fo:font-style="italic" style:font-name-asian="Calibri3" style:font-style-asian="italic" style:font-name-complex="Calibri3" style:font-style-complex="italic"/>
    </style:style>
    <style:style style:name="T39" style:family="text">
      <style:text-properties style:font-name="Calibri2" fo:font-style="italic" fo:font-weight="bold" style:font-name-asian="Calibri3" style:font-style-asian="italic" style:font-weight-asian="bold" style:font-name-complex="Calibri3" style:font-style-complex="italic" style:font-weight-complex="bold"/>
    </style:style>
    <style:style style:name="T40" style:family="text">
      <style:text-properties style:text-position="33% 58%" style:font-name="Calibri2" style:font-name-asian="Calibri3" style:font-name-complex="Calibri3"/>
    </style:style>
    <style:style style:name="T41" style:family="text">
      <style:text-properties style:font-name="Calibri3" style:font-name-asian="Calibri3" style:font-name-complex="Calibri3"/>
    </style:style>
    <style:style style:name="T42" style:family="text">
      <style:text-properties style:font-name="Calibri3" fo:font-style="normal" style:font-name-asian="Calibri3" style:font-style-asian="normal" style:font-name-complex="Calibri3" style:font-style-complex="normal"/>
    </style:style>
    <style:style style:name="T43" style:family="text">
      <style:text-properties style:text-position="0% 100%" style:font-name="Calibri2" fo:font-style="normal" style:font-name-asian="Calibri3" style:font-style-asian="normal" style:font-name-complex="Calibri3" style:font-style-complex="normal"/>
    </style:style>
    <style:style style:name="T44" style:family="text">
      <style:text-properties style:text-position="0% 100%" style:font-name="Calibri2" fo:font-style="italic" style:font-name-asian="Calibri3" style:font-style-asian="italic" style:font-name-complex="Calibri3" style:font-style-complex="italic"/>
    </style:style>
    <style:style style:name="T45" style:family="text">
      <style:text-properties style:text-position="33% 58%" fo:font-size="32pt" style:font-size-asian="44pt" style:font-size-complex="44pt"/>
    </style:style>
    <style:style style:name="T46" style:family="text">
      <style:text-properties fo:font-size="26pt" style:font-size-asian="36pt" style:font-size-complex="36pt"/>
    </style:style>
    <style:style style:name="T47" style:family="text">
      <style:text-properties fo:font-size="26pt" fo:font-style="italic" style:font-size-asian="36pt" style:font-style-asian="italic" style:font-size-complex="36pt" style:font-style-complex="italic"/>
    </style:style>
    <style:style style:name="T48" style:family="text">
      <style:text-properties style:text-position="33% 58%" fo:font-style="normal" style:font-style-asian="normal" style:font-style-complex="normal"/>
    </style:style>
    <style:style style:name="T49" style:family="text">
      <style:text-properties fo:font-size="32pt" fo:font-style="normal" style:font-size-asian="44pt" style:font-style-asian="normal" style:font-size-complex="44pt" style:font-style-complex="normal"/>
    </style:style>
    <style:style style:name="T50" style:family="text">
      <style:text-properties fo:font-style="italic" style:text-underline-style="none" fo:font-weight="bold" style:font-style-asian="italic" style:font-weight-asian="bold" style:font-style-complex="italic" style:font-weight-complex="bold"/>
    </style:style>
    <style:style style:name="T51" style:family="text">
      <style:text-properties style:text-position="0% 100%" style:font-name="Calibri3" style:font-name-asian="Calibri3" style:font-name-complex="Calibri3"/>
    </style:style>
    <style:style style:name="T52" style:family="text">
      <style:text-properties style:text-position="-33% 58%" fo:font-size="28pt" style:font-size-asian="40pt" style:font-size-complex="40pt"/>
    </style:style>
    <style:style style:name="T53" style:family="text">
      <style:text-properties fo:font-size="24pt" fo:font-style="italic" fo:font-weight="bold" style:font-size-asian="32pt" style:font-style-asian="italic" style:font-weight-asian="bold" style:font-size-complex="32pt" style:font-style-complex="italic" style:font-weight-complex="bold"/>
    </style:style>
    <style:style style:name="T54" style:family="text">
      <style:text-properties style:text-position="33% 58%" fo:font-size="24pt" style:font-size-asian="32pt" style:font-size-complex="32pt"/>
    </style:style>
    <style:style style:name="T55" style:family="text">
      <style:text-properties style:text-position="-33% 58%" style:font-name="Calibri3" fo:font-style="normal" style:font-name-asian="Calibri3" style:font-style-asian="normal" style:font-name-complex="Calibri3" style:font-style-complex="normal"/>
    </style:style>
    <style:style style:name="T56" style:family="text">
      <style:text-properties style:font-name="Calibri3" fo:font-style="italic" fo:font-weight="bold" style:font-name-asian="Calibri3" style:font-style-asian="italic" style:font-weight-asian="bold" style:font-name-complex="Calibri3" style:font-style-complex="italic" style:font-weight-complex="bold"/>
    </style:style>
    <style:style style:name="T57" style:family="text">
      <style:text-properties style:text-position="33% 58%" style:font-name="Calibri3" style:font-name-asian="Calibri3" style:font-name-complex="Calibri3"/>
    </style:style>
    <style:style style:name="T58" style:family="text">
      <style:text-properties style:text-position="33% 58%" style:font-name="Calibri3" fo:font-style="italic" style:font-name-asian="Calibri3" style:font-style-asian="italic" style:font-name-complex="Calibri3" style:font-style-complex="italic"/>
    </style:style>
    <style:style style:name="T59" style:family="text">
      <style:text-properties style:text-position="-33% 58%" fo:font-weight="normal" style:font-weight-asian="normal" style:font-weight-complex="normal"/>
    </style:style>
    <style:style style:name="T60" style:family="text">
      <style:text-properties fo:font-size="26pt" fo:font-style="italic" fo:font-weight="bold" style:font-size-asian="36pt" style:font-style-asian="italic" style:font-weight-asian="bold" style:font-size-complex="36pt" style:font-style-complex="italic" style:font-weight-complex="bold"/>
    </style:style>
    <style:style style:name="T61" style:family="text">
      <style:text-properties style:text-position="0% 100%" fo:font-style="normal" style:font-style-asian="normal" style:font-style-complex="normal"/>
    </style:style>
    <style:style style:name="T62" style:family="text">
      <style:text-properties style:font-name="Calibri3" fo:font-style="normal" fo:font-weight="normal" style:font-name-asian="Calibri3" style:font-style-asian="normal" style:font-weight-asian="normal" style:font-name-complex="Calibri3" style:font-style-complex="normal" style:font-weight-complex="normal"/>
    </style:style>
    <style:style style:name="T63" style:family="text">
      <style:text-properties style:text-position="-33% 58%" style:font-name="Calibri3" fo:font-style="normal" fo:font-weight="normal" style:font-name-asian="Calibri3" style:font-style-asian="normal" style:font-weight-asian="normal" style:font-name-complex="Calibri3" style:font-style-complex="normal" style:font-weight-complex="normal"/>
    </style:style>
    <style:style style:name="T64" style:family="text">
      <style:text-properties style:font-name="Calibri3" fo:font-style="italic" fo:font-weight="normal" style:font-name-asian="Calibri3" style:font-style-asian="italic" style:font-weight-asian="normal" style:font-name-complex="Calibri3" style:font-style-complex="italic" style:font-weight-complex="normal"/>
    </style:style>
    <style:style style:name="T65" style:family="text">
      <style:text-properties fo:font-size="24pt" fo:font-style="italic" fo:font-weight="bold" style:font-style-asian="italic" style:font-weight-asian="bold" style:font-style-complex="italic" style:font-weight-complex="bold"/>
    </style:style>
    <style:style style:name="T66" style:family="text">
      <style:text-properties style:text-position="33% 58%" fo:font-size="24pt" fo:font-style="normal" fo:font-weight="normal" style:font-style-asian="normal" style:font-weight-asian="normal" style:font-style-complex="normal" style:font-weight-complex="normal"/>
    </style:style>
    <style:style style:name="T67" style:family="text">
      <style:text-properties style:text-position="0% 100%" fo:font-size="24pt" fo:font-style="normal" fo:font-weight="normal" style:font-style-asian="normal" style:font-weight-asian="normal" style:font-style-complex="normal" style:font-weight-complex="normal"/>
    </style:style>
    <style:style style:name="T68" style:family="text">
      <style:text-properties fo:font-size="24pt"/>
    </style:style>
    <style:style style:name="T69" style:family="text">
      <style:text-properties fo:font-size="24pt" fo:font-style="italic" style:font-style-asian="italic" style:font-style-complex="italic"/>
    </style:style>
    <style:style style:name="T70" style:family="text">
      <style:text-properties fo:font-size="24pt" fo:font-style="normal" style:font-style-asian="normal" style:font-style-complex="normal"/>
    </style:style>
    <style:style style:name="T71" style:family="text">
      <style:text-properties style:text-position="-33% 58%" fo:font-size="24pt"/>
    </style:style>
    <style:style style:name="T72" style:family="text">
      <style:text-properties style:text-position="33% 58%" fo:font-size="24pt"/>
    </style:style>
    <style:style style:name="T73" style:family="text">
      <style:text-properties style:text-position="0% 100%" fo:font-size="24pt"/>
    </style:style>
    <style:style style:name="T74" style:family="text">
      <style:text-properties style:text-position="-33% 58%" fo:font-size="24pt" fo:font-style="italic" style:font-style-asian="italic" style:font-style-complex="italic"/>
    </style:style>
    <style:style style:name="T75" style:family="text">
      <style:text-properties style:text-position="0% 100%" fo:font-size="24pt" fo:font-style="italic" style:font-style-asian="italic" style:font-style-complex="italic"/>
    </style:style>
    <style:style style:name="T76" style:family="text">
      <style:text-properties style:text-position="-33% 58%" fo:font-size="24pt" fo:font-style="normal" style:font-style-asian="normal" style:font-style-complex="normal"/>
    </style:style>
    <style:style style:name="T77" style:family="text">
      <style:text-properties style:font-name="Segoe UI4" fo:font-style="italic" style:font-name-asian="Segoe UI4" style:font-style-asian="italic" style:font-name-complex="Segoe UI4" style:font-style-complex="italic"/>
    </style:style>
    <style:style style:name="T78" style:family="text">
      <style:text-properties style:text-position="-33% 58%" style:font-name="Segoe UI2" fo:font-style="italic" style:font-name-asian="Segoe UI4" style:font-style-asian="italic" style:font-name-complex="Segoe UI4" style:font-style-complex="italic"/>
    </style:style>
    <style:style style:name="T79" style:family="text">
      <style:text-properties style:font-name="Segoe UI2" style:font-name-asian="Segoe UI4" style:font-name-complex="Segoe UI4"/>
    </style:style>
    <style:style style:name="T80" style:family="text">
      <style:text-properties style:font-name="Calibri2" fo:font-weight="bold" style:font-name-asian="Calibri3" style:font-weight-asian="bold" style:font-name-complex="Calibri3" style:font-weight-complex="bold"/>
    </style:style>
    <style:style style:name="T81" style:family="text">
      <style:text-properties style:text-position="-33% 58%" style:font-name="Calibri2" style:font-name-asian="Calibri3" style:font-name-complex="Calibri3"/>
    </style:style>
    <style:style style:name="T82" style:family="text">
      <style:text-properties fo:font-size="22pt" style:font-size-asian="28pt" style:font-size-complex="28pt"/>
    </style:style>
    <style:style style:name="T83" style:family="text">
      <style:text-properties fo:font-size="22pt" fo:font-style="italic" style:font-size-asian="28pt" style:font-style-asian="italic" style:font-size-complex="28pt" style:font-style-complex="italic"/>
    </style:style>
    <style:style style:name="T84" style:family="text">
      <style:text-properties style:text-position="-33% 58%" fo:font-size="22pt" style:font-size-asian="28pt" style:font-size-complex="28pt"/>
    </style:style>
    <style:style style:name="T85" style:family="text">
      <style:text-properties fo:font-size="22pt" fo:font-style="italic" fo:font-weight="bold" style:font-size-asian="28pt" style:font-style-asian="italic" style:font-weight-asian="bold" style:font-size-complex="28pt" style:font-style-complex="italic" style:font-weight-complex="bold"/>
    </style:style>
    <style:style style:name="T86" style:family="text">
      <style:text-properties fo:font-size="24pt" fo:font-weight="bold" style:font-weight-asian="bold" style:font-weight-complex="bold"/>
    </style:style>
    <style:style style:name="T87" style:family="text">
      <style:text-properties style:text-position="33% 58%" style:font-name="Calibri3" fo:font-size="24pt" fo:font-style="italic" style:font-name-asian="Calibri3" style:font-style-asian="italic" style:font-name-complex="Calibri3" style:font-style-complex="italic"/>
    </style:style>
    <style:style style:name="T88" style:family="text">
      <style:text-properties style:font-name="Calibri3" fo:font-size="24pt" style:font-name-asian="Calibri3" style:font-name-complex="Calibri3"/>
    </style:style>
    <style:style style:name="T89" style:family="text">
      <style:text-properties fo:font-size="20pt"/>
    </style:style>
    <style:style style:name="T90" style:family="text">
      <style:text-properties style:text-position="33% 58%" style:font-name="Segoe UI4" style:font-name-asian="Segoe UI4" style:font-name-complex="Segoe UI4"/>
    </style:style>
    <style:style style:name="T91" style:family="text">
      <style:text-properties style:text-position="-33% 58%" style:font-name="Calibri3" fo:font-size="24pt" style:font-name-asian="Calibri3" style:font-name-complex="Calibri3"/>
    </style:style>
    <style:style style:name="T92" style:family="text">
      <style:text-properties style:text-position="33% 58%" style:font-name="Calibri3" fo:font-size="24pt" style:font-name-asian="Calibri3" style:font-name-complex="Calibri3"/>
    </style:style>
    <style:style style:name="T93" style:family="text">
      <style:text-properties style:font-name="Calibri3" fo:font-size="24pt" fo:font-weight="bold" style:font-name-asian="Calibri3" style:font-weight-asian="bold" style:font-name-complex="Calibri3" style:font-weight-complex="bold"/>
    </style:style>
    <style:style style:name="T94" style:family="text">
      <style:text-properties style:font-name="Calibri3" fo:font-size="24pt" fo:font-style="italic" style:font-name-asian="Calibri3" style:font-style-asian="italic" style:font-name-complex="Calibri3" style:font-style-complex="italic"/>
    </style:style>
    <style:style style:name="T95" style:family="text">
      <style:text-properties style:text-position="-33% 58%" style:font-name="Calibri3" fo:font-size="24pt" fo:font-weight="normal" style:font-name-asian="Calibri3" style:font-weight-asian="normal" style:font-name-complex="Calibri3" style:font-weight-complex="normal"/>
    </style:style>
    <style:style style:name="T96" style:family="text">
      <style:text-properties style:text-position="33% 58%" style:font-name="Calibri3" fo:font-size="24pt" fo:font-style="normal" style:font-name-asian="Calibri3" style:font-style-asian="normal" style:font-name-complex="Calibri3" style:font-style-complex="normal"/>
    </style:style>
    <style:style style:name="T97" style:family="text">
      <style:text-properties style:text-position="-33% 58%" fo:font-size="22pt" fo:font-style="normal" style:font-size-asian="28pt" style:font-style-asian="normal" style:font-size-complex="28pt" style:font-style-complex="normal"/>
    </style:style>
    <style:style style:name="T98" style:family="text">
      <style:text-properties style:text-position="33% 58%" fo:font-size="22pt" style:font-size-asian="28pt" style:font-size-complex="28pt"/>
    </style:style>
    <style:style style:name="T99" style:family="text">
      <style:text-properties style:text-position="0% 100%" style:font-name="Calibri3" fo:font-style="italic" fo:font-weight="bold" style:font-name-asian="Calibri3" style:font-style-asian="italic" style:font-weight-asian="bold" style:font-name-complex="Calibri3" style:font-style-complex="italic" style:font-weight-complex="bold"/>
    </style:style>
    <style:style style:name="T100" style:family="text">
      <style:text-properties style:text-position="0% 100%" style:font-name="Calibri2" style:font-name-asian="Calibri3" style:font-name-complex="Calibri3"/>
    </style:style>
    <style:style style:name="T101" style:family="text">
      <style:text-properties style:text-position="0% 100%" style:font-name="Calibri3" fo:font-style="italic" style:font-name-asian="Calibri3" style:font-style-asian="italic" style:font-name-complex="Calibri3" style:font-style-complex="italic"/>
    </style:style>
    <style:style style:name="T102" style:family="text">
      <style:text-properties style:text-position="0% 100%" style:font-name="Calibri2" fo:font-style="italic" fo:font-weight="bold" style:font-name-asian="Calibri3" style:font-style-asian="italic" style:font-weight-asian="bold" style:font-name-complex="Calibri3" style:font-style-complex="italic" style:font-weight-complex="bold"/>
    </style:style>
    <style:style style:name="T103" style:family="text">
      <style:text-properties style:text-position="0% 100%" style:font-name="Calibri2" fo:font-style="normal" fo:font-weight="normal" style:font-name-asian="Calibri3" style:font-style-asian="normal" style:font-weight-asian="normal" style:font-name-complex="Calibri3" style:font-style-complex="normal" style:font-weight-complex="normal"/>
    </style:style>
    <style:style style:name="T104" style:family="text">
      <style:text-properties style:text-position="0% 100%" style:font-name="Calibri3" fo:font-style="normal" fo:font-weight="normal" style:font-name-asian="Calibri3" style:font-style-asian="normal" style:font-weight-asian="normal" style:font-name-complex="Calibri3" style:font-style-complex="normal" style:font-weight-complex="normal"/>
    </style:style>
    <style:style style:name="T105" style:family="text">
      <style:text-properties style:text-position="0% 100%" style:font-name="Calibri3" fo:font-style="italic" fo:font-weight="normal" style:font-name-asian="Calibri3" style:font-style-asian="italic" style:font-weight-asian="normal" style:font-name-complex="Calibri3" style:font-style-complex="italic" style:font-weight-complex="normal"/>
    </style:style>
    <style:style style:name="T106" style:family="text">
      <style:text-properties style:text-position="-33% 58%" style:font-name="Calibri2" fo:font-style="normal" fo:font-weight="normal" style:font-name-asian="Calibri3" style:font-style-asian="normal" style:font-weight-asian="normal" style:font-name-complex="Calibri3" style:font-style-complex="normal" style:font-weight-complex="normal"/>
    </style:style>
    <style:style style:name="T107" style:family="text">
      <style:text-properties style:text-position="-33% 58%" fo:font-style="italic" fo:font-weight="normal" style:font-style-asian="italic" style:font-weight-asian="normal" style:font-style-complex="italic" style:font-weight-complex="normal"/>
    </style:style>
    <style:style style:name="T108" style:family="text">
      <style:text-properties style:text-position="0% 100%" fo:font-style="normal" fo:font-weight="normal" style:font-style-asian="normal" style:font-weight-asian="normal" style:font-style-complex="normal" style:font-weight-complex="normal"/>
    </style:style>
    <style:style style:name="T109" style:family="text">
      <style:text-properties style:text-position="0% 100%" fo:font-style="italic" fo:font-weight="normal" style:font-style-asian="italic" style:font-weight-asian="normal" style:font-style-complex="italic" style:font-weight-complex="normal"/>
    </style:style>
    <style:style style:name="T110" style:family="text">
      <style:text-properties style:text-position="-33% 58%" fo:font-style="normal" fo:font-weight="normal" style:font-style-asian="normal" style:font-weight-asian="normal" style:font-style-complex="normal" style:font-weight-complex="normal"/>
    </style:style>
    <style:style style:name="T111" style:family="text">
      <style:text-properties style:text-position="0% 100%" style:font-name="Calibri2" fo:font-style="italic" fo:font-weight="normal" style:font-name-asian="Calibri3" style:font-style-asian="italic" style:font-weight-asian="normal" style:font-name-complex="Calibri3" style:font-style-complex="italic" style:font-weight-complex="normal"/>
    </style:style>
    <style:style style:name="T112" style:family="text">
      <style:text-properties style:text-position="33% 58%" style:font-name="Calibri2" fo:font-style="normal" fo:font-weight="normal" style:font-name-asian="Calibri3" style:font-style-asian="normal" style:font-weight-asian="normal" style:font-name-complex="Calibri3" style:font-style-complex="normal" style:font-weight-complex="normal"/>
    </style:style>
    <style:style style:name="T113" style:family="text">
      <style:text-properties style:text-position="-33% 58%" style:font-name="Calibri2" fo:font-style="italic" fo:font-weight="normal" style:font-name-asian="Calibri3" style:font-style-asian="italic" style:font-weight-asian="normal" style:font-name-complex="Calibri3" style:font-style-complex="italic" style:font-weight-complex="normal"/>
    </style:style>
    <style:style style:name="T114" style:family="text">
      <style:text-properties style:text-position="-33% 58%" fo:font-size="24pt" fo:font-style="italic" style:font-size-asian="32pt" style:font-style-asian="italic" style:font-size-complex="32pt" style:font-style-complex="italic"/>
    </style:style>
    <style:style style:name="T115" style:family="text">
      <style:text-properties style:text-position="-33% 58%" fo:font-size="24pt" style:font-size-asian="32pt" style:font-size-complex="32pt"/>
    </style:style>
    <style:style style:name="T116" style:family="text">
      <style:text-properties style:text-position="-33% 58%" style:font-name="Calibri3" fo:font-weight="normal" style:font-name-asian="Calibri3" style:font-weight-asian="normal" style:font-name-complex="Calibri3"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arum ist der klassische Drehimpuls keine reine Teilcheneigenschaft?</text:p>
          </draw:text-box>
        </draw:frame>
        <draw:frame presentation:style-name="pr2" draw:layer="layout" svg:width="25.199cm" svg:height="12.18cm" svg:x="1.4cm" svg:y="4.914cm" presentation:class="subtitle">
          <draw:text-box>
            <text:p>Weil er auch von der Wahl eines Bezugspunkts abhängt</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frame presentation:style-name="pr4" draw:text-style-name="P1" draw:layer="layout" svg:width="25.199cm" svg:height="3.506cm" svg:x="1.4cm" svg:y="0.836cm" presentation:class="title" presentation:user-transformed="true">
          <draw:text-box>
            <text:p><text:span text:style-name="T1">Warum lassen sich zwei Bahndrehimpulskomponenten nicht gleichzeitig scharf messen?</text:span></text:p>
          </draw:text-box>
        </draw:frame>
        <draw:frame presentation:style-name="pr5" draw:layer="layout" svg:width="25.199cm" svg:height="12.18cm" svg:x="1.4cm" svg:y="4.914cm" presentation:class="subtitle">
          <draw:text-box>
            <text:p>Da sich jede Drehimpulskomponente als Poisson-Klammer der jeweils anderen Komponenten schreiben lässt und nach dem Korrespondenzprinzip den Poisson-Klammern zwischen klassischen Variablen bis auf einen Faktor i <text:s text:c="2"/>Kommutatoren zwischen den entsprechenden quantenmechanischen Observablen entsprechen, sieht man dass einzelne Bahndrehimpulskomponenten nicht miteinander kommutieren. Sie sind als nicht gleichzeitig scharf messbar.</text:p>
          </draw:text-box>
        </draw:frame>
        <draw:frame draw:style-name="gr2" draw:text-style-name="P2" draw:layer="layout" svg:width="0.665cm" svg:height="0.847cm" svg:x="13.867cm" svg:y="10.61cm">
          <text:p/>
          <draw:object xlink:href="../hbar.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text-style-name="P3" draw:layer="layout" svg:width="25.199cm" svg:height="3.506cm" svg:x="1.4cm" svg:y="0.837cm" presentation:class="title" presentation:user-transformed="true">
          <draw:text-box>
            <text:p><text:span text:style-name="T2">Wie lautet die verallgemeinerte Unschärferelation für </text:span><text:span text:style-name="T3">L</text:span><text:span text:style-name="T4">x</text:span><text:span text:style-name="T2"> und </text:span><text:span text:style-name="T3">L</text:span><text:span text:style-name="T4">z</text:span><text:span text:style-name="T2">?</text:span></text:p>
          </draw:text-box>
        </draw:frame>
        <draw:frame presentation:style-name="pr2" draw:layer="layout" svg:width="25.199cm" svg:height="12.18cm" svg:x="1.4cm" svg:y="4.914cm" presentation:class="subtitle" presentation:placeholder="true">
          <draw:text-box/>
        </draw:frame>
        <draw:frame draw:style-name="gr2" draw:text-style-name="P2" draw:layer="layout" svg:width="8.151cm" svg:height="2.149cm" svg:x="9.924cm" svg:y="9.425cm">
          <text:p/>
          <draw:object xlink:href="../verallgemeinerte%20Unschärferelation%20für%20Lz%20Lx.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1" draw:master-page-name="Default" presentation:presentation-page-layout-name="AL1T0">
        <draw:frame presentation:style-name="pr4" draw:layer="layout" svg:width="25.199cm" svg:height="3.506cm" svg:x="1.4cm" svg:y="0.837cm" presentation:class="title">
          <draw:text-box>
            <text:p>Kann man <text:span text:style-name="T5">L</text:span><text:span text:style-name="T6">2</text:span> und <text:span text:style-name="T7">L</text:span><text:span text:style-name="T8">y</text:span> gleichzeitig scharf messen?</text:p>
          </draw:text-box>
        </draw:frame>
        <draw:frame presentation:style-name="pr5" draw:layer="layout" svg:width="25.199cm" svg:height="12.18cm" svg:x="1.4cm" svg:y="4.914cm" presentation:class="subtitle">
          <draw:text-box>
            <text:p>Ja, da das Bahndrehimpulsquadrat <text:span text:style-name="T5">L</text:span><text:span text:style-name="T6">2</text:span> mit jeder Komponenten von <text:span text:style-name="T5">L</text:span> vertauscht:</text:p>
            <text:p/>
            <text:p>[<text:span text:style-name="T5">L</text:span><text:span text:style-name="T6">2</text:span> , <text:span text:style-name="T7">L</text:span><text:span text:style-name="T8">i</text:span>]<text:span text:style-name="T9">-</text:span><text:span text:style-name="T10"> = 0 <text:s text:c="2"/>∀ </text:span><text:span text:style-name="T11">i</text:span></text:p>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4" draw:text-style-name="P4" draw:layer="layout" svg:width="25.199cm" svg:height="3.506cm" svg:x="1.4cm" svg:y="0.834cm" presentation:class="title" presentation:user-transformed="true">
          <draw:text-box>
            <text:p><text:span text:style-name="T12">Warum ist beim </text:span><text:span text:style-name="T13">korrespondenzmäßigen</text:span><text:span text:style-name="T12"> Übergang von klassischen Variablen zu quantenmechanischen Operatoren beim Drehimpuls </text:span><text:span text:style-name="T13">kein Symmetrisieren</text:span><text:span text:style-name="T12"> erforderlich?</text:span></text:p>
          </draw:text-box>
        </draw:frame>
        <draw:frame presentation:style-name="pr5" draw:layer="layout" svg:width="25.199cm" svg:height="12.18cm" svg:x="1.4cm" svg:y="4.914cm" presentation:class="subtitle">
          <draw:text-box>
            <text:p>Man ersetzt beim korrespondenzmäßigen Übergang die Orts- und Impulsvariable durch entsprechende hermitesche Operatoren:</text:p>
            <text:p/>
            <text:p/>
            <text:p/>
            <text:p/>
            <text:p><text:tab/><text:tab/><text:tab/>kommutieren nur für <text:span text:style-name="T7">m</text:span> = <text:span text:style-name="T7">n</text:span> nicht, dann aber ist <text:span text:style-name="T14">ε</text:span><text:span text:style-name="T15">imn</text:span> gleich Null.</text:p>
          </draw:text-box>
        </draw:frame>
        <draw:frame draw:style-name="gr2" draw:text-style-name="P2" draw:layer="layout" svg:width="7.204cm" svg:height="3.831cm" svg:x="10.397cm" svg:y="9.584cm">
          <text:p/>
          <draw:object xlink:href="../Korrespondenzmäßiger%20Übergang%20zum%20Drehimpulsoperator.odf" xlink:type="simple" xlink:show="embed" xlink:actuate="onLoad"/>
          <draw:image xlink:href="./ObjectReplacements/Object 3" xlink:type="simple" xlink:show="embed" xlink:actuate="onLoad"/>
        </draw:frame>
        <draw:frame draw:style-name="gr2" draw:text-style-name="P2" draw:layer="layout" svg:width="4.032cm" svg:height="1.515cm" svg:x="1.129cm" svg:y="13.196cm">
          <text:p/>
          <draw:object xlink:href="../hat%20x_m%20und%20hat%20p_n.odf" xlink:type="simple" xlink:show="embed" xlink:actuate="onLoad"/>
          <draw:image xlink:href="./ObjectReplacements/Object 4" xlink:type="simple" xlink:show="embed" xlink:actuate="onLoad"/>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draw:text-box>
            <text:p>Wie sind die Stufenoperatoren <text:span text:style-name="T7">L</text:span><text:span text:style-name="T9">±</text:span> definiert?</text:p>
          </draw:text-box>
        </draw:frame>
        <draw:frame presentation:style-name="pr2" draw:layer="layout" svg:width="25.199cm" svg:height="12.18cm" svg:x="1.4cm" svg:y="4.914cm" presentation:class="subtitle">
          <draw:text-box>
            <text:p><text:span text:style-name="T7">L</text:span><text:span text:style-name="T9">+</text:span> = <text:span text:style-name="T7">L</text:span><text:span text:style-name="T8">x</text:span> + i <text:span text:style-name="T7">L</text:span><text:span text:style-name="T8">y</text:span></text:p>
            <text:p><text:span text:style-name="T7">L</text:span><text:span text:style-name="T16">-</text:span> = <text:span text:style-name="T7">L</text:span><text:span text:style-name="T8">x</text:span> – i <text:span text:style-name="T7">L</text:span><text:span text:style-name="T8">y</text:span></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Default" presentation:presentation-page-layout-name="AL1T0">
        <draw:frame presentation:style-name="pr4" draw:layer="layout" svg:width="25.199cm" svg:height="3.506cm" svg:x="1.4cm" svg:y="0.837cm" presentation:class="title">
          <draw:text-box>
            <text:p>Was ergibt der Kommutator von <text:span text:style-name="T7">L</text:span><text:span text:style-name="T9">+</text:span> mit <text:span text:style-name="T7">L</text:span><text:span text:style-name="T9">−</text:span>?</text:p>
          </draw:text-box>
        </draw:frame>
        <draw:frame presentation:style-name="pr5" draw:layer="layout" svg:width="25.199cm" svg:height="12.18cm" svg:x="1.4cm" svg:y="4.914cm" presentation:class="subtitle" presentation:placeholder="true">
          <draw:text-box/>
        </draw:frame>
        <draw:frame draw:style-name="gr2" draw:text-style-name="P2" draw:layer="layout" svg:width="6.917cm" svg:height="1.274cm" svg:x="10.541cm" svg:y="9.862cm">
          <text:p/>
          <draw:object xlink:href="../wichtigste%20Kommutatoren%20der%20Leiter-%20bzw.%20Stufenoperatoren%20+-.odf"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draw:text-box>
            <text:p>Was sind die wesentlichen Eigenschaften einer klassischen Drehmatrix?</text:p>
          </draw:text-box>
        </draw:frame>
        <draw:frame presentation:style-name="pr2" draw:layer="layout" svg:width="25.199cm" svg:height="12.18cm" svg:x="1.4cm" svg:y="4.914cm" presentation:class="subtitle">
          <draw:text-box>
            <text:p><text:span text:style-name="T7">D</text:span><text:span text:style-name="T6">-1</text:span><text:span text:style-name="T7">D</text:span> = <text:span text:style-name="T17">1</text:span></text:p>
            <text:p/>
            <text:p>det <text:span text:style-name="T7">D</text:span> = 1</text:p>
            <text:p/>
            <text:p><text:span text:style-name="T18">= </text:span><text:span text:style-name="T19">D</text:span><text:span text:style-name="T18"> </text:span><text:span text:style-name="T5">r</text:span><text:span text:style-name="T18"> <text:s/>; <text:s text:c="2"/></text:span><text:span text:style-name="T5">r</text:span> = <text:span text:style-name="T7">D</text:span><text:span text:style-name="T6">-1</text:span> </text:p>
            <text:p><text:span text:style-name="T20"/></text:p>
            <text:p><text:span text:style-name="T7">D</text:span><text:span text:style-name="T6">-1</text:span> = <text:span text:style-name="T7">D</text:span><text:span text:style-name="T6">T</text:span></text:p>
            <text:p><text:span text:style-name="T6"/></text:p>
            <text:p><text:span text:style-name="T10">Die Spalten und Zeilen der Drehmatrix sind paarweise orthonormal</text:span></text:p>
          </draw:text-box>
        </draw:frame>
        <draw:frame draw:style-name="gr2" draw:text-style-name="P2" draw:layer="layout" svg:width="0.627cm" svg:height="1.143cm" svg:x="16.332cm" svg:y="10.374cm">
          <text:p/>
          <draw:object xlink:href="../bar%20r.odf" xlink:type="simple" xlink:show="embed" xlink:actuate="onLoad"/>
          <draw:image xlink:href="./ObjectReplacements/Object 6" xlink:type="simple" xlink:show="embed" xlink:actuate="onLoad"/>
        </draw:frame>
        <draw:frame draw:style-name="gr2" draw:text-style-name="P2" draw:layer="layout" svg:width="0.627cm" svg:height="1.143cm" svg:x="10.786cm" svg:y="10.374cm">
          <text:p/>
          <draw:object xlink:href="../bar%20r.odf" xlink:type="simple" xlink:show="embed" xlink:actuate="onLoad"/>
          <draw:image xlink:href="./ObjectReplacements/Object 7" xlink:type="simple" xlink:show="embed" xlink:actuate="onLoad"/>
        </draw:frame>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Default" presentation:presentation-page-layout-name="AL1T0">
        <draw:frame presentation:style-name="pr4" draw:layer="layout" svg:width="25.199cm" svg:height="3.506cm" svg:x="1.4cm" svg:y="0.837cm" presentation:class="title">
          <draw:text-box>
            <text:p>Warum muss der Drehoperator <text:s text:c="3"/>unitär sein?</text:p>
          </draw:text-box>
        </draw:frame>
        <draw:frame presentation:style-name="pr5" draw:layer="layout" svg:width="25.199cm" svg:height="12.18cm" svg:x="1.4cm" svg:y="4.914cm" presentation:class="subtitle">
          <draw:text-box>
            <text:p>Die Norm eines Zustands |<text:span text:style-name="T14">ψ</text:span><text:span text:style-name="T21">⟩</text:span> sollte unter der Wirkung von <text:s text:c="4"/>invariant bleiben:</text:p>
            <text:p/>
            <text:p/>
            <text:p/>
            <text:p>muß also unitär sein!</text:p>
          </draw:text-box>
        </draw:frame>
        <draw:frame draw:style-name="gr2" draw:text-style-name="P2" draw:layer="layout" svg:width="1.1cm" svg:height="1.8cm" svg:x="18.31cm" svg:y="1.562cm">
          <text:p/>
          <draw:object xlink:href="../hat%20D.odf" xlink:type="simple" xlink:show="embed" xlink:actuate="onLoad"/>
          <draw:image xlink:href="./ObjectReplacements/Object 8" xlink:type="simple" xlink:show="embed" xlink:actuate="onLoad"/>
        </draw:frame>
        <draw:frame draw:style-name="gr2" draw:text-style-name="P2" draw:layer="layout" svg:width="0.779cm" svg:height="1.274cm" svg:x="22.11cm" svg:y="7.716cm">
          <text:p/>
          <draw:object xlink:href="../hat%20D.odf" xlink:type="simple" xlink:show="embed" xlink:actuate="onLoad"/>
          <draw:image xlink:href="./ObjectReplacements/Object 9" xlink:type="simple" xlink:show="embed" xlink:actuate="onLoad"/>
        </draw:frame>
        <draw:frame draw:style-name="gr2" draw:text-style-name="P2" draw:layer="layout" svg:width="10.699cm" svg:height="1.274cm" svg:x="8.65cm" svg:y="10.562cm">
          <text:p/>
          <draw:object xlink:href="../Unitarität%20des%20Drehoperators.odf" xlink:type="simple" xlink:show="embed" xlink:actuate="onLoad"/>
          <draw:image xlink:href="./ObjectReplacements/Object 10" xlink:type="simple" xlink:show="embed" xlink:actuate="onLoad"/>
        </draw:frame>
        <draw:frame draw:style-name="gr2" draw:text-style-name="P2" draw:layer="layout" svg:width="0.779cm" svg:height="1.274cm" svg:x="9.556cm" svg:y="12.862cm">
          <text:p/>
          <draw:object xlink:href="../hat%20D.odf" xlink:type="simple" xlink:show="embed" xlink:actuate="onLoad"/>
          <draw:image xlink:href="./ObjectReplacements/Object 11" xlink:type="simple" xlink:show="embed" xlink:actuate="onLoad"/>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draw:text-box>
            <text:p>Was hat man anschaulich unter der Drehung einer Observablen zu verstehen?</text:p>
          </draw:text-box>
        </draw:frame>
        <draw:frame presentation:style-name="pr2" draw:layer="layout" svg:width="25.199cm" svg:height="12.18cm" svg:x="1.4cm" svg:y="4.914cm" presentation:class="subtitle">
          <draw:text-box>
            <text:p>Eine Drehung der zugeordneten Messapparatur, und zwar so, dass die Messung der gedrehten Observablen im gedrehten Zustand die gleichen Ergebnisse liefert wie die Messung der ursprünglichen Observablen im ursprünglichen Zustand:</text:p>
          </draw:text-box>
        </draw:frame>
        <draw:frame draw:style-name="gr2" draw:text-style-name="P2" draw:layer="layout" svg:width="13.895cm" svg:height="1.3cm" svg:x="7.052cm" svg:y="13.849cm">
          <text:p/>
          <draw:object xlink:href="../Drehung%20von%20Observablen.odf" xlink:type="simple" xlink:show="embed" xlink:actuate="onLoad"/>
          <draw:image xlink:href="./ObjectReplacements/Object 12" xlink:type="simple" xlink:show="embed" xlink:actuate="onLoad"/>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0">
        <draw:frame presentation:style-name="pr4" draw:text-style-name="P3" draw:layer="layout" svg:width="25.199cm" svg:height="3.506cm" svg:x="1.4cm" svg:y="0.837cm" presentation:class="title">
          <draw:text-box>
            <text:p><text:span text:style-name="T2">Welcher Zusammenhang besteht zwischen dem Drehoperator und dem Bahndrehimpulsoperator?</text:span></text:p>
          </draw:text-box>
        </draw:frame>
        <draw:frame presentation:style-name="pr5" draw:layer="layout" svg:width="25.199cm" svg:height="12.18cm" svg:x="1.4cm" svg:y="4.914cm" presentation:class="subtitle">
          <draw:text-box>
            <text:p>Sie sind völlig identisch, da er identisch mit dem Impuls- und dem Ortsoperator vertauscht und die fundamentalen Vertauschungsrelationen der Drehimpulskomponenten übereinstimmen.</text:p>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 draw:text-style-name="P3" draw:layer="layout" svg:width="25.199cm" svg:height="3.506cm" svg:x="1.4cm" svg:y="0.837cm" presentation:class="title">
          <draw:text-box>
            <text:p><text:span text:style-name="T22">A</text:span><text:span text:style-name="T2"> sei ein Vektoroperator.Was können Sie über die Kommutatoren [</text:span><text:span text:style-name="T3">L</text:span><text:span text:style-name="T4">z</text:span><text:span text:style-name="T2">, </text:span><text:span text:style-name="T3">A</text:span><text:span text:style-name="T4">z</text:span><text:span text:style-name="T2">]</text:span><text:span text:style-name="T23">−</text:span><text:span text:style-name="T2"> und [</text:span><text:span text:style-name="T3">L</text:span><text:span text:style-name="T4">z</text:span><text:span text:style-name="T2">, </text:span><text:span text:style-name="T3">A</text:span><text:span text:style-name="T4">x</text:span><text:span text:style-name="T2">]</text:span><text:span text:style-name="T23">−</text:span><text:span text:style-name="T2"> aussagen?</text:span></text:p>
          </draw:text-box>
        </draw:frame>
        <draw:frame presentation:style-name="pr7" draw:layer="layout" svg:width="25.199cm" svg:height="12.18cm" svg:x="1.4cm" svg:y="4.914cm" presentation:class="subtitle">
          <draw:text-box>
            <text:p>[<text:span text:style-name="T7">L</text:span><text:span text:style-name="T8">z</text:span>, <text:span text:style-name="T7">A</text:span><text:span text:style-name="T8">z</text:span>]<text:span text:style-name="T9">−</text:span> ist Null</text:p>
            <text:p><text:s/>[<text:span text:style-name="T7">L</text:span><text:span text:style-name="T8">z</text:span>, <text:span text:style-name="T7">A</text:span><text:span text:style-name="T8">x</text:span>]<text:span text:style-name="T9">−</text:span> ist i <text:s text:c="2"/><text:span text:style-name="T7">A</text:span><text:span text:style-name="T8">y</text:span></text:p>
          </draw:text-box>
        </draw:frame>
        <draw:frame draw:style-name="gr2" draw:text-style-name="P2" draw:layer="layout" svg:width="0.665cm" svg:height="0.847cm" svg:x="15.267cm" svg:y="11.084cm">
          <text:p/>
          <draw:object xlink:href="../hbar.odf" xlink:type="simple" xlink:show="embed" xlink:actuate="onLoad"/>
          <draw:image xlink:href="./ObjectReplacements/Object 13" xlink:type="simple" xlink:show="embed" xlink:actuate="onLoad"/>
        </draw:frame>
        <draw:frame draw:style-name="gr2" draw:text-style-name="P2" draw:layer="layout" svg:width="14.679cm" svg:height="1.274cm" svg:x="6.66cm" svg:y="12.862cm">
          <text:p/>
          <draw:object xlink:href="../Kommutator%20mit%20beliebigem%20Vektoroperator.odf" xlink:type="simple" xlink:show="embed" xlink:actuate="onLoad"/>
          <draw:image xlink:href="./ObjectReplacements/Object 14" xlink:type="simple" xlink:show="embed" xlink:actuate="onLoad"/>
        </draw:frame>
        <presentation:notes draw:style-name="dp2">
          <draw:page-thumbnail draw:style-name="gr1" draw:layer="layout" svg:width="14.848cm" svg:height="11.136cm" svg:x="3.075cm" svg:y="2.257cm" draw:page-number="12" presentation:class="page"/>
          <draw:frame presentation:style-name="pr3"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0">
        <draw:frame presentation:style-name="pr4" draw:text-style-name="P1" draw:layer="layout" svg:width="25.199cm" svg:height="3.506cm" svg:x="1.4cm" svg:y="0.837cm" presentation:class="title" presentation:user-transformed="true">
          <draw:text-box>
            <text:p><text:span text:style-name="T1">Warum müssen in einem Zentralfeld </text:span><text:span text:style-name="T24">H</text:span><text:span text:style-name="T1">, </text:span><text:span text:style-name="T25">L</text:span><text:span text:style-name="T26">2</text:span><text:span text:style-name="T1"> und </text:span><text:span text:style-name="T24">L</text:span><text:span text:style-name="T27">z</text:span><text:span text:style-name="T1"> einen gemeinsamen Satz von Eigenzuständen besitzen?</text:span></text:p>
          </draw:text-box>
        </draw:frame>
        <draw:frame presentation:style-name="pr5" draw:layer="layout" svg:width="25.199cm" svg:height="12.18cm" svg:x="1.4cm" svg:y="4.914cm" presentation:class="subtitle">
          <draw:text-box>
            <text:p>Zentralfelder sind durch <text:span text:style-name="T19">V</text:span>(<text:span text:style-name="T5">r</text:span>) = <text:span text:style-name="T7">V</text:span>(<text:span text:style-name="T7">r</text:span>) charakterisiert.</text:p>
            <text:p>Dann ist der gesamte Hamilton-Operator invariant gegenüber Drehungen.</text:p>
            <text:p>Da <text:span text:style-name="T7">H</text:span> in diesem Fall mit jeder Komponente von <text:span text:style-name="T5">L</text:span> kommutiert, müssen <text:span text:style-name="T7">H</text:span>, <text:span text:style-name="T5">L</text:span><text:span text:style-name="T6">2</text:span> und <text:span text:style-name="T7">L</text:span><text:span text:style-name="T8">z</text:span> einen gemeinsamen Satz von Eigenzuständen besitzen.</text:p>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text-style-name="P1" draw:layer="layout" svg:width="25.199cm" svg:height="3.506cm" svg:x="1.4cm" svg:y="0.837cm" presentation:class="title" presentation:user-transformed="true">
          <draw:text-box>
            <text:p><text:span text:style-name="T1">Welche Eigenschaften des Drehimpulsoperators werden zur Lösung seines Eigenwertproblems benötigt?</text:span></text:p>
          </draw:text-box>
        </draw:frame>
        <draw:frame presentation:style-name="pr2" draw:layer="layout" svg:width="25.199cm" svg:height="12.18cm" svg:x="1.4cm" svg:y="4.914cm" presentation:class="subtitle">
          <draw:text-box>
            <text:p>Einzig die fundamentalen Vertauschungsrelationen und die Tatsache, dass es sich bei seinen Komponenten um hermitesche Operatoren handelt.</text:p>
            <text:p>(Die Überlegungen zur Lösung sind rein algebraisch)</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0">
        <draw:frame presentation:style-name="pr4" draw:text-style-name="P5" draw:layer="layout" svg:width="25.199cm" svg:height="3.506cm" svg:x="1.4cm" svg:y="0.836cm" presentation:class="title" presentation:user-transformed="true">
          <draw:text-box>
            <text:p><text:span text:style-name="T28">|</text:span><text:span text:style-name="T29">α</text:span><text:span text:style-name="T30">j</text:span><text:span text:style-name="T31"> </text:span><text:span text:style-name="T29">m</text:span><text:span text:style-name="T28">&gt; sei ein Eigenzustand von </text:span><text:span text:style-name="T32">J</text:span><text:span text:style-name="T33">2</text:span><text:span text:style-name="T28"> und </text:span><text:span text:style-name="T29">J</text:span><text:span text:style-name="T30">z</text:span><text:span text:style-name="T28">. In welcher Weise ändert die Anwendung von </text:span><text:span text:style-name="T29">J</text:span><text:span text:style-name="T34">+</text:span><text:span text:style-name="T28"> oder </text:span><text:span text:style-name="T29">J</text:span><text:span text:style-name="T34">−</text:span><text:span text:style-name="T28"> diesen Zustand?</text:span></text:p>
          </draw:text-box>
        </draw:frame>
        <draw:frame presentation:style-name="pr5" draw:layer="layout" svg:width="25.199cm" svg:height="12.18cm" svg:x="1.4cm" svg:y="4.914cm" presentation:class="subtitle">
          <draw:text-box>
            <text:p>Mit |<text:span text:style-name="T14">α</text:span><text:span text:style-name="T35">j</text:span><text:span text:style-name="T20"> </text:span><text:span text:style-name="T7">m</text:span>⟩ ist auch <text:span text:style-name="T19">J</text:span><text:span text:style-name="T36">±</text:span><text:span text:style-name="T21"> |</text:span><text:span text:style-name="T14">α</text:span><text:span text:style-name="T35">j</text:span><text:span text:style-name="T37"> </text:span><text:span text:style-name="T38">m</text:span><text:span text:style-name="T21">⟩ Eigenzustand zu </text:span><text:span text:style-name="T39">J</text:span><text:span text:style-name="T40">2</text:span><text:span text:style-name="T21"> mit demselben Eigenwert ℏ</text:span><text:span text:style-name="T40">2 </text:span><text:span text:style-name="T14">α</text:span><text:span text:style-name="T35">j</text:span><text:span text:style-name="T41"> und zu </text:span><text:span text:style-name="T14">J</text:span><text:span text:style-name="T35">z</text:span><text:span text:style-name="T41"> mit dem Eigenwert ℏ(</text:span><text:span text:style-name="T14">m</text:span><text:span text:style-name="T42"> </text:span><text:span text:style-name="T41">± 1).</text:span></text:p>
            <text:p><text:span text:style-name="T41"/></text:p>
            <text:p><text:span text:style-name="T41">Die Anwendung von </text:span><text:span text:style-name="T14">J</text:span><text:span text:style-name="T36">+</text:span><text:span text:style-name="T41"> bzw. </text:span><text:span text:style-name="T14">J</text:span><text:span text:style-name="T36">-</text:span><text:span text:style-name="T41"> auf den Eigenzustand |</text:span><text:span text:style-name="T14">α</text:span><text:span text:style-name="T35">j</text:span><text:span text:style-name="T42"> </text:span><text:span text:style-name="T14">m</text:span><text:span text:style-name="T42">⟩</text:span><text:span text:style-name="T41"> erhöht bzw. erniedrigt den Eigenwert von </text:span><text:span text:style-name="T14">J</text:span><text:span text:style-name="T35">z</text:span><text:span text:style-name="T41"> um ein ℏ</text:span></text:p>
            <text:p><text:span text:style-name="T41"/></text:p>
            <text:p><text:span text:style-name="T42">[ </text:span><text:span text:style-name="T14">α</text:span><text:span text:style-name="T35">j</text:span><text:span text:style-name="T43"> = </text:span><text:span text:style-name="T44">j</text:span><text:span text:style-name="T43"> (</text:span><text:span text:style-name="T44">j</text:span><text:span text:style-name="T43"> + 1) ]</text:span></text:p>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text-style-name="P3" draw:layer="layout" svg:width="25.199cm" svg:height="3.506cm" svg:x="1.4cm" svg:y="0.837cm" presentation:class="title">
          <draw:text-box>
            <text:p><text:span text:style-name="T2">Wie lauten die Eigenwerte von </text:span><text:span text:style-name="T22">J</text:span><text:span text:style-name="T45">2</text:span><text:span text:style-name="T2"> und </text:span><text:span text:style-name="T3">J</text:span><text:span text:style-name="T4">z</text:span><text:span text:style-name="T2">? Welche Zahlenwerte können </text:span><text:span text:style-name="T3">j</text:span><text:span text:style-name="T2"> und </text:span><text:span text:style-name="T3">m</text:span><text:span text:style-name="T2"> annehmen?</text:span></text:p>
          </draw:text-box>
        </draw:frame>
        <draw:frame presentation:style-name="pr2" draw:layer="layout" svg:width="24.599cm" svg:height="12.18cm" svg:x="2cm" svg:y="4.914cm" presentation:class="subtitle" presentation:user-transformed="true">
          <draw:text-box>
            <text:p text:style-name="P6"><text:span text:style-name="T5">J</text:span><text:span text:style-name="T6">2</text:span> besitzt Eigenwerte der Form</text:p>
            <text:p>ℏ<text:span text:style-name="T6">2</text:span> <text:span text:style-name="T7">j</text:span> (<text:span text:style-name="T7">j</text:span> + 1),</text:p>
            <text:p text:style-name="P6">wobei</text:p>
            <text:p/>
            <text:p/>
            <text:p text:style-name="P6"><text:span text:style-name="T7">J</text:span><text:span text:style-name="T8">z</text:span> besitzt Eigenwerte der Form</text:p>
            <text:p>ℏ <text:span text:style-name="T7">m</text:span></text:p>
            <text:p text:style-name="P6">wobei <text:span text:style-name="T7">m</text:span> die (2<text:span text:style-name="T7">j</text:span> + 1)-Werte</text:p>
            <text:p><text:span text:style-name="T7">m</text:span> = -<text:span text:style-name="T7">j</text:span> , -<text:span text:style-name="T7">j</text:span> + 1 , . . . , <text:span text:style-name="T7">j</text:span> – 1 , <text:span text:style-name="T7">j</text:span></text:p>
            <text:p text:style-name="P6">durchläuft</text:p>
          </draw:text-box>
        </draw:frame>
        <draw:frame draw:style-name="gr2" draw:text-style-name="P2" draw:layer="layout" svg:width="10.258cm" svg:height="2.335cm" svg:x="8.67cm" svg:y="8.632cm">
          <text:p/>
          <draw:object xlink:href="../Erlaubte%20Werte%20für%20die%20Eigenwerte%20zu%20J2.odf" xlink:type="simple" xlink:show="embed" xlink:actuate="onLoad"/>
          <draw:image xlink:href="./ObjectReplacements/Object 15" xlink:type="simple" xlink:show="embed" xlink:actuate="onLoad"/>
        </draw:frame>
        <presentation:notes draw:style-name="dp2">
          <draw:page-thumbnail draw:style-name="gr1" draw:layer="layout" svg:width="14.848cm" svg:height="11.136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0">
        <draw:frame presentation:style-name="pr4" draw:layer="layout" svg:width="25.199cm" svg:height="3.506cm" svg:x="1.4cm" svg:y="0.837cm" presentation:class="title">
          <draw:text-box>
            <text:p>Was versteht man unter <text:span text:style-name="T7">Richtungsentartung</text:span>?</text:p>
          </draw:text-box>
        </draw:frame>
        <draw:frame presentation:style-name="pr5" draw:layer="layout" svg:width="25.199cm" svg:height="12.18cm" svg:x="1.4cm" svg:y="4.914cm" presentation:class="subtitle">
          <draw:text-box>
            <text:p>Führt man an einem System eine Messung lediglich der Observablen <text:span text:style-name="T5">J</text:span><text:span text:style-name="T6">2</text:span> durch, so liegt der Zustand nach der Messung im (2<text:span text:style-name="T7">j</text:span> + 1)-dimensionalen Unterraum, der durch die Zustände</text:p>
            <text:p>|<text:span text:style-name="T7">j</text:span> <text:span text:style-name="T7">m</text:span>⟩ = |<text:span text:style-name="T7">j</text:span> <text:span text:style-name="T7">-j</text:span>⟩ , |<text:span text:style-name="T7">j</text:span> <text:span text:style-name="T7">-j</text:span><text:span text:style-name="T20"> + 1</text:span>⟩ , . . . , |<text:span text:style-name="T7">j</text:span> <text:span text:style-name="T7">j</text:span> - 1⟩ <text:s/>, |<text:span text:style-name="T7">j</text:span> <text:span text:style-name="T7">j</text:span>⟩</text:p>
            <text:p>aufgespannt wird:</text:p>
            <text:p/>
            <text:p/>
            <text:p/>
            <text:p>Dieser Unterraum setzt sich also aus allen Eigenwerten und Eigenzuständen zu <text:span text:style-name="T7">J</text:span><text:span text:style-name="T8">z</text:span> zusammen</text:p>
          </draw:text-box>
        </draw:frame>
        <draw:frame draw:style-name="gr2" draw:text-style-name="P2" draw:layer="layout" svg:width="7.513cm" svg:height="2.971cm" svg:x="10.243cm" svg:y="10.914cm">
          <text:p/>
          <draw:object xlink:href="../Richtungsentartung.odf" xlink:type="simple" xlink:show="embed" xlink:actuate="onLoad"/>
          <draw:image xlink:href="./ObjectReplacements/Object 16" xlink:type="simple" xlink:show="embed" xlink:actuate="onLoad"/>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text-style-name="P3" draw:layer="layout" svg:width="25.199cm" svg:height="3.511cm" svg:x="1.4cm" svg:y="0.835cm" presentation:class="title" presentation:user-transformed="true">
          <draw:text-box>
            <text:p><text:span text:style-name="T2">Welche Eigenwerte besitzen die Operatoren </text:span><text:span text:style-name="T3">J</text:span><text:span text:style-name="T4">x</text:span><text:span text:style-name="T2"> und </text:span><text:span text:style-name="T3">J</text:span><text:span text:style-name="T4">y</text:span><text:span text:style-name="T2">?</text:span></text:p>
          </draw:text-box>
        </draw:frame>
        <draw:frame presentation:style-name="pr2" draw:layer="layout" svg:width="25.199cm" svg:height="12.18cm" svg:x="1.4cm" svg:y="4.914cm" presentation:class="subtitle">
          <draw:text-box>
            <text:p>Dieselben wie <text:span text:style-name="T7">J</text:span><text:span text:style-name="T8">z</text:span>:</text:p>
            <text:p>ℏ <text:span text:style-name="T7">m</text:span></text:p>
            <text:p text:style-name="P2"/>
            <text:p text:style-name="P2">mit</text:p>
            <text:p><text:span text:style-name="T7">m</text:span> = -<text:span text:style-name="T7">j</text:span> , -<text:span text:style-name="T7">j</text:span> + 1 , . . . , <text:span text:style-name="T7">j</text:span> – 1 , <text:span text:style-name="T7">j</text:span></text:p>
            <text:p/>
            <text:p>Die Eigenzustände sind jedoch andere.</text:p>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0">
        <draw:frame presentation:style-name="pr4" draw:layer="layout" svg:width="25.199cm" svg:height="3.506cm" svg:x="1.4cm" svg:y="0.837cm" presentation:class="title">
          <draw:text-box>
            <text:p>Was ist mit Richtungsquantelung gemeint?</text:p>
          </draw:text-box>
        </draw:frame>
        <draw:frame presentation:style-name="pr5" draw:layer="layout" svg:width="25.199cm" svg:height="12.18cm" svg:x="1.4cm" svg:y="4.914cm" presentation:class="subtitle">
          <draw:text-box>
            <text:p>Führt man eine zusätzliche Messung (zu der von <text:span text:style-name="T5">J</text:span><text:span text:style-name="T6">2</text:span>) von <text:span text:style-name="T7">J</text:span><text:span text:style-name="T8">z</text:span> durch, so wird die <text:span text:style-name="T7">Richtungsentartung</text:span> aufgehoben:</text:p>
            <text:p>Es bleibt nur noch einer der erlaubten Eigenzustände und Eigenwerte von <text:span text:style-name="T7">J</text:span><text:span text:style-name="T8">z</text:span> übrig.</text:p>
            <text:p/>
            <text:p>Dadurch wird klar dass nicht beliebige Einstellmöglichkeiten des Drehimpulses erlaubt sind, da die Eigenwerte von <text:span text:style-name="T7">J</text:span><text:span text:style-name="T8">z</text:span> diskret sind:</text:p>
            <text:p>ℏ <text:span text:style-name="T7">m</text:span></text:p>
            <text:p text:style-name="P2">mit</text:p>
            <text:p><text:span text:style-name="T7">m</text:span> = -<text:span text:style-name="T7">j</text:span> , -<text:span text:style-name="T7">j</text:span> + 1 , . . . , <text:span text:style-name="T7">j</text:span> – 1 , <text:span text:style-name="T7">j</text:span></text:p>
          </draw:text-box>
        </draw:frame>
        <presentation:notes draw:style-name="dp2">
          <draw:page-thumbnail draw:style-name="gr1"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1" draw:text-style-name="P7" draw:layer="layout" svg:width="25.199cm" svg:height="3.506cm" svg:x="1.4cm" svg:y="0.835cm" presentation:class="title" presentation:user-transformed="true">
          <draw:text-box>
            <text:p><text:span text:style-name="T46">Wie kann man die Eigenschaften des Drehimpulsoperators im Rahmen des sogenannten </text:span><text:span text:style-name="T47">Vektormodells</text:span><text:span text:style-name="T46"> verstehen?</text:span></text:p>
          </draw:text-box>
        </draw:frame>
        <draw:frame presentation:style-name="pr2" draw:text-style-name="P2" draw:layer="layout" svg:width="25.199cm" svg:height="12.18cm" svg:x="1.4cm" svg:y="4.914cm" presentation:class="subtitle" presentation:user-transformed="true">
          <draw:text-box>
            <text:p text:style-name="P2">Da man die drei Komponenten von <text:span text:style-name="T5">J</text:span> nicht gleichzeitig scharf messen kann, ist es nicht sinnvoll <text:span text:style-name="T5">J</text:span> als raumfesten Vektorpfeil darzustellen. Man behilft sich mit der Vorstellung dass <text:span text:style-name="T5">J</text:span> als Vektorpfeil um die <text:span text:style-name="T7">z</text:span>-Achse präzediert, und zwar auf der Mantelfläche eines Kegels, dessen Höhe (die Projektion des Vektors auf die <text:span text:style-name="T7">z</text:span>-Achse) gleich ℏ <text:span text:style-name="T7">m</text:span><text:span text:style-name="T20"> (der Eigenwerte zu </text:span><text:span text:style-name="T7">J</text:span><text:span text:style-name="T8">z</text:span><text:span text:style-name="T20">) ist, während seine Mantellinie (die Länge des Vektors)</text:span><text:span text:style-name="T20"><text:tab/></text:span><text:span text:style-name="T20"> </text:span><text:span text:style-name="T20"><text:tab/></text:span><text:span text:style-name="T20"><text:tab/></text:span><text:span text:style-name="T20"> <text:s text:c="8"/>(die Wurzel der Eigenwerte zu </text:span><text:span text:style-name="T5">J</text:span><text:span text:style-name="T48">2</text:span><text:span text:style-name="T20">) beträgt.</text:span></text:p>
            <text:p text:style-name="P8"><text:span text:style-name="T20">Der Kegelradius ergibt sich zu </text:span><text:span text:style-name="T20"><text:tab/></text:span><text:span text:style-name="T20"><text:tab/></text:span><text:span text:style-name="T20"><text:tab/></text:span><text:span text:style-name="T20"><text:tab/></text:span><text:span text:style-name="T20"><text:tab/></text:span><text:span text:style-name="T20"> , was einem Eigenwert des Operators </text:span><text:span text:style-name="T20"><text:tab/></text:span><text:span text:style-name="T20"><text:tab/></text:span><text:span text:style-name="T20"><text:tab/></text:span><text:span text:style-name="T20"><text:tab/></text:span><text:span text:style-name="T20"><text:tab/></text:span><text:span text:style-name="T20"> entspricht.</text:span></text:p>
          </draw:text-box>
        </draw:frame>
        <draw:frame draw:style-name="gr2" draw:text-style-name="P2" draw:layer="layout" svg:width="4.467cm" svg:height="1.113cm" svg:x="20.366cm" svg:y="11.077cm">
          <text:p/>
          <draw:object xlink:href="../Mantellinie.odf" xlink:type="simple" xlink:show="embed" xlink:actuate="onLoad"/>
          <draw:image xlink:href="./ObjectReplacements/Object 17" xlink:type="simple" xlink:show="embed" xlink:actuate="onLoad"/>
        </draw:frame>
        <draw:frame draw:style-name="gr2" draw:text-style-name="P2" draw:layer="layout" svg:width="6.258cm" svg:height="1.334cm" svg:x="12.07cm" svg:y="13.366cm">
          <text:p/>
          <draw:object xlink:href="../Kegelradius%20beim%20Vektormodell.odf" xlink:type="simple" xlink:show="embed" xlink:actuate="onLoad"/>
          <draw:image xlink:href="./ObjectReplacements/Object 18" xlink:type="simple" xlink:show="embed" xlink:actuate="onLoad"/>
        </draw:frame>
        <draw:frame draw:style-name="gr2" draw:text-style-name="P2" draw:layer="layout" svg:width="6.549cm" svg:height="1.593cm" svg:x="11.325cm" svg:y="14.937cm">
          <text:p/>
          <draw:object xlink:href="../Eigenwerte%20der%20unbestimmten%20Komponenten%20des%20Drehimpulses.odf" xlink:type="simple" xlink:show="embed" xlink:actuate="onLoad"/>
          <draw:image xlink:href="./ObjectReplacements/Object 19" xlink:type="simple" xlink:show="embed" xlink:actuate="onLoad"/>
        </draw:frame>
        <presentation:notes draw:style-name="dp2">
          <draw:page-thumbnail draw:style-name="gr1" draw:layer="layout" svg:width="14.848cm" svg:height="11.136cm" svg:x="3.075cm" svg:y="2.257cm" draw:page-number="20" presentation:class="page"/>
          <draw:frame presentation:style-name="pr3"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0">
        <draw:frame presentation:style-name="pr4" draw:layer="layout" svg:width="25.199cm" svg:height="3.506cm" svg:x="1.4cm" svg:y="0.837cm" presentation:class="title">
          <draw:text-box>
            <text:p>Welche Eigenschaften des Drehimpulses sind klassisch völlig unverständlich?</text:p>
          </draw:text-box>
        </draw:frame>
        <draw:frame presentation:style-name="pr5" draw:layer="layout" svg:width="25.199cm" svg:height="12.18cm" svg:x="1.4cm" svg:y="4.914cm" presentation:class="subtitle">
          <draw:text-box>
            <text:p>Abgesehen von <text:span text:style-name="T7">j</text:span> = 0 ist die Maximalkomponente von <text:span text:style-name="T7">J</text:span><text:span text:style-name="T8">z</text:span> ℏ <text:span text:style-name="T7">m</text:span><text:span text:style-name="T16">max</text:span> = ℏ <text:span text:style-name="T7">j</text:span> immer kleiner als die Vektorlänge (Mantellinie) <text:tab/><text:tab/><text:tab/> <text:s text:c="3"/>:</text:p>
            <text:p>Der Drehimpuls <text:span text:style-name="T5">J</text:span> kann offenbar nie exakt die Richtung seiner Maximalkomponente einnehmen.</text:p>
            <text:p>Die exakte Ausrichtung stünde auch im Widerspruch zur Unbestimmtheitsrelation, da <text:span text:style-name="T7">J</text:span><text:span text:style-name="T8">x</text:span> und <text:span text:style-name="T7">J</text:span><text:span text:style-name="T8">y</text:span> dadurch scharf festgelegt werden würde (sie wären Null).</text:p>
          </draw:text-box>
        </draw:frame>
        <draw:frame draw:style-name="gr2" draw:text-style-name="P2" draw:layer="layout" svg:width="4.467cm" svg:height="1.113cm" svg:x="18.466cm" svg:y="8.377cm">
          <text:p/>
          <draw:object xlink:href="../Mantellinie.odf" xlink:type="simple" xlink:show="embed" xlink:actuate="onLoad"/>
          <draw:image xlink:href="./ObjectReplacements/Object 20" xlink:type="simple" xlink:show="embed" xlink:actuate="onLoad"/>
        </draw:frame>
        <presentation:notes draw:style-name="dp2">
          <draw:page-thumbnail draw:style-name="gr1"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1" draw:text-style-name="P3" draw:layer="layout" svg:width="25.199cm" svg:height="3.506cm" svg:x="1.4cm" svg:y="0.837cm" presentation:class="title" presentation:user-transformed="true">
          <draw:text-box>
            <text:p><text:span text:style-name="T2">Wie berechnen sich die Matrixelemente der Operatoren </text:span><text:span text:style-name="T3">J</text:span><text:span text:style-name="T23">+</text:span><text:span text:style-name="T2"> und </text:span><text:span text:style-name="T3">J</text:span><text:span text:style-name="T23">−</text:span><text:span text:style-name="T2"> in der {|</text:span><text:span text:style-name="T3">j</text:span><text:span text:style-name="T2"> </text:span><text:span text:style-name="T3">m</text:span><text:span text:style-name="T49">⟩</text:span><text:span text:style-name="T2">}</text:span><text:span text:style-name="T23">-</text:span><text:span text:style-name="T2"> Darstellung?</text:span></text:p>
          </draw:text-box>
        </draw:frame>
        <draw:frame presentation:style-name="pr2" draw:layer="layout" svg:width="25.199cm" svg:height="12.18cm" svg:x="1.4cm" svg:y="4.914cm" presentation:class="subtitle" presentation:placeholder="true">
          <draw:text-box/>
        </draw:frame>
        <draw:frame draw:style-name="gr2" draw:text-style-name="P2" draw:layer="layout" svg:width="17.637cm" svg:height="3.183cm" svg:x="5.181cm" svg:y="8.908cm">
          <text:p/>
          <draw:object xlink:href="../Matrixelemente%20der%20Operatoren%20J+%20und%20J−%20in%20der%20%7Bj%20m%7D-%20Darstellung.odf" xlink:type="simple" xlink:show="embed" xlink:actuate="onLoad"/>
          <draw:image xlink:href="./ObjectReplacements/Object 21" xlink:type="simple" xlink:show="embed" xlink:actuate="onLoad"/>
        </draw:frame>
        <presentation:notes draw:style-name="dp2">
          <draw:page-thumbnail draw:style-name="gr1" draw:layer="layout" svg:width="14.848cm" svg:height="11.136cm" svg:x="3.075cm" svg:y="2.257cm" draw:page-number="22" presentation:class="page"/>
          <draw:frame presentation:style-name="pr3"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0">
        <draw:frame presentation:style-name="pr4" draw:layer="layout" svg:width="25.199cm" svg:height="3.506cm" svg:x="1.4cm" svg:y="0.837cm" presentation:class="title">
          <draw:text-box>
            <text:p><text:span text:style-name="T50">J</text:span><text:span text:style-name="T6">2</text:span> habe den Eigenwert 12 <text:s text:c="2"/><text:span text:style-name="T6">2</text:span>. Welche Eigenwerte sind für <text:span text:style-name="T7">J</text:span><text:span text:style-name="T8">z</text:span> möglich?</text:p>
          </draw:text-box>
        </draw:frame>
        <draw:frame presentation:style-name="pr5" draw:layer="layout" svg:width="25.199cm" svg:height="12.18cm" svg:x="1.4cm" svg:y="4.914cm" presentation:class="subtitle">
          <draw:text-box>
            <text:p>Dann ist <text:span text:style-name="T7">j</text:span> = 3, denn 3<text:span text:style-name="T51">·</text:span>(3 + 1) = 12.</text:p>
            <text:p/>
            <text:p>Also besitzt <text:span text:style-name="T7">J</text:span><text:span text:style-name="T8">z</text:span> die folgenden sieben (2<text:span text:style-name="T51">·</text:span>3 + 1) Eigenwerte:</text:p>
            <text:p/>
            <text:p>-3 ℏ , -2 ℏ , -1 ℏ , 0 , ℏ , 2 ℏ , 3 ℏ</text:p>
          </draw:text-box>
        </draw:frame>
        <draw:frame draw:style-name="gr2" draw:text-style-name="P2" draw:layer="layout" svg:width="0.94cm" svg:height="1.2cm" svg:x="14.767cm" svg:y="1.21cm">
          <text:p/>
          <draw:object xlink:href="../hbar.odf" xlink:type="simple" xlink:show="embed" xlink:actuate="onLoad"/>
          <draw:image xlink:href="./ObjectReplacements/Object 22" xlink:type="simple" xlink:show="embed" xlink:actuate="onLoad"/>
        </draw:frame>
        <presentation:notes draw:style-name="dp2">
          <draw:page-thumbnail draw:style-name="gr1"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presentation:style-name="pr4" draw:layer="layout" svg:width="25.199cm" svg:height="3.506cm" svg:x="1.4cm" svg:y="0.837cm" presentation:class="title">
          <draw:text-box>
            <text:p>Wie erfolgt der formale Übergang in die Ortsdarstellung?</text:p>
          </draw:text-box>
        </draw:frame>
        <draw:frame presentation:style-name="pr5" draw:layer="layout" svg:width="25.199cm" svg:height="12.18cm" svg:x="1.4cm" svg:y="4.914cm" presentation:class="subtitle">
          <draw:text-box>
            <text:p>Durch skalare Multiplikation der Eigenwertgleichungen mit dem bra‑Ortseigenzustand ⟨<text:span text:style-name="T5">r</text:span>| :</text:p>
            <text:p/>
            <text:p/>
            <text:p/>
            <text:p/>
          </draw:text-box>
        </draw:frame>
        <draw:frame draw:style-name="gr2" draw:text-style-name="P2" draw:layer="layout" svg:width="11.927cm" svg:height="8.679cm" svg:x="8.036cm" svg:y="10.26cm">
          <text:p/>
          <draw:object xlink:href="../formaler%20Übergang%20in%20die%20Ortsdarstellung.odf" xlink:type="simple" xlink:show="embed" xlink:actuate="onLoad"/>
          <draw:image xlink:href="./ObjectReplacements/Object 23" xlink:type="simple" xlink:show="embed" xlink:actuate="onLoad"/>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4" draw:layer="layout" svg:width="25.199cm" svg:height="3.506cm" svg:x="1.4cm" svg:y="0.837cm" presentation:class="title">
          <draw:text-box>
            <text:p>Wie wirkt der Orts- und Impulsoperator in der Ortsdarstellung?</text:p>
          </draw:text-box>
        </draw:frame>
        <draw:frame presentation:style-name="pr5" draw:layer="layout" svg:width="25.199cm" svg:height="12.18cm" svg:x="1.4cm" svg:y="4.914cm" presentation:class="subtitle">
          <draw:text-box>
            <text:p>Der Ortsoperator wirkt multiplikativ, der Impulsoperator ist im wesentlichen durch den Gradienten ∇ zu ersetzen:</text:p>
            <text:p/>
            <text:p/>
            <text:p/>
          </draw:text-box>
        </draw:frame>
        <draw:frame draw:style-name="gr2" draw:text-style-name="P2" draw:layer="layout" svg:width="19.95cm" svg:height="6.585cm" svg:x="4.024cm" svg:y="11.407cm">
          <text:p/>
          <draw:object xlink:href="../Wirkung%20des%20Orts%20und%20Impulsoperators%20in%20Ortsdarstellung.odf" xlink:type="simple" xlink:show="embed" xlink:actuate="onLoad"/>
          <draw:image xlink:href="./ObjectReplacements/Object 24" xlink:type="simple" xlink:show="embed" xlink:actuate="onLoad"/>
        </draw:frame>
        <presentation:notes draw:style-name="dp2">
          <draw:page-thumbnail draw:style-name="gr1" draw:layer="layout" svg:width="14.848cm" svg:height="11.136cm" svg:x="3.075cm" svg:y="2.257cm" draw:page-number="25" presentation:class="page"/>
          <draw:frame presentation:style-name="pr6"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1" draw:layer="layout" svg:width="25.199cm" svg:height="3.506cm" svg:x="1.4cm" svg:y="0.837cm" presentation:class="title">
          <draw:text-box>
            <text:p>Wie lautet die Ortsdarstellung der kartesischen Bahndrehimpulskomponenten?</text:p>
          </draw:text-box>
        </draw:frame>
        <draw:frame presentation:style-name="pr2" draw:layer="layout" svg:width="25.199cm" svg:height="12.18cm" svg:x="1.4cm" svg:y="4.914cm" presentation:class="subtitle" presentation:placeholder="true">
          <draw:text-box/>
        </draw:frame>
        <draw:frame draw:style-name="gr2" draw:text-style-name="P2" draw:layer="layout" svg:width="10.257cm" svg:height="7.593cm" svg:x="8.871cm" svg:y="6.703cm">
          <text:p/>
          <draw:object xlink:href="../Ortsdarstellung%20der%20Bahndrehimpulskomponenten%20in%20kartesischen%20Koordinaten.odf" xlink:type="simple" xlink:show="embed" xlink:actuate="onLoad"/>
          <draw:image xlink:href="./ObjectReplacements/Object 25" xlink:type="simple" xlink:show="embed" xlink:actuate="onLoad"/>
        </draw:frame>
        <presentation:notes draw:style-name="dp2">
          <draw:page-thumbnail draw:style-name="gr1" draw:layer="layout" svg:width="14.848cm" svg:height="11.136cm" svg:x="3.075cm" svg:y="2.257cm" draw:page-number="26" presentation:class="page"/>
          <draw:frame presentation:style-name="pr3" draw:layer="layout" svg:width="16.799cm" svg:height="13.365cm" svg:x="2.1cm" svg:y="14.107cm" presentation:class="notes" presentation:placeholder="true">
            <draw:text-box/>
          </draw:frame>
        </presentation:notes>
      </draw:page>
      <draw:page draw:name="page27" draw:style-name="dp1" draw:master-page-name="Default" presentation:presentation-page-layout-name="AL1T0">
        <draw:frame presentation:style-name="pr4" draw:text-style-name="P1" draw:layer="layout" svg:width="25.199cm" svg:height="3.506cm" svg:x="1.4cm" svg:y="0.837cm" presentation:class="title" presentation:user-transformed="true">
          <draw:text-box>
            <text:p><text:span text:style-name="T1">Was gilt allgemein für Einheitsvektoren </text:span><text:span text:style-name="T25">e</text:span><text:span text:style-name="T27">yi</text:span><text:span text:style-name="T1"> in einem krummlinig-orthogonalen Koordinatensystem (</text:span><text:span text:style-name="T24">y</text:span><text:span text:style-name="T52">1</text:span><text:span text:style-name="T1">, </text:span><text:span text:style-name="T24">y</text:span><text:span text:style-name="T52">2</text:span><text:span text:style-name="T1">, </text:span><text:span text:style-name="T24">y</text:span><text:span text:style-name="T52">3</text:span><text:span text:style-name="T1">)?</text:span></text:p>
          </draw:text-box>
        </draw:frame>
        <draw:frame presentation:style-name="pr5" draw:layer="layout" svg:width="25.199cm" svg:height="12.18cm" svg:x="1.4cm" svg:y="4.914cm" presentation:class="subtitle" presentation:placeholder="true" presentation:user-transformed="true">
          <draw:text-box/>
        </draw:frame>
        <draw:frame draw:style-name="gr2" draw:text-style-name="P2" draw:layer="layout" svg:width="11.885cm" svg:height="2.675cm" svg:x="8.057cm" svg:y="9.162cm">
          <text:p/>
          <draw:object xlink:href="../Koordinatentransformation.odf" xlink:type="simple" xlink:show="embed" xlink:actuate="onLoad"/>
          <draw:image xlink:href="./ObjectReplacements/Object 26" xlink:type="simple" xlink:show="embed" xlink:actuate="onLoad"/>
        </draw:frame>
        <presentation:notes draw:style-name="dp2">
          <draw:page-thumbnail draw:style-name="gr1"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4" draw:layer="layout" svg:width="25.199cm" svg:height="3.506cm" svg:x="1.4cm" svg:y="0.837cm" presentation:class="title">
          <draw:text-box>
            <text:p>Wie lauten die Einheitsvektoren in Kugelkoordinaten?</text:p>
          </draw:text-box>
        </draw:frame>
        <draw:frame presentation:style-name="pr5" draw:layer="layout" svg:width="25.199cm" svg:height="12.18cm" svg:x="1.4cm" svg:y="4.914cm" presentation:class="subtitle" presentation:placeholder="true">
          <draw:text-box/>
        </draw:frame>
        <draw:frame draw:style-name="gr2" draw:text-style-name="P2" draw:layer="layout" svg:width="15.15cm" svg:height="11.173cm" svg:x="6.424cm" svg:y="5.913cm">
          <text:p/>
          <draw:object xlink:href="../Einheitsvektoren%20in%20Kugelkoordinaten.odf" xlink:type="simple" xlink:show="embed" xlink:actuate="onLoad"/>
          <draw:image xlink:href="./ObjectReplacements/Object 27" xlink:type="simple" xlink:show="embed" xlink:actuate="onLoad"/>
        </draw:frame>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4" draw:text-style-name="P3" draw:layer="layout" svg:width="25.199cm" svg:height="3.506cm" svg:x="1.4cm" svg:y="0.837cm" presentation:class="title">
          <draw:text-box>
            <text:p><text:span text:style-name="T2">Welche Gestalt nimmt </text:span><text:span text:style-name="T3">L</text:span><text:span text:style-name="T4">z</text:span><text:span text:style-name="T2"> bei der Verwendung von Kugelkoordinaten an?</text:span></text:p>
          </draw:text-box>
        </draw:frame>
        <draw:frame presentation:style-name="pr5" draw:layer="layout" svg:width="25.199cm" svg:height="12.18cm" svg:x="1.4cm" svg:y="4.914cm" presentation:class="subtitle" presentation:placeholder="true">
          <draw:text-box/>
        </draw:frame>
        <draw:frame draw:style-name="gr2" draw:text-style-name="P2" draw:layer="layout" svg:width="5.023cm" svg:height="2.149cm" svg:x="11.488cm" svg:y="9.425cm">
          <text:p/>
          <draw:object xlink:href="../Lz%20in%20Kugelkoordinaten.odf" xlink:type="simple" xlink:show="embed" xlink:actuate="onLoad"/>
          <draw:image xlink:href="./ObjectReplacements/Object 28" xlink:type="simple" xlink:show="embed" xlink:actuate="onLoad"/>
        </draw:frame>
        <presentation:notes draw:style-name="dp2">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4" draw:layer="layout" svg:width="25.199cm" svg:height="3.506cm" svg:x="1.4cm" svg:y="0.837cm" presentation:class="title">
          <draw:text-box>
            <text:p>Wie lauten die Stufenoperatoren in Kugelkoordinaten?</text:p>
          </draw:text-box>
        </draw:frame>
        <draw:frame presentation:style-name="pr5" draw:layer="layout" svg:width="25.199cm" svg:height="12.18cm" svg:x="1.4cm" svg:y="4.914cm" presentation:class="subtitle" presentation:placeholder="true">
          <draw:text-box/>
        </draw:frame>
        <draw:frame draw:style-name="gr2" draw:text-style-name="P2" draw:layer="layout" svg:width="16.801cm" svg:height="1.863cm" svg:x="5.599cm" svg:y="9.568cm">
          <text:p/>
          <draw:object xlink:href="../Stufenoperatoren%20in%20Kugelkoordinaten.odf" xlink:type="simple" xlink:show="embed" xlink:actuate="onLoad"/>
          <draw:image xlink:href="./ObjectReplacements/Object 29" xlink:type="simple" xlink:show="embed" xlink:actuate="onLoad"/>
        </draw:frame>
        <presentation:notes draw:style-name="dp2">
          <draw:page-thumbnail draw:style-name="gr1"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1" draw:text-style-name="P4" draw:layer="layout" svg:width="25.199cm" svg:height="3.506cm" svg:x="1.4cm" svg:y="0.835cm" presentation:class="title" presentation:user-transformed="true">
          <draw:text-box>
            <text:p><text:span text:style-name="T12">Welcher Zusammenhang besteht bei Verwendung von Kugelkoordinaten zwischen dem Drehimpulsquadrat </text:span><text:span text:style-name="T53">L</text:span><text:span text:style-name="T54">2</text:span><text:span text:style-name="T12"> und dem Laplace-Operator?</text:span></text:p>
          </draw:text-box>
        </draw:frame>
        <draw:frame presentation:style-name="pr2" draw:layer="layout" svg:width="25.199cm" svg:height="12.18cm" svg:x="1.4cm" svg:y="4.914cm" presentation:class="subtitle">
          <draw:text-box>
            <text:p>Der Winkelanteil des Laplace-Operators ∆ hängt eng mit der Darstellung von <text:span text:style-name="T5">L</text:span><text:span text:style-name="T6">2</text:span> in Kugelkoordianten zusammen.</text:p>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5cm" svg:x="2.1cm" svg:y="14.107cm" presentation:class="notes">
            <draw:text-box>
              <text:p>Die kinetische Energie <text:span text:style-name="T7">T</text:span> eines Teilchens lässt sich in einen Radialanteil <text:span text:style-name="T7">T</text:span><text:span text:style-name="T8">r</text:span> und einen Winkelanteil <text:span text:style-name="T7">T</text:span><text:span text:style-name="T35">θ</text:span><text:span text:style-name="T55">,</text:span><text:span text:style-name="T35">φ</text:span><text:span text:style-name="T21"> zerlegen, wobei d</text:span>er Winkelanteil des Laplace-Operators ∆ durch <text:span text:style-name="T5">L</text:span><text:span text:style-name="T6">2</text:span> bestimmt wird.</text:p>
            </draw:text-box>
          </draw:frame>
        </presentation:notes>
      </draw:page>
      <draw:page draw:name="page32" draw:style-name="dp1" draw:master-page-name="Default" presentation:presentation-page-layout-name="AL1T0">
        <draw:frame presentation:style-name="pr4" draw:text-style-name="P3" draw:layer="layout" svg:width="25.199cm" svg:height="3.506cm" svg:x="1.4cm" svg:y="0.837cm" presentation:class="title">
          <draw:text-box>
            <text:p><text:span text:style-name="T2">Warum stellen in der Regel </text:span><text:span text:style-name="T22">L</text:span><text:span text:style-name="T45">2</text:span><text:span text:style-name="T2"> und </text:span><text:span text:style-name="T3">L</text:span><text:span text:style-name="T4">z</text:span><text:span text:style-name="T2"> keinen vollständigen Satz von Operatoren dar?</text:span></text:p>
          </draw:text-box>
        </draw:frame>
        <draw:frame presentation:style-name="pr5" draw:layer="layout" svg:width="25.199cm" svg:height="12.18cm" svg:x="1.4cm" svg:y="4.914cm" presentation:class="subtitle">
          <draw:text-box>
            <text:p>Die <text:span text:style-name="T7">r</text:span>-Abhängigkeit der Wellenfunktion, der <text:span text:style-name="T7">Radialanteil</text:span>, bleibt völlig unbestimmt.</text:p>
          </draw:text-box>
        </draw:frame>
        <presentation:notes draw:style-name="dp2">
          <draw:page-thumbnail draw:style-name="gr1"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1" draw:layer="layout" svg:width="25.199cm" svg:height="3.506cm" svg:x="1.4cm" svg:y="0.837cm" presentation:class="title">
          <draw:text-box>
            <text:p>Warum muss die Drehimpulsquantenzahl <text:span text:style-name="T7">l</text:span> ganzzahlig sein?</text:p>
          </draw:text-box>
        </draw:frame>
        <draw:frame presentation:style-name="pr2" draw:layer="layout" svg:width="25.199cm" svg:height="12.18cm" svg:x="1.4cm" svg:y="4.914cm" presentation:class="subtitle">
          <draw:text-box>
            <text:p>Trennt man die Wellenfunktion in einen Radial- und einen Winkelanteil auf,</text:p>
            <text:p><text:span text:style-name="T14">ψ</text:span><text:span text:style-name="T35">lm</text:span><text:span text:style-name="T41">(</text:span><text:span text:style-name="T56">r</text:span><text:span text:style-name="T41">) = </text:span><text:span text:style-name="T14">R</text:span><text:span text:style-name="T41">(</text:span><text:span text:style-name="T14">r</text:span><text:span text:style-name="T41">) </text:span><text:span text:style-name="T14">Y</text:span><text:span text:style-name="T35">lm</text:span><text:span text:style-name="T41">(</text:span><text:span text:style-name="T14">θ</text:span><text:span text:style-name="T41">,</text:span><text:span text:style-name="T14">φ</text:span><text:span text:style-name="T41">)</text:span></text:p>
            <text:p>und wendet weiters auf den Winkelanteil ebenfalls einen Separationsansatz an</text:p>
            <text:p><text:span text:style-name="T14">Y</text:span><text:span text:style-name="T35">lm</text:span><text:span text:style-name="T41">(</text:span><text:span text:style-name="T14">θ</text:span><text:span text:style-name="T41">,</text:span><text:span text:style-name="T14">φ</text:span><text:span text:style-name="T41">) = </text:span><text:span text:style-name="T14">Φ</text:span><text:span text:style-name="T41">(</text:span><text:span text:style-name="T14">φ</text:span><text:span text:style-name="T41">) </text:span><text:span text:style-name="T14">Θ</text:span><text:span text:style-name="T41">(</text:span><text:span text:style-name="T14">θ</text:span><text:span text:style-name="T41">)</text:span></text:p>
            <text:p>so erkennt man bei Berechnung der <text:span text:style-name="T14">φ</text:span><text:span text:style-name="T41">-Abhängigkeit</text:span></text:p>
            <text:p><text:span text:style-name="T14">Φ</text:span><text:span text:style-name="T41">(</text:span><text:span text:style-name="T14">φ</text:span><text:span text:style-name="T41">) = e</text:span><text:span text:style-name="T57">i m </text:span><text:span text:style-name="T58">φ</text:span></text:p>
            <text:p><text:span text:style-name="T42">dass aufgrund der Forderung </text:span><text:span text:style-name="T14">Φ</text:span><text:span text:style-name="T42">(</text:span><text:span text:style-name="T14">φ</text:span><text:span text:style-name="T42"> + 2π) = </text:span><text:span text:style-name="T14">Φ</text:span><text:span text:style-name="T42">(</text:span><text:span text:style-name="T14">φ</text:span><text:span text:style-name="T42">) für die Eindeutigkeit der Wellenfunktion nur ganze Zahlen für </text:span><text:span text:style-name="T14">m</text:span><text:span text:style-name="T42"> und damit auch für </text:span><text:span text:style-name="T14">l</text:span><text:span text:style-name="T42"> infrage kommen.</text:span></text:p>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5cm" svg:x="2.1cm" svg:y="14.107cm" presentation:class="notes" presentation:placeholder="true">
            <draw:text-box/>
          </draw:frame>
        </presentation:notes>
      </draw:page>
      <draw:page draw:name="page34" draw:style-name="dp1" draw:master-page-name="Default" presentation:presentation-page-layout-name="AL1T0">
        <draw:frame presentation:style-name="pr4" draw:layer="layout" svg:width="25.199cm" svg:height="3.506cm" svg:x="1.4cm" svg:y="0.837cm" presentation:class="title">
          <draw:text-box>
            <text:p>Mit welcher bekannten Differentialgleichung lässt sich die Eigenwertgleichung zu <text:span text:style-name="T5">L</text:span><text:span text:style-name="T6">2</text:span> identifizieren?</text:p>
          </draw:text-box>
        </draw:frame>
        <draw:frame presentation:style-name="pr5" draw:layer="layout" svg:width="25.199cm" svg:height="12.18cm" svg:x="1.4cm" svg:y="4.914cm" presentation:class="subtitle">
          <draw:text-box>
            <text:p>Die verallgemeinerte Legendre-Gleichung</text:p>
          </draw:text-box>
        </draw:frame>
        <presentation:notes draw:style-name="dp2">
          <draw:page-thumbnail draw:style-name="gr1" draw:layer="layout" svg:width="14.848cm" svg:height="11.136cm" svg:x="3.075cm" svg:y="2.257cm" draw:page-number="34" presentation:class="page"/>
          <draw:frame presentation:style-name="pr6" draw:layer="layout" svg:width="16.799cm" svg:height="13.364cm" svg:x="2.1cm" svg:y="14.107cm" presentation:class="notes">
            <draw:text-box>
              <text:p>Bekannt von den Multipolmomenten elektrischer Ladungsdichten</text:p>
            </draw:text-box>
          </draw:frame>
        </presentation:notes>
      </draw:page>
      <draw:page draw:name="page35" draw:style-name="dp1" draw:master-page-name="Default" presentation:presentation-page-layout-name="AL1T0">
        <draw:frame presentation:style-name="pr1" draw:layer="layout" svg:width="25.199cm" svg:height="3.506cm" svg:x="1.4cm" svg:y="0.837cm" presentation:class="title">
          <draw:text-box>
            <text:p>Welchen mathematischen Funktionen entsprechen die Eigenfunktionen von <text:span text:style-name="T5">L</text:span><text:span text:style-name="T6">2</text:span> und <text:span text:style-name="T7">L</text:span><text:span text:style-name="T8">z</text:span>?</text:p>
          </draw:text-box>
        </draw:frame>
        <draw:frame presentation:style-name="pr2" draw:layer="layout" svg:width="25.199cm" svg:height="12.18cm" svg:x="1.4cm" svg:y="4.914cm" presentation:class="subtitle">
          <draw:text-box>
            <text:p>Die gemeinsamen Eigenfunktionen der Bahndrehimpulsoperatoren <text:span text:style-name="T5">L</text:span><text:span text:style-name="T6">2</text:span> und <text:span text:style-name="T7">L</text:span><text:span text:style-name="T8">z</text:span> sind <text:span text:style-name="T17">Kugelflächenfunktionen</text:span></text:p>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5cm" svg:x="2.1cm" svg:y="14.107cm" presentation:class="notes" presentation:placeholder="true">
            <draw:text-box/>
          </draw:frame>
        </presentation:notes>
      </draw:page>
      <draw:page draw:name="page36" draw:style-name="dp1" draw:master-page-name="Default" presentation:presentation-page-layout-name="AL1T0">
        <draw:frame presentation:style-name="pr4" draw:layer="layout" svg:width="25.199cm" svg:height="3.506cm" svg:x="1.4cm" svg:y="0.837cm" presentation:class="title">
          <draw:text-box>
            <text:p>Welche Parität besitzt die Drehimpulseigenfunktion <text:span text:style-name="T7">Y</text:span><text:span text:style-name="T59">3−2</text:span>(<text:span text:style-name="T7">ϑ</text:span>, <text:span text:style-name="T7">ϕ</text:span>)?</text:p>
          </draw:text-box>
        </draw:frame>
        <draw:frame presentation:style-name="pr5" draw:layer="layout" svg:width="25.199cm" svg:height="12.18cm" svg:x="1.4cm" svg:y="4.914cm" presentation:class="subtitle">
          <draw:text-box>
            <text:p>Ungerade Parität:</text:p>
            <text:p>Eigenfunktionen mit geradem <text:span text:style-name="T7">l</text:span> haben gerade, mit ungeradem <text:span text:style-name="T7">l</text:span> haben ungerade Parität</text:p>
          </draw:text-box>
        </draw:frame>
        <presentation:notes draw:style-name="dp2">
          <draw:page-thumbnail draw:style-name="gr1" draw:layer="layout" svg:width="14.848cm" svg:height="11.136cm" svg:x="3.075cm" svg:y="2.257cm" draw:page-number="36" presentation:class="page"/>
          <draw:frame presentation:style-name="pr6"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1" draw:text-style-name="P7" draw:layer="layout" svg:width="25.199cm" svg:height="3.506cm" svg:x="1.4cm" svg:y="0.836cm" presentation:class="title" presentation:user-transformed="true">
          <draw:text-box>
            <text:p><text:span text:style-name="T46">Wie ist in der Klassischen Elektrodynamik das magnetische Moment einer lokalen Stromverteilung </text:span><text:span text:style-name="T60">j</text:span><text:span text:style-name="T46"> definiert?</text:span></text:p>
          </draw:text-box>
        </draw:frame>
        <draw:frame presentation:style-name="pr2" draw:layer="layout" svg:width="25.199cm" svg:height="12.18cm" svg:x="1.4cm" svg:y="4.914cm" presentation:class="subtitle" presentation:placeholder="true">
          <draw:text-box/>
        </draw:frame>
        <draw:frame draw:style-name="gr2" draw:text-style-name="P2" draw:layer="layout" svg:width="9.39cm" svg:height="2.646cm" svg:x="9.304cm" svg:y="9.176cm">
          <text:p/>
          <draw:object xlink:href="../magnetisches%20Moment%20in%20der%20klassischen%20Elektrodynamik.odf" xlink:type="simple" xlink:show="embed" xlink:actuate="onLoad"/>
          <draw:image xlink:href="./ObjectReplacements/Object 30" xlink:type="simple" xlink:show="embed" xlink:actuate="onLoad"/>
        </draw:frame>
        <presentation:notes draw:style-name="dp2">
          <draw:page-thumbnail draw:style-name="gr1" draw:layer="layout" svg:width="14.848cm" svg:height="11.136cm" svg:x="3.075cm" svg:y="2.257cm" draw:page-number="37" presentation:class="page"/>
          <draw:frame presentation:style-name="pr3" draw:layer="layout" svg:width="16.799cm" svg:height="13.365cm" svg:x="2.1cm" svg:y="14.107cm" presentation:class="notes" presentation:placeholder="true">
            <draw:text-box/>
          </draw:frame>
        </presentation:notes>
      </draw:page>
      <draw:page draw:name="page38" draw:style-name="dp1" draw:master-page-name="Default" presentation:presentation-page-layout-name="AL1T0">
        <draw:frame presentation:style-name="pr4" draw:layer="layout" svg:width="25.199cm" svg:height="3.506cm" svg:x="1.4cm" svg:y="0.837cm" presentation:class="title">
          <draw:text-box>
            <text:p>Wie lässt sich das magnetische Moment eines Teilchens aus der Energie berechnen?</text:p>
          </draw:text-box>
        </draw:frame>
        <draw:frame presentation:style-name="pr5" draw:layer="layout" svg:width="25.199cm" svg:height="12.18cm" svg:x="1.4cm" svg:y="4.914cm" presentation:class="subtitle" presentation:placeholder="true">
          <draw:text-box/>
        </draw:frame>
        <draw:frame draw:style-name="gr2" draw:text-style-name="P2" draw:layer="layout" svg:width="18.494cm" svg:height="4.28cm" svg:x="4.752cm" svg:y="8.359cm">
          <text:p/>
          <draw:object xlink:href="../Berechnung%20des%20magnetischen%20Moments%20aus%20der%20Energie.odf" xlink:type="simple" xlink:show="embed" xlink:actuate="onLoad"/>
          <draw:image xlink:href="./ObjectReplacements/Object 31" xlink:type="simple" xlink:show="embed" xlink:actuate="onLoad"/>
        </draw:frame>
        <presentation:notes draw:style-name="dp2">
          <draw:page-thumbnail draw:style-name="gr1"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3" draw:master-page-name="Default" presentation:presentation-page-layout-name="AL1T0">
        <draw:frame presentation:style-name="pr1" draw:layer="layout" svg:width="25.199cm" svg:height="3.506cm" svg:x="1.4cm" svg:y="0.837cm" presentation:class="title">
          <draw:text-box>
            <text:p>Wie sieht die Observable magnetisches Moment in der Quantenmechanik aus?</text:p>
          </draw:text-box>
        </draw:frame>
        <draw:frame presentation:style-name="pr2" draw:layer="layout" svg:width="25.199cm" svg:height="18.108cm" svg:x="1.4cm" svg:y="1.953cm" presentation:class="subtitle" presentation:user-transformed="true">
          <draw:text-box>
            <text:p/>
            <text:p/>
            <text:p/>
            <text:p>Interpretiert man <text:span text:style-name="T7">W</text:span> als Lösung der zeitunabhängigen Schrödinger-Gleichung: <text:span text:style-name="T7">H</text:span>|<text:span text:style-name="T14">ψ</text:span>⟩ = <text:span text:style-name="T7">W</text:span>|<text:span text:style-name="T14">ψ</text:span>⟩ ; <text:tab/> ⟨<text:span text:style-name="T14">ψ</text:span>|<text:span text:style-name="T14">ψ</text:span>⟩ = 1</text:p>
            <text:p/>
            <text:p>und differenziert nach dem Feld <text:span text:style-name="T5">B</text:span>:</text:p>
            <text:p>(∇<text:span text:style-name="T9">B</text:span><text:span text:style-name="T7">H</text:span> - ∇<text:span text:style-name="T9">B</text:span><text:span text:style-name="T7">W</text:span>) |<text:span text:style-name="T14">ψ</text:span>⟩ + (<text:span text:style-name="T7">H</text:span> – <text:span text:style-name="T7">W</text:span>) |∇<text:span text:style-name="T9">B</text:span><text:span text:style-name="T14">ψ</text:span>⟩ = 0</text:p>
            <text:p/>
            <text:p>so entfällt bei Multiplikation mit dem Bra-Zustand ⟨<text:span text:style-name="T14">ψ</text:span>| von links wegen der Hermitezität von <text:span text:style-name="T7">H</text:span> (⟨<text:span text:style-name="T14">ψ</text:span>| <text:span text:style-name="T7">H</text:span> = ⟨<text:span text:style-name="T14">ψ</text:span>| <text:span text:style-name="T7">W</text:span>) der zweite Summand:</text:p>
            <text:p/>
            <text:p>⟨<text:span text:style-name="T14">ψ</text:span>|∇<text:span text:style-name="T16">B</text:span><text:span text:style-name="T61">H|</text:span><text:span text:style-name="T42">ψ</text:span>⟩ = ∇<text:span text:style-name="T9">B</text:span><text:span text:style-name="T7">W</text:span></text:p>
            <text:p><text:span text:style-name="T20"/></text:p>
            <text:p><text:span text:style-name="T20">und man erhält als Operator des magnetischen Moments:</text:span></text:p>
            <text:p><text:span text:style-name="T20"/></text:p>
            <text:p><text:span text:style-name="T56">μ</text:span><text:span text:style-name="T62"> = -∇</text:span><text:span text:style-name="T63">B</text:span><text:span text:style-name="T64">H</text:span></text:p>
          </draw:text-box>
        </draw:frame>
        <presentation:notes draw:style-name="dp2">
          <draw:page-thumbnail draw:style-name="gr1" draw:layer="layout" svg:width="14.848cm" svg:height="11.136cm" svg:x="3.075cm" svg:y="2.257cm" draw:page-number="39" presentation:class="page"/>
          <draw:frame presentation:style-name="pr3" draw:layer="layout" svg:width="16.799cm" svg:height="13.365cm" svg:x="2.1cm" svg:y="14.107cm" presentation:class="notes" presentation:placeholder="true">
            <draw:text-box/>
          </draw:frame>
        </presentation:notes>
      </draw:page>
      <draw:page draw:name="page40" draw:style-name="dp1" draw:master-page-name="Default" presentation:presentation-page-layout-name="AL1T0">
        <draw:frame presentation:style-name="pr1" draw:layer="layout" svg:width="25.199cm" svg:height="3.506cm" svg:x="1.4cm" svg:y="0.837cm" presentation:class="title" presentation:user-transformed="true">
          <draw:text-box>
            <text:p>Skizziere die Überlegungen zur Herleitung der Observablen des magnetischens Moments</text:p>
          </draw:text-box>
        </draw:frame>
        <draw:frame presentation:style-name="pr2" draw:layer="layout" svg:width="25.199cm" svg:height="17.075cm" svg:x="1.4cm" svg:y="2.469cm" presentation:class="subtitle" presentation:user-transformed="true">
          <draw:text-box>
            <text:p/>
            <text:p/>
            <text:p/>
            <text:p>Man interpretiert <text:span text:style-name="T7">W</text:span> als Lösung der zeitunabhängigen Schrödinger-Gleichung: <text:span text:style-name="T7">H</text:span>|<text:span text:style-name="T14">ψ</text:span>⟩ = <text:span text:style-name="T7">W</text:span>|<text:span text:style-name="T14">ψ</text:span>⟩ ; <text:tab/> ⟨<text:span text:style-name="T14">ψ</text:span>|<text:span text:style-name="T14">ψ</text:span>⟩ = 1</text:p>
            <text:p/>
            <text:p>und differenziert nach dem Feld <text:span text:style-name="T5">B</text:span>:</text:p>
            <text:p/>
            <text:p>(∇<text:span text:style-name="T9">B</text:span><text:span text:style-name="T7">H</text:span> - ∇<text:span text:style-name="T9">B</text:span><text:span text:style-name="T7">W</text:span>) |<text:span text:style-name="T14">ψ</text:span>⟩ + (<text:span text:style-name="T7">H</text:span> – <text:span text:style-name="T7">W</text:span>) |∇<text:span text:style-name="T9">B</text:span><text:span text:style-name="T14">ψ</text:span>⟩ = 0</text:p>
            <text:p/>
            <text:p>Bei Multiplikation mit dem Bra-Zustand ⟨<text:span text:style-name="T14">ψ</text:span>| von links wegen der Hermitezität von <text:span text:style-name="T7">H</text:span> (⟨<text:span text:style-name="T14">ψ</text:span>| <text:span text:style-name="T7">H</text:span> = ⟨<text:span text:style-name="T14">ψ</text:span>| <text:span text:style-name="T7">W</text:span>) entfällt der zweite Summand:</text:p>
            <text:p/>
            <text:p>⟨<text:span text:style-name="T14">ψ</text:span>|∇<text:span text:style-name="T16">B</text:span><text:span text:style-name="T61">H|</text:span><text:span text:style-name="T42">ψ</text:span>⟩ = ∇<text:span text:style-name="T9">B</text:span><text:span text:style-name="T7">W</text:span></text:p>
            <text:p><text:span text:style-name="T20"/></text:p>
            <text:p><text:span text:style-name="T20">und man identifiziert </text:span><text:span text:style-name="T56">μ</text:span><text:span text:style-name="T62"> = -∇</text:span><text:span text:style-name="T63">B</text:span><text:span text:style-name="T64">H</text:span><text:span text:style-name="T20"> als Operator des magnetischen Moments.</text:span></text:p>
          </draw:text-box>
        </draw:frame>
        <presentation:notes draw:style-name="dp2">
          <draw:page-thumbnail draw:style-name="gr1" draw:layer="layout" svg:width="14.848cm" svg:height="11.136cm" svg:x="3.075cm" svg:y="2.257cm" draw:page-number="40" presentation:class="page"/>
          <draw:frame presentation:style-name="pr3" draw:layer="layout" svg:width="16.799cm" svg:height="13.365cm" svg:x="2.1cm" svg:y="14.107cm" presentation:class="notes" presentation:placeholder="true">
            <draw:text-box/>
          </draw:frame>
        </presentation:notes>
      </draw:page>
      <draw:page draw:name="page41" draw:style-name="dp1" draw:master-page-name="Default" presentation:presentation-page-layout-name="AL1T0">
        <draw:frame presentation:style-name="pr1" draw:layer="layout" svg:width="25.199cm" svg:height="3.506cm" svg:x="1.4cm" svg:y="0.837cm" presentation:class="title">
          <draw:text-box>
            <text:p>Wie sieht die Observable magnetisches Moment in der Quantenmechanik aus?</text:p>
          </draw:text-box>
        </draw:frame>
        <draw:frame presentation:style-name="pr2" draw:layer="layout" svg:width="25.199cm" svg:height="12.18cm" svg:x="1.4cm" svg:y="4.917cm" presentation:class="subtitle" presentation:user-transformed="true">
          <draw:text-box>
            <text:p><text:span text:style-name="T56">μ</text:span><text:span text:style-name="T62"> = -∇</text:span><text:span text:style-name="T63">B</text:span><text:span text:style-name="T64">H</text:span></text:p>
          </draw:text-box>
        </draw:frame>
        <presentation:notes draw:style-name="dp2">
          <draw:page-thumbnail draw:style-name="gr1" draw:layer="layout" svg:width="14.848cm" svg:height="11.136cm" svg:x="3.075cm" svg:y="2.257cm" draw:page-number="41" presentation:class="page"/>
          <draw:frame presentation:style-name="pr3" draw:layer="layout" svg:width="16.799cm" svg:height="13.365cm" svg:x="2.1cm" svg:y="14.107cm" presentation:class="notes" presentation:placeholder="true">
            <draw:text-box/>
          </draw:frame>
        </presentation:notes>
      </draw:page>
      <draw:page draw:name="page42" draw:style-name="dp1" draw:master-page-name="Default" presentation:presentation-page-layout-name="AL1T0">
        <draw:frame presentation:style-name="pr4" draw:layer="layout" svg:width="25.199cm" svg:height="3.506cm" svg:x="1.4cm" svg:y="0.837cm" presentation:class="title">
          <draw:text-box>
            <text:p>Was sind kanonisch konjugierte Variablen?</text:p>
          </draw:text-box>
        </draw:frame>
        <draw:frame presentation:style-name="pr5" draw:layer="layout" svg:width="25.199cm" svg:height="12.18cm" svg:x="1.4cm" svg:y="4.914cm" presentation:class="subtitle">
          <draw:text-box>
            <text:p>Variablen, welche die fundamentale Poisson-Klammer {q,p} = 1 erfüllen, bzw. nach dem Korrespondenzprinzip die fundamentale Vertauschungsrelation [q,p]<text:span text:style-name="T10">_</text:span> = i ℏ</text:p>
          </draw:text-box>
        </draw:frame>
        <presentation:notes draw:style-name="dp2">
          <draw:page-thumbnail draw:style-name="gr1" draw:layer="layout" svg:width="14.848cm" svg:height="11.136cm" svg:x="3.075cm" svg:y="2.257cm" draw:page-number="42" presentation:class="page"/>
          <draw:frame presentation:style-name="pr6"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draw:frame presentation:style-name="pr4" draw:text-style-name="P4" draw:layer="layout" svg:width="25.199cm" svg:height="3.506cm" svg:x="1.4cm" svg:y="0.839cm" presentation:class="title" presentation:user-transformed="true">
          <draw:text-box>
            <text:p><text:span text:style-name="T12">Wie lautet die zum Ort </text:span><text:span text:style-name="T53">r</text:span><text:span text:style-name="T12"> kanonisch konjugierte Variable für ein Teilchen der Masse </text:span><text:span text:style-name="T13">m</text:span><text:span text:style-name="T12"> und Ladung <text:s text:c="3"/>im elektromagnetischen Feld?</text:span></text:p>
          </draw:text-box>
        </draw:frame>
        <draw:frame presentation:style-name="pr5" draw:layer="layout" svg:width="25.199cm" svg:height="12.18cm" svg:x="1.4cm" svg:y="4.914cm" presentation:class="subtitle" presentation:placeholder="true">
          <draw:text-box/>
        </draw:frame>
        <draw:frame draw:style-name="gr2" draw:text-style-name="P2" draw:layer="layout" svg:width="0.77cm" svg:height="1.23cm" svg:x="14.409cm" svg:y="2.551cm">
          <text:p/>
          <draw:object xlink:href="../hat%20q.odf" xlink:type="simple" xlink:show="embed" xlink:actuate="onLoad"/>
          <draw:image xlink:href="./ObjectReplacements/Object 32" xlink:type="simple" xlink:show="embed" xlink:actuate="onLoad"/>
        </draw:frame>
        <draw:frame draw:style-name="gr2" draw:text-style-name="P2" draw:layer="layout" svg:width="7.798cm" svg:height="1.274cm" svg:x="10.1cm" svg:y="9.862cm">
          <text:p/>
          <draw:object xlink:href="../klassische%20kanonisch%20konjugierte%20Variable%20zu%20r%20in%20der%20Elektrodynamik.odf" xlink:type="simple" xlink:show="embed" xlink:actuate="onLoad"/>
          <draw:image xlink:href="./ObjectReplacements/Object 33" xlink:type="simple" xlink:show="embed" xlink:actuate="onLoad"/>
        </draw:frame>
        <presentation:notes draw:style-name="dp2">
          <draw:page-thumbnail draw:style-name="gr1" draw:layer="layout" svg:width="14.848cm" svg:height="11.136cm" svg:x="3.075cm" svg:y="2.257cm" draw:page-number="43" presentation:class="page"/>
          <draw:frame presentation:style-name="pr6"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0">
        <draw:frame presentation:style-name="pr1" draw:layer="layout" svg:width="25.199cm" svg:height="3.506cm" svg:x="1.4cm" svg:y="0.837cm" presentation:class="title">
          <draw:text-box>
            <text:p>Was versteht man unter der <text:span text:style-name="T7">Zentralfeldnäherung</text:span>?</text:p>
          </draw:text-box>
        </draw:frame>
        <draw:frame presentation:style-name="pr2" draw:layer="layout" svg:width="25.199cm" svg:height="12.18cm" svg:x="1.4cm" svg:y="4.914cm" presentation:class="subtitle" presentation:user-transformed="true">
          <draw:text-box>
            <text:p>Die Wechselwirkungen des Elektrons mit den anderen Atomelektronen in gemittelter Form wird durch ein Zentralfeld <text:span text:style-name="T7">V</text:span>(<text:span text:style-name="T5">r</text:span><text:span text:style-name="T8">i</text:span>) = <text:span text:style-name="T7">V</text:span>(<text:span text:style-name="T7">r</text:span><text:span text:style-name="T8">i</text:span>) simuliert.</text:p>
          </draw:text-box>
        </draw:frame>
        <presentation:notes draw:style-name="dp2">
          <draw:page-thumbnail draw:style-name="gr1" draw:layer="layout" svg:width="14.848cm" svg:height="11.136cm" svg:x="3.075cm" svg:y="2.257cm" draw:page-number="44" presentation:class="page"/>
          <draw:frame presentation:style-name="pr3" draw:layer="layout" svg:width="16.799cm" svg:height="13.365cm" svg:x="2.1cm" svg:y="14.107cm" presentation:class="notes" presentation:placeholder="true">
            <draw:text-box/>
          </draw:frame>
        </presentation:notes>
      </draw:page>
      <draw:page draw:name="page45" draw:style-name="dp1" draw:master-page-name="Default" presentation:presentation-page-layout-name="AL1T0">
        <draw:frame presentation:style-name="pr4" draw:text-style-name="P4" draw:layer="layout" svg:width="25.199cm" svg:height="3.506cm" svg:x="1.4cm" svg:y="0.835cm" presentation:class="title" presentation:user-transformed="true">
          <draw:text-box>
            <text:p><text:span text:style-name="T12">Welche Struktur hat der Hamilton-Operator eines Teilchens mit </text:span><text:span text:style-name="T13">p</text:span><text:span text:style-name="T12"> Elektronen (Spin noch ausgeklammert)?</text:span></text:p>
          </draw:text-box>
        </draw:frame>
        <draw:frame presentation:style-name="pr5" draw:layer="layout" svg:width="25.199cm" svg:height="12.18cm" svg:x="1.4cm" svg:y="4.914cm" presentation:class="subtitle" presentation:placeholder="true">
          <draw:text-box/>
        </draw:frame>
        <draw:frame draw:style-name="gr2" draw:text-style-name="P2" draw:layer="layout" svg:width="15.189cm" svg:height="2.971cm" svg:x="6.405cm" svg:y="9.014cm">
          <text:p/>
          <draw:object xlink:href="../Hamilton-Operator%20des%20p-Elektronenatoms.odf" xlink:type="simple" xlink:show="embed" xlink:actuate="onLoad"/>
          <draw:image xlink:href="./ObjectReplacements/Object 34" xlink:type="simple" xlink:show="embed" xlink:actuate="onLoad"/>
        </draw:frame>
        <presentation:notes draw:style-name="dp2">
          <draw:page-thumbnail draw:style-name="gr1" draw:layer="layout" svg:width="14.848cm" svg:height="11.136cm" svg:x="3.075cm" svg:y="2.257cm" draw:page-number="45" presentation:class="page"/>
          <draw:frame presentation:style-name="pr6"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0">
        <draw:frame presentation:style-name="pr4" draw:text-style-name="P4" draw:layer="layout" svg:width="25.199cm" svg:height="3.506cm" svg:x="1.4cm" svg:y="0.835cm" presentation:class="title" presentation:user-transformed="true">
          <draw:text-box>
            <text:p><text:span text:style-name="T12"><text:s/></text:span><text:span text:style-name="T12">Wie sieht das magnetische Moment aus eines Teilchens mit </text:span><text:span text:style-name="T13">p</text:span><text:span text:style-name="T12"> Elektronen (Spin noch ausgeklammert) aus?</text:span></text:p>
          </draw:text-box>
        </draw:frame>
        <draw:frame presentation:style-name="pr5" draw:layer="layout" svg:width="25.199cm" svg:height="12.18cm" svg:x="1.4cm" svg:y="4.914cm" presentation:class="subtitle" presentation:placeholder="true">
          <draw:text-box/>
        </draw:frame>
        <draw:frame draw:style-name="gr2" draw:text-style-name="P2" draw:layer="layout" svg:width="14.831cm" svg:height="3.091cm" svg:x="6.584cm" svg:y="8.954cm">
          <text:p/>
          <draw:object xlink:href="../magnetisches%20Moment%20des%20p-Elektronenatoms.odf" xlink:type="simple" xlink:show="embed" xlink:actuate="onLoad"/>
          <draw:image xlink:href="./ObjectReplacements/Object 35" xlink:type="simple" xlink:show="embed" xlink:actuate="onLoad"/>
        </draw:frame>
        <presentation:notes draw:style-name="dp2">
          <draw:page-thumbnail draw:style-name="gr1" draw:layer="layout" svg:width="14.848cm" svg:height="11.136cm" svg:x="3.075cm" svg:y="2.257cm" draw:page-number="46" presentation:class="page"/>
          <draw:frame presentation:style-name="pr6"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draw:frame presentation:style-name="pr1" draw:layer="layout" svg:width="25.199cm" svg:height="3.506cm" svg:x="1.4cm" svg:y="0.837cm" presentation:class="title">
          <draw:text-box>
            <text:p>Welcher Term des magnetischen Moments bedingt Dia-, welcher Paramagnetismus?</text:p>
          </draw:text-box>
        </draw:frame>
        <draw:frame presentation:style-name="pr2" draw:layer="layout" svg:width="25.199cm" svg:height="12.18cm" svg:x="1.4cm" svg:y="4.914cm" presentation:class="subtitle" presentation:user-transformed="true">
          <draw:text-box>
            <text:p>Der erste Summand repräsentiert ein permanentes Moment welches aus der Elektronenbewegung um den Kern resultiert, der zweite ein induziertes Moment welches nach Abschalten des Magnetfelds verschwindet.</text:p>
            <text:p/>
            <text:p>Somit ist der erste Term für Paramagnetismus (und abhängig von der Ordnungstendenz für Ferro bzw. Antiferromagnetismus) verantwortlich, der zweite Term hingegen für den immer vorhandenen Diamagnetismus.</text:p>
          </draw:text-box>
        </draw:frame>
        <presentation:notes draw:style-name="dp2">
          <draw:page-thumbnail draw:style-name="gr1" draw:layer="layout" svg:width="14.848cm" svg:height="11.136cm" svg:x="3.075cm" svg:y="2.257cm" draw:page-number="47" presentation:class="page"/>
          <draw:frame presentation:style-name="pr3" draw:layer="layout" svg:width="16.799cm" svg:height="13.365cm" svg:x="2.1cm" svg:y="14.107cm" presentation:class="notes" presentation:placeholder="true">
            <draw:text-box/>
          </draw:frame>
        </presentation:notes>
      </draw:page>
      <draw:page draw:name="page48" draw:style-name="dp1" draw:master-page-name="Default" presentation:presentation-page-layout-name="AL1T0">
        <draw:frame presentation:style-name="pr4" draw:text-style-name="P4" draw:layer="layout" svg:width="25.199cm" svg:height="3.506cm" svg:x="1.4cm" svg:y="0.828cm" presentation:class="title" presentation:user-transformed="true">
          <draw:text-box>
            <text:p><text:span text:style-name="T12">Welche Aufspaltung der Energieterme im Magnetfeld ist zu erwarten, wenn sich das magnetische Moment eines Atoms allein aus den Bahndrehimpulsen der Elektronen bestimmt?</text:span></text:p>
          </draw:text-box>
        </draw:frame>
        <draw:frame presentation:style-name="pr5" draw:layer="layout" svg:width="25.199cm" svg:height="12.18cm" svg:x="1.4cm" svg:y="4.914cm" presentation:class="subtitle">
          <draw:text-box>
            <text:p>(2<text:span text:style-name="T7">l</text:span> + 1) – fach (Zeeman-Effekt) mit energetisch äquidistanten Termen</text:p>
          </draw:text-box>
        </draw:frame>
        <presentation:notes draw:style-name="dp2">
          <draw:page-thumbnail draw:style-name="gr1" draw:layer="layout" svg:width="14.848cm" svg:height="11.136cm" svg:x="3.075cm" svg:y="2.257cm" draw:page-number="48" presentation:class="page"/>
          <draw:frame presentation:style-name="pr6"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1" draw:layer="layout" svg:width="25.199cm" svg:height="3.506cm" svg:x="1.4cm" svg:y="0.837cm" presentation:class="title">
          <draw:text-box>
            <text:p>Welche experimentellen Beobachtungen machen die Einführung des Spins notwendig?</text:p>
          </draw:text-box>
        </draw:frame>
        <draw:frame presentation:style-name="pr2" draw:layer="layout" svg:width="25.199cm" svg:height="12.18cm" svg:x="1.4cm" svg:y="4.914cm" presentation:class="subtitle">
          <draw:text-box>
            <text:p>Da der Grundzustand des einfachen Wasserstoffatoms zu <text:span text:style-name="T7">l</text:span> = 0 gehört, sollte er von einem Magnetfeld unbeeinflusst bleiben. Dies widerspricht jedoch dem experimentellen Befund, nach dem der Grundzustand im Feld zweifach aufspaltet.</text:p>
            <text:p>Ebenso spaltet beim <text:span text:style-name="T7">Stern-Gerlach-Versuch</text:span> das <text:span text:style-name="T7">Leuchtelektron</text:span> (5<text:span text:style-name="T7">s</text:span>-Elektron) zweifach auf, obwohl es ebenfalls im Grundzustand <text:span text:style-name="T7">l</text:span> = 0 besitzt und die Drehimpulse aller anderen Elektronen im Ag – Atom zu Null koppeln.</text:p>
          </draw:text-box>
        </draw:frame>
        <draw:frame draw:style-name="gr2" draw:text-style-name="P2" draw:layer="layout" svg:width="16.884cm" svg:height="3.195cm" svg:x="5.557cm" svg:y="15.902cm">
          <text:p/>
          <draw:object xlink:href="../Aufhebung%20der%20m-Entartung%20durch%20den%20paramagnetischen%20Term.odf" xlink:type="simple" xlink:show="embed" xlink:actuate="onLoad"/>
          <draw:image xlink:href="./ObjectReplacements/Object 36" xlink:type="simple" xlink:show="embed" xlink:actuate="onLoad"/>
        </draw:frame>
        <presentation:notes draw:style-name="dp2">
          <draw:page-thumbnail draw:style-name="gr1" draw:layer="layout" svg:width="14.848cm" svg:height="11.136cm" svg:x="3.075cm" svg:y="2.257cm" draw:page-number="49" presentation:class="page"/>
          <draw:frame presentation:style-name="pr3" draw:layer="layout" svg:width="16.799cm" svg:height="13.365cm" svg:x="2.1cm" svg:y="14.107cm" presentation:class="notes" presentation:placeholder="true">
            <draw:text-box/>
          </draw:frame>
        </presentation:notes>
      </draw:page>
      <draw:page draw:name="page50" draw:style-name="dp1" draw:master-page-name="Default" presentation:presentation-page-layout-name="AL1T0">
        <draw:frame presentation:style-name="pr4" draw:layer="layout" svg:width="25.199cm" svg:height="3.506cm" svg:x="1.4cm" svg:y="0.837cm" presentation:class="title">
          <draw:text-box>
            <text:p>Welche Werte kann die Spinquantenzahl <text:span text:style-name="T7">S</text:span> annehmen?</text:p>
          </draw:text-box>
        </draw:frame>
        <draw:frame presentation:style-name="pr5" draw:layer="layout" svg:width="25.199cm" svg:height="12.18cm" svg:x="1.4cm" svg:y="4.914cm" presentation:class="subtitle">
          <draw:text-box>
            <text:p>Sie kann ganz- oder halbzahlig sein:</text:p>
          </draw:text-box>
        </draw:frame>
        <draw:frame draw:style-name="gr2" draw:text-style-name="P2" draw:layer="layout" svg:width="17.761cm" svg:height="2.335cm" svg:x="5.119cm" svg:y="12.332cm">
          <text:p/>
          <draw:object xlink:href="../Spinquantenzahl.odf" xlink:type="simple" xlink:show="embed" xlink:actuate="onLoad"/>
          <draw:image xlink:href="./ObjectReplacements/Object 37" xlink:type="simple" xlink:show="embed" xlink:actuate="onLoad"/>
        </draw:frame>
        <presentation:notes draw:style-name="dp2">
          <draw:page-thumbnail draw:style-name="gr1" draw:layer="layout" svg:width="14.848cm" svg:height="11.136cm" svg:x="3.075cm" svg:y="2.257cm" draw:page-number="50" presentation:class="page"/>
          <draw:frame presentation:style-name="pr6"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draw:frame presentation:style-name="pr1" draw:layer="layout" svg:width="25.199cm" svg:height="3.506cm" svg:x="1.4cm" svg:y="0.837cm" presentation:class="title">
          <draw:text-box>
            <text:p>Ist für ein bestimmtes quantenmechanisches Teilchen <text:span text:style-name="T7">S</text:span> veränderbar?</text:p>
          </draw:text-box>
        </draw:frame>
        <draw:frame presentation:style-name="pr2" draw:layer="layout" svg:width="25.199cm" svg:height="12.18cm" svg:x="1.4cm" svg:y="4.914cm" presentation:class="subtitle">
          <draw:text-box>
            <text:p>Nein, da sie eine echte Teilcheneigenschaft (so wie Masse <text:span text:style-name="T7">m</text:span> und Ladung <text:span text:style-name="T7">q</text:span>) ist.</text:p>
            <text:p/>
            <text:p>Allerdings fügt der Spin einen neuen, unabhängigen, jedoch auf jeden Fall diskreten Freiheitsgrad, die Einstellung des Vektors <text:span text:style-name="T7">S</text:span> relativ zu einer vorgegebenen Richtung, hinzu.</text:p>
          </draw:text-box>
        </draw:frame>
        <presentation:notes draw:style-name="dp2">
          <draw:page-thumbnail draw:style-name="gr1" draw:layer="layout" svg:width="14.848cm" svg:height="11.136cm" svg:x="3.075cm" svg:y="2.257cm" draw:page-number="51" presentation:class="page"/>
          <draw:frame presentation:style-name="pr3" draw:layer="layout" svg:width="16.799cm" svg:height="13.365cm" svg:x="2.1cm" svg:y="14.107cm" presentation:class="notes" presentation:placeholder="true">
            <draw:text-box/>
          </draw:frame>
        </presentation:notes>
      </draw:page>
      <draw:page draw:name="page52" draw:style-name="dp3" draw:master-page-name="Default" presentation:presentation-page-layout-name="AL1T0">
        <draw:frame presentation:style-name="pr4" draw:layer="layout" svg:width="25.199cm" svg:height="3.506cm" svg:x="1.4cm" svg:y="0.837cm" presentation:class="title">
          <draw:text-box>
            <text:p>Erläutern Sie, warum Bahndrehimpuls- und Spinoperator miteinander kommutieren.</text:p>
          </draw:text-box>
        </draw:frame>
        <draw:frame presentation:style-name="pr5" draw:layer="layout" svg:width="25.199cm" svg:height="18.472cm" svg:x="1.4cm" svg:y="1.771cm" presentation:class="subtitle" presentation:user-transformed="true">
          <draw:text-box>
            <text:p/>
            <text:p/>
            <text:p/>
            <text:p>Da der Hilbertraum ℋ<text:span text:style-name="T9">B</text:span> der Bahnbewegung zur Beschreibung eines quantenmechanischen Teilchens nicht mehr ausreicht, wird er um den (2<text:span text:style-name="T7">S</text:span> + 1) – dimensionalen Spinraum ℋ<text:span text:style-name="T9">S</text:span> erweitert. Der vollständige Raum ist der direkte Produktraum aus den beiden Teilräumen ℋ<text:span text:style-name="T9">B</text:span> und ℋ<text:span text:style-name="T9">S</text:span>:</text:p>
            <text:p>ℋ = ℋ<text:span text:style-name="T9">B</text:span> ⦻ ℋ<text:span text:style-name="T9">S</text:span></text:p>
            <text:p>Die Wirkung eines ausschließlich in einem Teilraum wirkenden Operators <text:span text:style-name="T7">A</text:span><text:span text:style-name="T9">B,S</text:span> auf einen beliebigen Zustand |<text:span text:style-name="T14">ψ</text:span><text:span text:style-name="T42">;</text:span><text:span text:style-name="T14">φ</text:span><text:span text:style-name="T42">⟩ des Produktraums geschieht so, dass der jeweils andere Teil des Zustands unbeeinflusst bleibt:</text:span></text:p>
            <text:p><text:span text:style-name="T42"/></text:p>
            <text:p><text:span text:style-name="T42"/></text:p>
            <text:p><text:span text:style-name="T42"/></text:p>
            <text:p><text:span text:style-name="T42"/></text:p>
            <text:p><text:span text:style-name="T42">Dies hat insbesondere zur Folge dass solche Operatoren im Produktraum ℋ kommutieren.</text:span></text:p>
          </draw:text-box>
        </draw:frame>
        <draw:frame draw:style-name="gr2" draw:text-style-name="P2" draw:layer="layout" svg:width="15.018cm" svg:height="3.088cm" svg:x="6.49cm" svg:y="14.555cm">
          <text:p/>
          <draw:object xlink:href="../Ausschließlich%20in%20einem%20Teilraum%20wirkender%20Operator.odf" xlink:type="simple" xlink:show="embed" xlink:actuate="onLoad"/>
          <draw:image xlink:href="./ObjectReplacements/Object 38" xlink:type="simple" xlink:show="embed" xlink:actuate="onLoad"/>
        </draw:frame>
        <presentation:notes draw:style-name="dp2">
          <draw:page-thumbnail draw:style-name="gr1" draw:layer="layout" svg:width="14.848cm" svg:height="11.136cm" svg:x="3.075cm" svg:y="2.257cm" draw:page-number="52" presentation:class="page"/>
          <draw:frame presentation:style-name="pr6"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draw:frame presentation:style-name="pr1" draw:layer="layout" svg:width="25.199cm" svg:height="3.506cm" svg:x="1.4cm" svg:y="0.837cm" presentation:class="title">
          <draw:text-box>
            <text:p>Erläutern Sie, warum Bahndrehimpuls- und Spinoperator miteinander kommutieren.</text:p>
          </draw:text-box>
        </draw:frame>
        <draw:frame presentation:style-name="pr2" draw:layer="layout" svg:width="25.199cm" svg:height="15.191cm" svg:x="1.4cm" svg:y="3.41cm" presentation:class="subtitle" presentation:user-transformed="true">
          <draw:text-box>
            <text:p/>
            <text:p/>
            <text:p>Die Wirkung eines ausschließlich in einem der beiden Teilräume ℋ<text:span text:style-name="T9">B,S</text:span> wirkenden Operators <text:span text:style-name="T7">A</text:span><text:span text:style-name="T9">B,S</text:span> auf einen beliebigen Zustand |<text:span text:style-name="T14">ψ</text:span><text:span text:style-name="T42">;</text:span><text:span text:style-name="T14">φ</text:span><text:span text:style-name="T42">⟩ des Produktraums geschieht so, dass der jeweils andere Teil des Zustands unbeeinflusst bleibt:</text:span></text:p>
            <text:p><text:span text:style-name="T42"/></text:p>
            <text:p><text:span text:style-name="T42"/></text:p>
            <text:p><text:span text:style-name="T42"/></text:p>
            <text:p><text:span text:style-name="T42"/></text:p>
            <text:p><text:span text:style-name="T42">Dies hat insbesondere zur Folge dass solche Operatoren im Produktraum ℋ = ℋ</text:span><text:span text:style-name="T55">B</text:span><text:span text:style-name="T42"> ⦻ ℋ</text:span><text:span text:style-name="T55">S</text:span><text:span text:style-name="T42"> kommutieren:</text:span></text:p>
            <text:p><text:span text:style-name="T42"/></text:p>
            <text:p><text:span text:style-name="T42">[</text:span><text:span text:style-name="T14">A</text:span><text:span text:style-name="T55">B</text:span><text:span text:style-name="T42"> , </text:span><text:span text:style-name="T14">A</text:span><text:span text:style-name="T55">S</text:span><text:span text:style-name="T42">]_ = 0</text:span></text:p>
          </draw:text-box>
        </draw:frame>
        <draw:frame draw:style-name="gr2" draw:text-style-name="P2" draw:layer="layout" svg:width="15.018cm" svg:height="3.088cm" svg:x="6.49cm" svg:y="10.355cm">
          <text:p/>
          <draw:object xlink:href="../Ausschließlich%20in%20einem%20Teilraum%20wirkender%20Operator.odf" xlink:type="simple" xlink:show="embed" xlink:actuate="onLoad"/>
          <draw:image xlink:href="./ObjectReplacements/Object 39" xlink:type="simple" xlink:show="embed" xlink:actuate="onLoad"/>
        </draw:frame>
        <presentation:notes draw:style-name="dp2">
          <draw:page-thumbnail draw:style-name="gr1" draw:layer="layout" svg:width="14.848cm" svg:height="11.136cm" svg:x="3.075cm" svg:y="2.257cm" draw:page-number="53" presentation:class="page"/>
          <draw:frame presentation:style-name="pr6"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0">
        <draw:frame presentation:style-name="pr4" draw:layer="layout" svg:width="25.199cm" svg:height="3.506cm" svg:x="1.4cm" svg:y="0.837cm" presentation:class="title">
          <draw:text-box>
            <text:p>Wie lauten die Eigenwertgleichungen des Spins?</text:p>
          </draw:text-box>
        </draw:frame>
        <draw:frame presentation:style-name="pr5" draw:text-style-name="P9" draw:layer="layout" svg:width="25.199cm" svg:height="12.18cm" svg:x="1.4cm" svg:y="4.914cm" presentation:class="subtitle">
          <draw:text-box>
            <text:p><text:span text:style-name="T65">S</text:span><text:span text:style-name="T66">2</text:span><text:span text:style-name="T67"> </text:span><text:span text:style-name="T68">|</text:span><text:span text:style-name="T69">S</text:span><text:span text:style-name="T70"> </text:span><text:span text:style-name="T69">m</text:span><text:span text:style-name="T71">S</text:span><text:span text:style-name="T68">⟩ = ℏ</text:span><text:span text:style-name="T72">2</text:span><text:span text:style-name="T73"> </text:span><text:span text:style-name="T69">S</text:span><text:span text:style-name="T68"> (</text:span><text:span text:style-name="T69">S</text:span><text:span text:style-name="T68"> + 1) |</text:span><text:span text:style-name="T69">S</text:span><text:span text:style-name="T68"> </text:span><text:span text:style-name="T69">m</text:span><text:span text:style-name="T71">S</text:span><text:span text:style-name="T68">⟩</text:span></text:p>
            <text:p><text:span text:style-name="T69">S</text:span><text:span text:style-name="T74">z</text:span><text:span text:style-name="T75"> </text:span><text:span text:style-name="T68">|</text:span><text:span text:style-name="T69">S</text:span><text:span text:style-name="T68"> </text:span><text:span text:style-name="T69">m</text:span><text:span text:style-name="T71">S</text:span><text:span text:style-name="T68">⟩ = ℏ </text:span><text:span text:style-name="T69">m</text:span><text:span text:style-name="T76">S</text:span><text:span text:style-name="T68"> |</text:span><text:span text:style-name="T69">S</text:span><text:span text:style-name="T68"> </text:span><text:span text:style-name="T69">m</text:span><text:span text:style-name="T71">S</text:span><text:span text:style-name="T68">⟩</text:span></text:p>
          </draw:text-box>
        </draw:frame>
        <presentation:notes draw:style-name="dp2">
          <draw:page-thumbnail draw:style-name="gr1" draw:layer="layout" svg:width="14.848cm" svg:height="11.136cm" svg:x="3.075cm" svg:y="2.257cm" draw:page-number="54" presentation:class="page"/>
          <draw:frame presentation:style-name="pr6" draw:text-style-name="P10"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4" draw:layer="layout" svg:width="25.199cm" svg:height="3.506cm" svg:x="1.4cm" svg:y="0.837cm" presentation:class="title">
          <draw:text-box>
            <text:p>Wie entwickelt man einen allgemeinen Spinzustand |<text:span text:style-name="T77">α</text:span><text:span text:style-name="T78">S</text:span><text:span text:style-name="T79">⟩?</text:span></text:p>
          </draw:text-box>
        </draw:frame>
        <draw:frame presentation:style-name="pr5" draw:layer="layout" svg:width="25.199cm" svg:height="12.18cm" svg:x="1.4cm" svg:y="4.914cm" presentation:class="subtitle">
          <draw:text-box>
            <text:p>In ℋ<text:span text:style-name="T9">S</text:span> bilden die {|<text:span text:style-name="T7">S</text:span> , <text:span text:style-name="T7">m</text:span><text:span text:style-name="T8">S</text:span>⟩} eine vollständige Orthonormalbasis.</text:p>
            <text:p>Für einen allgemeinen Spinzustand |<text:span text:style-name="T14">α</text:span><text:span text:style-name="T8">S</text:span>⟩ gilt daher die Entwicklung:</text:p>
          </draw:text-box>
        </draw:frame>
        <draw:frame draw:style-name="gr2" draw:text-style-name="P2" draw:layer="layout" svg:width="8.95cm" svg:height="3.137cm" svg:x="9.524cm" svg:y="12.931cm">
          <text:p/>
          <draw:object xlink:href="../Entwicklung%20eines%20allgemeinen%20Spinzustands%20(aufgeräumt).odf" xlink:type="simple" xlink:show="embed" xlink:actuate="onLoad"/>
          <draw:image xlink:href="./ObjectReplacements/Object 40" xlink:type="simple" xlink:show="embed" xlink:actuate="onLoad"/>
        </draw:frame>
        <presentation:notes draw:style-name="dp2">
          <draw:page-thumbnail draw:style-name="gr1" draw:layer="layout" svg:width="14.848cm" svg:height="11.136cm" svg:x="3.075cm" svg:y="2.257cm" draw:page-number="55" presentation:class="page"/>
          <draw:frame presentation:style-name="pr6"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draw:frame presentation:style-name="pr1" draw:layer="layout" svg:width="25.199cm" svg:height="3.506cm" svg:x="1.4cm" svg:y="0.837cm" presentation:class="title">
          <draw:text-box>
            <text:p>Was versteht man unter einem Spinor?</text:p>
          </draw:text-box>
        </draw:frame>
        <draw:frame presentation:style-name="pr2" draw:layer="layout" svg:width="25.199cm" svg:height="12.18cm" svg:x="1.4cm" svg:y="4.914cm" presentation:class="subtitle">
          <draw:text-box>
            <text:p>Mit Bezug auf die Matrixdarstellungen der Spinoperatoren <text:span text:style-name="T7">S</text:span> lässt sich ein allgemeiner Spinzustand |<text:span text:style-name="T14">α</text:span><text:span text:style-name="T15">S</text:span><text:span text:style-name="T21">⟩ durch einen (2</text:span><text:span text:style-name="T38">S</text:span><text:span text:style-name="T21"> + 1)-komponentigen Spaltenvektor bestehend aus den Eigenwerten </text:span><text:span text:style-name="T21"><text:tab/></text:span><text:span text:style-name="T21"><text:tab/></text:span><text:span text:style-name="T21"> , den </text:span><text:span text:style-name="T80">Spinor</text:span><text:span text:style-name="T21">, repräsentieren:</text:span></text:p>
            <text:p><text:span text:style-name="T21"/></text:p>
            <text:p><text:span text:style-name="T21"/></text:p>
            <text:p><text:span text:style-name="T21"/></text:p>
            <text:p><text:span text:style-name="T21"/></text:p>
            <text:p><text:span text:style-name="T21"/></text:p>
            <text:p><text:span text:style-name="T21"/></text:p>
          </draw:text-box>
        </draw:frame>
        <draw:frame draw:style-name="gr2" draw:text-style-name="P2" draw:layer="layout" svg:width="1.199cm" svg:height="1.142cm" svg:x="19.2cm" svg:y="8.174cm">
          <text:p/>
          <draw:object xlink:href="../Eigenwert%20des%20Spins.odf" xlink:type="simple" xlink:show="embed" xlink:actuate="onLoad"/>
          <draw:image xlink:href="./ObjectReplacements/Object 41" xlink:type="simple" xlink:show="embed" xlink:actuate="onLoad"/>
        </draw:frame>
        <draw:frame draw:style-name="gr2" draw:text-style-name="P2" draw:layer="layout" svg:width="11.593cm" svg:height="6.061cm" svg:x="8.203cm" svg:y="10.469cm">
          <text:p/>
          <draw:object xlink:href="../Spinor%20(aufgeräumt).odf" xlink:type="simple" xlink:show="embed" xlink:actuate="onLoad"/>
          <draw:image xlink:href="./ObjectReplacements/Object 42" xlink:type="simple" xlink:show="embed" xlink:actuate="onLoad"/>
        </draw:frame>
        <presentation:notes draw:style-name="dp2">
          <draw:page-thumbnail draw:style-name="gr1" draw:layer="layout" svg:width="14.848cm" svg:height="11.136cm" svg:x="3.075cm" svg:y="2.257cm" draw:page-number="56" presentation:class="page"/>
          <draw:frame presentation:style-name="pr3" draw:layer="layout" svg:width="16.799cm" svg:height="13.365cm" svg:x="2.1cm" svg:y="14.107cm" presentation:class="notes" presentation:placeholder="true">
            <draw:text-box/>
          </draw:frame>
        </presentation:notes>
      </draw:page>
      <draw:page draw:name="page57" draw:style-name="dp3" draw:master-page-name="Default" presentation:presentation-page-layout-name="AL1T0">
        <draw:frame presentation:style-name="pr4" draw:layer="layout" svg:width="25.199cm" svg:height="3.506cm" svg:x="1.4cm" svg:y="0.837cm" presentation:class="title">
          <draw:text-box>
            <text:p>Sind die Komponenten <text:s text:c="13"/>des magnetischen Moments gleichzeitig scharf messbar?</text:p>
          </draw:text-box>
        </draw:frame>
        <draw:frame presentation:style-name="pr5" draw:layer="layout" svg:width="25.199cm" svg:height="12.18cm" svg:x="1.4cm" svg:y="4.914cm" presentation:class="subtitle" presentation:user-transformed="true">
          <draw:text-box>
            <text:p>Nein</text:p>
          </draw:text-box>
        </draw:frame>
        <draw:frame draw:style-name="gr2" draw:text-style-name="P2" draw:layer="layout" svg:width="4.13cm" svg:height="1.7cm" svg:x="13.153cm" svg:y="1.196cm">
          <text:p/>
          <draw:object xlink:href="../Komponenten%20des%20magnetischen%20Moments.odf" xlink:type="simple" xlink:show="embed" xlink:actuate="onLoad"/>
          <draw:image xlink:href="./ObjectReplacements/Object 43" xlink:type="simple" xlink:show="embed" xlink:actuate="onLoad"/>
        </draw:frame>
        <presentation:notes draw:style-name="dp2">
          <draw:page-thumbnail draw:style-name="gr1" draw:layer="layout" svg:width="14.848cm" svg:height="11.136cm" svg:x="3.075cm" svg:y="2.257cm" draw:page-number="57" presentation:class="page"/>
          <draw:frame presentation:style-name="pr6"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draw:frame presentation:style-name="pr1" draw:layer="layout" svg:width="25.199cm" svg:height="3.506cm" svg:x="1.4cm" svg:y="0.837cm" presentation:class="title">
          <draw:text-box>
            <text:p>Welche wichtigen Elementarteilchen besitzen einen Spin <text:span text:style-name="T7">S</text:span> = 1/2?</text:p>
          </draw:text-box>
        </draw:frame>
        <draw:frame presentation:style-name="pr2" draw:layer="layout" svg:width="25.199cm" svg:height="12.18cm" svg:x="1.4cm" svg:y="4.914cm" presentation:class="subtitle">
          <draw:text-box>
            <text:p>Elektronen, Protonen und Neutronen</text:p>
          </draw:text-box>
        </draw:frame>
        <presentation:notes draw:style-name="dp2">
          <draw:page-thumbnail draw:style-name="gr1" draw:layer="layout" svg:width="14.848cm" svg:height="11.136cm" svg:x="3.075cm" svg:y="2.257cm" draw:page-number="58" presentation:class="page"/>
          <draw:frame presentation:style-name="pr3" draw:layer="layout" svg:width="16.799cm" svg:height="13.365cm" svg:x="2.1cm" svg:y="14.107cm" presentation:class="notes" presentation:placeholder="true">
            <draw:text-box/>
          </draw:frame>
        </presentation:notes>
      </draw:page>
      <draw:page draw:name="page59" draw:style-name="dp1" draw:master-page-name="Default" presentation:presentation-page-layout-name="AL1T0">
        <draw:frame presentation:style-name="pr4" draw:layer="layout" svg:width="25.199cm" svg:height="3.506cm" svg:x="1.4cm" svg:y="0.837cm" presentation:class="title">
          <draw:text-box>
            <text:p>Wie sind die Pauli’schen Spinmatrizen definiert?</text:p>
          </draw:text-box>
        </draw:frame>
        <draw:frame presentation:style-name="pr5" draw:layer="layout" svg:width="25.199cm" svg:height="12.18cm" svg:x="1.4cm" svg:y="4.914cm" presentation:class="subtitle">
          <draw:text-box>
            <text:p>Für den Spinoperator schreibt man:</text:p>
            <text:p/>
            <text:p/>
            <text:p/>
            <text:p/>
            <text:p/>
          </draw:text-box>
        </draw:frame>
        <draw:frame draw:style-name="gr2" draw:text-style-name="P2" draw:layer="layout" svg:width="16.011cm" svg:height="2.617cm" svg:x="5.994cm" svg:y="12.191cm">
          <text:p/>
          <draw:object xlink:href="../Pauli'sche%20Spinmatrizen.odf" xlink:type="simple" xlink:show="embed" xlink:actuate="onLoad"/>
          <draw:image xlink:href="./ObjectReplacements/Object 44" xlink:type="simple" xlink:show="embed" xlink:actuate="onLoad"/>
        </draw:frame>
        <draw:frame draw:style-name="gr2" draw:text-style-name="P2" draw:layer="layout" svg:width="13.124cm" svg:height="2.149cm" svg:x="7.437cm" svg:y="9.425cm">
          <text:p/>
          <draw:object xlink:href="../Spinoperator%20mit%20Paulimatrizen.odf" xlink:type="simple" xlink:show="embed" xlink:actuate="onLoad"/>
          <draw:image xlink:href="./ObjectReplacements/Object 45" xlink:type="simple" xlink:show="embed" xlink:actuate="onLoad"/>
        </draw:frame>
        <presentation:notes draw:style-name="dp2">
          <draw:page-thumbnail draw:style-name="gr1" draw:layer="layout" svg:width="14.848cm" svg:height="11.136cm" svg:x="3.075cm" svg:y="2.257cm" draw:page-number="59" presentation:class="page"/>
          <draw:frame presentation:style-name="pr6" draw:layer="layout" svg:width="16.799cm" svg:height="13.364cm" svg:x="2.1cm" svg:y="14.107cm" presentation:class="notes" presentation:placeholder="true">
            <draw:text-box/>
          </draw:frame>
        </presentation:notes>
      </draw:page>
      <draw:page draw:name="page60" draw:style-name="dp1" draw:master-page-name="Default" presentation:presentation-page-layout-name="AL1T0">
        <draw:frame presentation:style-name="pr1" draw:text-style-name="P3" draw:layer="layout" svg:width="25.199cm" svg:height="3.506cm" svg:x="1.4cm" svg:y="0.837cm" presentation:class="title">
          <draw:text-box>
            <text:p><text:span text:style-name="T2">Was ergibt der Antikommutator [</text:span><text:span text:style-name="T3">S</text:span><text:span text:style-name="T4">x</text:span><text:span text:style-name="T2">, </text:span><text:span text:style-name="T3">S</text:span><text:span text:style-name="T4">z</text:span><text:span text:style-name="T2">]</text:span><text:span text:style-name="T23">+</text:span><text:span text:style-name="T2"> für einen Spin </text:span><text:span text:style-name="T3">S</text:span><text:span text:style-name="T2"> = 1/2?</text:span></text:p>
          </draw:text-box>
        </draw:frame>
        <draw:frame presentation:style-name="pr2" draw:layer="layout" svg:width="25.199cm" svg:height="12.18cm" svg:x="1.4cm" svg:y="4.914cm" presentation:class="subtitle" presentation:user-transformed="true">
          <draw:text-box>
            <text:p>0, da der Antikommutator symmetrisch ist. Man sieht es an der expliziten Rechnung:</text:p>
            <text:p/>
            <text:p/>
            <text:p/>
            <text:p/>
            <text:p/>
            <text:p/>
          </draw:text-box>
        </draw:frame>
        <draw:frame draw:style-name="gr2" draw:text-style-name="P2" draw:layer="layout" svg:width="15.703cm" svg:height="11.021cm" svg:x="6.148cm" svg:y="8.989cm">
          <text:p/>
          <draw:object xlink:href="../Rechnung.odf" xlink:type="simple" xlink:show="embed" xlink:actuate="onLoad"/>
          <draw:image xlink:href="./ObjectReplacements/Object 46" xlink:type="simple" xlink:show="embed" xlink:actuate="onLoad"/>
        </draw:frame>
        <presentation:notes draw:style-name="dp2">
          <draw:page-thumbnail draw:style-name="gr1" draw:layer="layout" svg:width="14.848cm" svg:height="11.136cm" svg:x="3.075cm" svg:y="2.257cm" draw:page-number="60" presentation:class="page"/>
          <draw:frame presentation:style-name="pr3" draw:layer="layout" svg:width="16.799cm" svg:height="13.365cm" svg:x="2.1cm" svg:y="14.107cm" presentation:class="notes" presentation:placeholder="true">
            <draw:text-box/>
          </draw:frame>
        </presentation:notes>
      </draw:page>
      <draw:page draw:name="page61" draw:style-name="dp1" draw:master-page-name="Default" presentation:presentation-page-layout-name="AL1T0">
        <draw:frame presentation:style-name="pr4" draw:text-style-name="P3" draw:layer="layout" svg:width="25.199cm" svg:height="3.511cm" svg:x="1.4cm" svg:y="0.835cm" presentation:class="title" presentation:user-transformed="true">
          <draw:text-box>
            <text:p><text:span text:style-name="T2">Warum gilt im </text:span><text:span text:style-name="T3">ℋ</text:span><text:span text:style-name="T4">S</text:span><text:span text:style-name="T23">=½</text:span><text:span text:style-name="T2"> die Operatoridentität (</text:span><text:span text:style-name="T3">S</text:span><text:span text:style-name="T23">+</text:span><text:span text:style-name="T2">)</text:span><text:span text:style-name="T45">2</text:span><text:span text:style-name="T2"> = 0?</text:span></text:p>
          </draw:text-box>
        </draw:frame>
        <draw:frame presentation:style-name="pr5" draw:layer="layout" svg:width="25.199cm" svg:height="12.579cm" svg:x="1.4cm" svg:y="4.715cm" presentation:class="subtitle" presentation:user-transformed="true">
          <draw:text-box>
            <text:p>Zum einen erhält man die Operatoridentität (<text:span text:style-name="T7">S</text:span><text:span text:style-name="T9">+</text:span>)<text:span text:style-name="T6">2</text:span> = (<text:span text:style-name="T7">S</text:span><text:span text:style-name="T9">-</text:span>)<text:span text:style-name="T6">2</text:span> = 0 aufgrund der entsprechenden Matrixdarstellung des Stufenoperators, welcher mit sich selber multipliziert immer die Nullmatrix ergibt:</text:p>
            <text:p/>
            <text:p/>
            <text:p/>
            <text:p/>
            <text:p/>
            <text:p/>
            <text:p/>
            <text:p>Zum anderen kann man den Spin im Fall <text:span text:style-name="T7">S</text:span> = ½ nur maximal einmal umklappen (es gibt nur zwei Zustände: -½ und ½).</text:p>
          </draw:text-box>
        </draw:frame>
        <draw:frame draw:style-name="gr2" draw:text-style-name="P2" draw:layer="layout" svg:width="12.784cm" svg:height="6.057cm" svg:x="7.607cm" svg:y="8.571cm">
          <text:p/>
          <draw:object xlink:href="../Stufenoperatoren%20für%20Spin%20gleich%20einhalb.odf" xlink:type="simple" xlink:show="embed" xlink:actuate="onLoad"/>
          <draw:image xlink:href="./ObjectReplacements/Object 47" xlink:type="simple" xlink:show="embed" xlink:actuate="onLoad"/>
        </draw:frame>
        <presentation:notes draw:style-name="dp2">
          <draw:page-thumbnail draw:style-name="gr1" draw:layer="layout" svg:width="14.848cm" svg:height="11.136cm" svg:x="3.075cm" svg:y="2.257cm" draw:page-number="61" presentation:class="page"/>
          <draw:frame presentation:style-name="pr6" draw:layer="layout" svg:width="16.799cm" svg:height="13.364cm" svg:x="2.1cm" svg:y="14.107cm" presentation:class="notes" presentation:placeholder="true">
            <draw:text-box/>
          </draw:frame>
        </presentation:notes>
      </draw:page>
      <draw:page draw:name="page62" draw:style-name="dp1" draw:master-page-name="Default" presentation:presentation-page-layout-name="AL1T0">
        <draw:frame presentation:style-name="pr1" draw:text-style-name="P3" draw:layer="layout" svg:width="25.199cm" svg:height="3.506cm" svg:x="1.4cm" svg:y="0.837cm" presentation:class="title">
          <draw:text-box>
            <text:p><text:span text:style-name="T2">Welche Bedeutung besitzen die Betragsquadrate</text:span><text:span text:style-name="T2"><text:line-break/></text:span><text:span text:style-name="T2">|</text:span><text:span text:style-name="T3">ψ</text:span><text:span text:style-name="T23">±</text:span><text:span text:style-name="T2">(</text:span><text:span text:style-name="T22">r</text:span><text:span text:style-name="T2">)|</text:span><text:span text:style-name="T45">2</text:span><text:span text:style-name="T2"> der Komponenten des Spinors |</text:span><text:span text:style-name="T3">ψ</text:span><text:span text:style-name="T23">1/2</text:span><text:span text:style-name="T2">(</text:span><text:span text:style-name="T22">r</text:span><text:span text:style-name="T2">)⟩?</text:span></text:p>
          </draw:text-box>
        </draw:frame>
        <draw:frame presentation:style-name="pr2" draw:layer="layout" svg:width="25.199cm" svg:height="12.18cm" svg:x="1.4cm" svg:y="4.914cm" presentation:class="subtitle">
          <draw:text-box>
            <text:p>|<text:span text:style-name="T14">ψ</text:span><text:span text:style-name="T36">±</text:span><text:span text:style-name="T21">(</text:span><text:span text:style-name="T39">r</text:span><text:span text:style-name="T21">)|</text:span><text:span text:style-name="T40">2</text:span><text:span text:style-name="T21">d</text:span><text:span text:style-name="T40">3</text:span><text:span text:style-name="T38">r</text:span><text:span text:style-name="T21"> ist die Wahrscheinlichkeit dafür, bei einer gleichzeitigen Messung von </text:span><text:span text:style-name="T38">Spin</text:span><text:span text:style-name="T21"> und </text:span><text:span text:style-name="T38">Ort</text:span><text:span text:style-name="T21"> das Teilchen im Volumenelement d</text:span><text:span text:style-name="T40">3</text:span><text:span text:style-name="T38">r</text:span><text:span text:style-name="T21"> bei </text:span><text:span text:style-name="T39">r</text:span><text:span text:style-name="T21"> mit einem Spin ½ </text:span><text:span text:style-name="T38">parallel</text:span><text:span text:style-name="T21"> (+) bzw. </text:span><text:span text:style-name="T38">antiparallel</text:span><text:span text:style-name="T21"> (-) zur </text:span><text:span text:style-name="T38">z</text:span><text:span text:style-name="T21">-Achse anzutreffen.</text:span></text:p>
          </draw:text-box>
        </draw:frame>
        <presentation:notes draw:style-name="dp2">
          <draw:page-thumbnail draw:style-name="gr1" draw:layer="layout" svg:width="14.848cm" svg:height="11.136cm" svg:x="3.075cm" svg:y="2.257cm" draw:page-number="62" presentation:class="page"/>
          <draw:frame presentation:style-name="pr3" draw:layer="layout" svg:width="16.799cm" svg:height="13.365cm" svg:x="2.1cm" svg:y="14.107cm" presentation:class="notes" presentation:placeholder="true">
            <draw:text-box/>
          </draw:frame>
        </presentation:notes>
      </draw:page>
      <draw:page draw:name="page63" draw:style-name="dp1" draw:master-page-name="Default" presentation:presentation-page-layout-name="AL1T0">
        <draw:frame presentation:style-name="pr4" draw:layer="layout" svg:width="25.199cm" svg:height="3.506cm" svg:x="1.4cm" svg:y="0.837cm" presentation:class="title" presentation:user-transformed="true">
          <draw:text-box>
            <text:p>Was ist ||<text:span text:style-name="T7">ψ</text:span><text:span text:style-name="T9">1/2</text:span>(<text:span text:style-name="T5">r</text:span>)||<text:span text:style-name="T6">2</text:span>?</text:p>
          </draw:text-box>
        </draw:frame>
        <draw:frame presentation:style-name="pr5" draw:layer="layout" svg:width="25.199cm" svg:height="12.18cm" svg:x="1.4cm" svg:y="4.914cm" presentation:class="subtitle">
          <draw:text-box>
            <text:p><text:span text:style-name="T21">Das Normquadrat des Spinors</text:span></text:p>
            <text:p><text:span text:style-name="T21">∥</text:span><text:span text:style-name="T14">ψ</text:span><text:span text:style-name="T81">½</text:span><text:span text:style-name="T21">(</text:span><text:span text:style-name="T39">r</text:span><text:span text:style-name="T21">)∥</text:span><text:span text:style-name="T40">2</text:span><text:span text:style-name="T21"> = ⟨</text:span><text:span text:style-name="T14">ψ</text:span><text:span text:style-name="T81">½</text:span><text:span text:style-name="T21">(</text:span><text:span text:style-name="T39">r</text:span><text:span text:style-name="T21">)|</text:span><text:span text:style-name="T14">ψ</text:span><text:span text:style-name="T81">½</text:span><text:span text:style-name="T21">(</text:span><text:span text:style-name="T39">r</text:span><text:span text:style-name="T21">)⟩ = |</text:span><text:span text:style-name="T14">ψ</text:span><text:span text:style-name="T81">+</text:span><text:span text:style-name="T21">(</text:span><text:span text:style-name="T39">r</text:span><text:span text:style-name="T21">)|</text:span><text:span text:style-name="T40">2</text:span><text:span text:style-name="T21"> + |</text:span><text:span text:style-name="T14">ψ</text:span><text:span text:style-name="T81">-</text:span><text:span text:style-name="T21">(</text:span><text:span text:style-name="T39">r</text:span><text:span text:style-name="T21">)|</text:span><text:span text:style-name="T40">2</text:span><text:span text:style-name="T21"> = |</text:span><text:span text:style-name="T14">ψ</text:span><text:span text:style-name="T21">(</text:span><text:span text:style-name="T39">r</text:span><text:span text:style-name="T21">)|</text:span><text:span text:style-name="T40">2</text:span></text:p>
            <text:p><text:span text:style-name="T21">entspricht der normalen Aufenthaltswahrscheinlichkeitsdichte des betrachteten Teilchens.</text:span></text:p>
          </draw:text-box>
        </draw:frame>
        <presentation:notes draw:style-name="dp2">
          <draw:page-thumbnail draw:style-name="gr1" draw:layer="layout" svg:width="14.848cm" svg:height="11.136cm" svg:x="3.075cm" svg:y="2.257cm" draw:page-number="63" presentation:class="page"/>
          <draw:frame presentation:style-name="pr6" draw:layer="layout" svg:width="16.799cm" svg:height="13.364cm" svg:x="2.1cm" svg:y="14.107cm" presentation:class="notes" presentation:placeholder="true">
            <draw:text-box/>
          </draw:frame>
        </presentation:notes>
      </draw:page>
      <draw:page draw:name="page64" draw:style-name="dp1" draw:master-page-name="Default" presentation:presentation-page-layout-name="AL1T0">
        <draw:frame presentation:style-name="pr1" draw:layer="layout" svg:width="25.199cm" svg:height="3.506cm" svg:x="1.4cm" svg:y="0.837cm" presentation:class="title">
          <draw:text-box>
            <text:p>Welche Dimension besitzt der Spinraum <text:span text:style-name="T7">ℋ</text:span><text:span text:style-name="T8">S</text:span><text:span text:style-name="T9">=1/2</text:span>?</text:p>
          </draw:text-box>
        </draw:frame>
        <draw:frame presentation:style-name="pr2" draw:layer="layout" svg:width="25.199cm" svg:height="12.18cm" svg:x="1.4cm" svg:y="4.914cm" presentation:class="subtitle">
          <draw:text-box>
            <text:p>Er ist endlich eindimensional</text:p>
          </draw:text-box>
        </draw:frame>
        <presentation:notes draw:style-name="dp2">
          <draw:page-thumbnail draw:style-name="gr1" draw:layer="layout" svg:width="14.848cm" svg:height="11.136cm" svg:x="3.075cm" svg:y="2.257cm" draw:page-number="64" presentation:class="page"/>
          <draw:frame presentation:style-name="pr3" draw:layer="layout" svg:width="16.799cm" svg:height="13.365cm" svg:x="2.1cm" svg:y="14.107cm" presentation:class="notes" presentation:placeholder="true">
            <draw:text-box/>
          </draw:frame>
        </presentation:notes>
      </draw:page>
      <draw:page draw:name="page65" draw:style-name="dp3" draw:master-page-name="Default" presentation:presentation-page-layout-name="AL1T0">
        <draw:frame presentation:style-name="pr4" draw:layer="layout" svg:width="25.199cm" svg:height="3.506cm" svg:x="1.4cm" svg:y="0.837cm" presentation:class="title">
          <draw:text-box>
            <text:p>Welches magnetische Moment wird durch den Spin hervorgerufen?</text:p>
          </draw:text-box>
        </draw:frame>
        <draw:frame presentation:style-name="pr5" draw:layer="layout" svg:width="25.199cm" svg:height="12.18cm" svg:x="1.4cm" svg:y="4.914cm" presentation:class="subtitle" presentation:user-transformed="true">
          <draw:text-box>
            <text:p>Analog zum Bahndrehimpuls</text:p>
            <text:p/>
            <text:p text:style-name="P11">wählt man den Ansatz:</text:p>
            <text:p/>
            <text:p>Der Koeffizient <text:span text:style-name="T14">μ</text:span><text:span text:style-name="T81">S</text:span><text:span text:style-name="T21"> ist für verschiedene Spin 1/2-Teilchen unterschiedlich.</text:span></text:p>
            <text:p>Mit dem Landé-Faktor <text:span text:style-name="T7">g</text:span> und dem Bohrschen Magneton <text:span text:style-name="T14">μ</text:span><text:span text:style-name="T81">B</text:span><text:span text:style-name="T21"> </text:span>lautet er für Elektronen:</text:p>
            <text:p/>
            <text:p/>
            <text:p>So erhält man für das gesamte paramagnetische Moment des Elektrons:</text:p>
          </draw:text-box>
        </draw:frame>
        <draw:frame draw:style-name="gr2" draw:text-style-name="P2" draw:layer="layout" svg:width="5.437cm" svg:height="2.149cm" svg:x="11.281cm" svg:y="6.025cm">
          <text:p/>
          <draw:object xlink:href="../Beitrag%20des%20Bahndrehimpulses%20zum%20magnetischen%20Moment.odf" xlink:type="simple" xlink:show="embed" xlink:actuate="onLoad"/>
          <draw:image xlink:href="./ObjectReplacements/Object 48" xlink:type="simple" xlink:show="embed" xlink:actuate="onLoad"/>
        </draw:frame>
        <draw:frame draw:style-name="gr2" draw:text-style-name="P2" draw:layer="layout" svg:width="4.298cm" svg:height="1.274cm" svg:x="11.85cm" svg:y="9.062cm">
          <text:p/>
          <draw:object xlink:href="../Beitrag%20des%20Spins%20zum%20magnetischen%20Moment.odf" xlink:type="simple" xlink:show="embed" xlink:actuate="onLoad"/>
          <draw:image xlink:href="./ObjectReplacements/Object 49" xlink:type="simple" xlink:show="embed" xlink:actuate="onLoad"/>
        </draw:frame>
        <draw:frame draw:style-name="gr2" draw:text-style-name="P2" draw:layer="layout" svg:width="6.482cm" svg:height="2.004cm" svg:x="10.758cm" svg:y="13.597cm">
          <text:p/>
          <draw:object xlink:href="../Koeffizient%20des%20magnetischen%20Moments%20für%20Elektronen.odf" xlink:type="simple" xlink:show="embed" xlink:actuate="onLoad"/>
          <draw:image xlink:href="./ObjectReplacements/Object 50" xlink:type="simple" xlink:show="embed" xlink:actuate="onLoad"/>
        </draw:frame>
        <draw:frame draw:style-name="gr2" draw:text-style-name="P2" draw:layer="layout" svg:width="22.56cm" svg:height="3.605cm" svg:x="2.719cm" svg:y="16.697cm">
          <text:p/>
          <draw:object xlink:href="../Gesamtes%20paramagnetisches%20Moment%20des%20Elektrons.odf" xlink:type="simple" xlink:show="embed" xlink:actuate="onLoad"/>
          <draw:image xlink:href="./ObjectReplacements/Object 51" xlink:type="simple" xlink:show="embed" xlink:actuate="onLoad"/>
        </draw:frame>
        <presentation:notes draw:style-name="dp2">
          <draw:page-thumbnail draw:style-name="gr1" draw:layer="layout" svg:width="14.848cm" svg:height="11.136cm" svg:x="3.075cm" svg:y="2.257cm" draw:page-number="65" presentation:class="page"/>
          <draw:frame presentation:style-name="pr6"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0">
        <draw:frame presentation:style-name="pr4" draw:layer="layout" svg:width="25.199cm" svg:height="3.506cm" svg:x="1.4cm" svg:y="0.837cm" presentation:class="title">
          <draw:text-box>
            <text:p>Welches magnetische Moment wird durch den Spin hervorgerufen?</text:p>
          </draw:text-box>
        </draw:frame>
        <draw:frame presentation:style-name="pr5" draw:layer="layout" svg:width="25.199cm" svg:height="12.18cm" svg:x="1.4cm" svg:y="4.914cm" presentation:class="subtitle" presentation:user-transformed="true">
          <draw:text-box>
            <text:p>Analog zum Bahndrehimpuls</text:p>
            <text:p/>
            <text:p text:style-name="P11">wählt man den Ansatz:</text:p>
          </draw:text-box>
        </draw:frame>
        <draw:frame draw:style-name="gr2" draw:text-style-name="P2" draw:layer="layout" svg:width="5.437cm" svg:height="2.149cm" svg:x="11.281cm" svg:y="9.825cm">
          <text:p/>
          <draw:object xlink:href="../Beitrag%20des%20Bahndrehimpulses%20zum%20magnetischen%20Moment.odf" xlink:type="simple" xlink:show="embed" xlink:actuate="onLoad"/>
          <draw:image xlink:href="./ObjectReplacements/Object 52" xlink:type="simple" xlink:show="embed" xlink:actuate="onLoad"/>
        </draw:frame>
        <draw:frame draw:style-name="gr2" draw:text-style-name="P2" draw:layer="layout" svg:width="4.298cm" svg:height="1.274cm" svg:x="11.85cm" svg:y="12.862cm">
          <text:p/>
          <draw:object xlink:href="../Beitrag%20des%20Spins%20zum%20magnetischen%20Moment.odf" xlink:type="simple" xlink:show="embed" xlink:actuate="onLoad"/>
          <draw:image xlink:href="./ObjectReplacements/Object 53" xlink:type="simple" xlink:show="embed" xlink:actuate="onLoad"/>
        </draw:frame>
        <presentation:notes draw:style-name="dp2">
          <draw:page-thumbnail draw:style-name="gr1" draw:layer="layout" svg:width="14.848cm" svg:height="11.136cm" svg:x="3.075cm" svg:y="2.257cm" draw:page-number="66" presentation:class="page"/>
          <draw:frame presentation:style-name="pr6"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0">
        <draw:frame presentation:style-name="pr1" draw:text-style-name="P7" draw:layer="layout" svg:width="25.199cm" svg:height="3.506cm" svg:x="1.4cm" svg:y="0.835cm" presentation:class="title" presentation:user-transformed="true">
          <draw:text-box>
            <text:p><text:span text:style-name="T46">Worin unterscheiden sich die Spinmomente verschiedener Spin 1/2-Teilchen? Welche Gemeinsamkeiten haben sie?</text:span></text:p>
          </draw:text-box>
        </draw:frame>
        <draw:frame presentation:style-name="pr2" draw:layer="layout" svg:width="25.199cm" svg:height="12.18cm" svg:x="1.4cm" svg:y="4.914cm" presentation:class="subtitle" presentation:user-transformed="true">
          <draw:text-box>
            <text:p>Sie sind alle linear vom Spin <text:span text:style-name="T5">S</text:span> abhängig:</text:p>
            <text:p/>
            <text:p>Sie unterscheiden sich u.a. dadurch, dass die Masse in die Koeffizienten <text:span text:style-name="T14">μ</text:span><text:span text:style-name="T81">S</text:span><text:span text:style-name="T21"> mit einfließt.</text:span></text:p>
          </draw:text-box>
        </draw:frame>
        <draw:frame draw:style-name="gr2" draw:text-style-name="P2" draw:layer="layout" svg:width="4.298cm" svg:height="1.274cm" svg:x="11.85cm" svg:y="9.862cm">
          <text:p/>
          <draw:object xlink:href="../Beitrag%20des%20Spins%20zum%20magnetischen%20Moment.odf" xlink:type="simple" xlink:show="embed" xlink:actuate="onLoad"/>
          <draw:image xlink:href="./ObjectReplacements/Object 54" xlink:type="simple" xlink:show="embed" xlink:actuate="onLoad"/>
        </draw:frame>
        <presentation:notes draw:style-name="dp2">
          <draw:page-thumbnail draw:style-name="gr1" draw:layer="layout" svg:width="14.848cm" svg:height="11.136cm" svg:x="3.075cm" svg:y="2.257cm" draw:page-number="67" presentation:class="page"/>
          <draw:frame presentation:style-name="pr3" draw:layer="layout" svg:width="16.799cm" svg:height="13.365cm" svg:x="2.1cm" svg:y="14.107cm" presentation:class="notes" presentation:placeholder="true">
            <draw:text-box/>
          </draw:frame>
        </presentation:notes>
      </draw:page>
      <draw:page draw:name="page68" draw:style-name="dp1" draw:master-page-name="Default" presentation:presentation-page-layout-name="AL1T0">
        <draw:frame presentation:style-name="pr4" draw:layer="layout" svg:width="25.199cm" svg:height="3.506cm" svg:x="1.4cm" svg:y="0.837cm" presentation:class="title">
          <draw:text-box>
            <text:p>Was versteht man unter dem Landé-Faktor des Elektrons?</text:p>
          </draw:text-box>
        </draw:frame>
        <draw:frame presentation:style-name="pr5" draw:layer="layout" svg:width="25.199cm" svg:height="12.18cm" svg:x="1.4cm" svg:y="4.914cm" presentation:class="subtitle">
          <draw:text-box>
            <text:p>Eine Korrektur aufgrund experimenteller Daten, bestätigt durch die relativistische Dirac-Theorie auf den Wert 2.</text:p>
            <text:p>Die Quantenelektrodynamik korrigiert diesen Wert aufgrund weiterer Effekte zu 2,002319..</text:p>
          </draw:text-box>
        </draw:frame>
        <presentation:notes draw:style-name="dp2">
          <draw:page-thumbnail draw:style-name="gr1" draw:layer="layout" svg:width="14.848cm" svg:height="11.136cm" svg:x="3.075cm" svg:y="2.257cm" draw:page-number="68" presentation:class="page"/>
          <draw:frame presentation:style-name="pr6" draw:layer="layout" svg:width="16.799cm" svg:height="13.364cm" svg:x="2.1cm" svg:y="14.107cm" presentation:class="notes" presentation:placeholder="true">
            <draw:text-box/>
          </draw:frame>
        </presentation:notes>
      </draw:page>
      <draw:page draw:name="page69" draw:style-name="dp1" draw:master-page-name="Default" presentation:presentation-page-layout-name="AL1T0">
        <draw:frame presentation:style-name="pr1" draw:text-style-name="P4" draw:layer="layout" svg:width="25.199cm" svg:height="3.506cm" svg:x="1.4cm" svg:y="0.834cm" presentation:class="title" presentation:user-transformed="true">
          <draw:text-box>
            <text:p><text:span text:style-name="T12">Wie lautet das paramagnetische Gesamtmoment des Elektrons?Welchen Zusatzterm im Hamilton-Operator bewirkt dieses nach Einschalten eines homogenen Magnetfeldes?</text:span></text:p>
          </draw:text-box>
        </draw:frame>
        <draw:frame presentation:style-name="pr2" draw:layer="layout" svg:width="25.199cm" svg:height="12.18cm" svg:x="1.4cm" svg:y="4.914cm" presentation:class="subtitle">
          <draw:text-box>
            <text:p/>
            <text:p>Das Moment <text:span text:style-name="T56">μ</text:span><text:span text:style-name="T21"> koppelt linear an ein äußeres Magnetfeld </text:span><text:span text:style-name="T39">B</text:span><text:span text:style-name="T21"> und</text:span> bewirkt so im Hamilton-Operator den paramagnetischen Zusatzterm:</text:p>
          </draw:text-box>
        </draw:frame>
        <draw:frame draw:style-name="gr2" draw:text-style-name="P2" draw:layer="layout" svg:width="22.56cm" svg:height="3.605cm" svg:x="2.719cm" svg:y="6.197cm">
          <text:p/>
          <draw:object xlink:href="../Gesamtes%20paramagnetisches%20Moment%20des%20Elektrons.odf" xlink:type="simple" xlink:show="embed" xlink:actuate="onLoad"/>
          <draw:image xlink:href="./ObjectReplacements/Object 55" xlink:type="simple" xlink:show="embed" xlink:actuate="onLoad"/>
        </draw:frame>
        <draw:frame draw:style-name="gr2" draw:text-style-name="P2" draw:layer="layout" svg:width="13.76cm" svg:height="2.149cm" svg:x="7.119cm" svg:y="13.425cm">
          <text:p/>
          <draw:object xlink:href="../paramagnetischer%20Zusatzterm%20im%20Hamilton-Operator.odf" xlink:type="simple" xlink:show="embed" xlink:actuate="onLoad"/>
          <draw:image xlink:href="./ObjectReplacements/Object 56" xlink:type="simple" xlink:show="embed" xlink:actuate="onLoad"/>
        </draw:frame>
        <presentation:notes draw:style-name="dp2">
          <draw:page-thumbnail draw:style-name="gr1" draw:layer="layout" svg:width="14.848cm" svg:height="11.136cm" svg:x="3.075cm" svg:y="2.257cm" draw:page-number="69" presentation:class="page"/>
          <draw:frame presentation:style-name="pr3" draw:layer="layout" svg:width="16.799cm" svg:height="13.365cm" svg:x="2.1cm" svg:y="14.107cm" presentation:class="notes" presentation:placeholder="true">
            <draw:text-box/>
          </draw:frame>
        </presentation:notes>
      </draw:page>
      <draw:page draw:name="page70" draw:style-name="dp1" draw:master-page-name="Default" presentation:presentation-page-layout-name="AL1T0">
        <draw:frame presentation:style-name="pr4" draw:layer="layout" svg:width="25.199cm" svg:height="3.506cm" svg:x="1.4cm" svg:y="0.837cm" presentation:class="title">
          <draw:text-box>
            <text:p>Wie lautet der gesamte Hamilton-Operator eines Elektrons im homogenen Magnetfeld <text:span text:style-name="T5">B</text:span>?</text:p>
          </draw:text-box>
        </draw:frame>
        <draw:frame presentation:style-name="pr5" draw:layer="layout" svg:width="25.199cm" svg:height="12.18cm" svg:x="1.4cm" svg:y="4.914cm" presentation:class="subtitle">
          <draw:text-box>
            <text:p/>
            <text:p/>
            <text:p/>
            <text:p>mit</text:p>
            <text:p/>
            <text:p/>
            <text:p>und</text:p>
          </draw:text-box>
        </draw:frame>
        <draw:frame draw:style-name="gr2" draw:text-style-name="P2" draw:layer="layout" svg:width="13.76cm" svg:height="2.149cm" svg:x="7.119cm" svg:y="11.225cm">
          <text:p/>
          <draw:object xlink:href="../paramagnetischer%20Zusatzterm%20im%20Hamilton-Operator.odf" xlink:type="simple" xlink:show="embed" xlink:actuate="onLoad"/>
          <draw:image xlink:href="./ObjectReplacements/Object 57" xlink:type="simple" xlink:show="embed" xlink:actuate="onLoad"/>
        </draw:frame>
        <draw:frame draw:style-name="gr2" draw:text-style-name="P2" draw:layer="layout" svg:width="15.525cm" svg:height="2.78cm" svg:x="6.237cm" svg:y="14.009cm">
          <text:p/>
          <draw:object xlink:href="../diamagnetischer%20Zusatzterm%20im%20Hamilton-Operator.odf" xlink:type="simple" xlink:show="embed" xlink:actuate="onLoad"/>
          <draw:image xlink:href="./ObjectReplacements/Object 58" xlink:type="simple" xlink:show="embed" xlink:actuate="onLoad"/>
        </draw:frame>
        <draw:frame draw:style-name="gr2" draw:text-style-name="P2" draw:layer="layout" svg:width="10.645cm" svg:height="2.78cm" svg:x="8.677cm" svg:y="6.609cm">
          <text:p/>
          <draw:object xlink:href="../gesamter%20Hamilton-Operator%20des%20Elektrons.odf" xlink:type="simple" xlink:show="embed" xlink:actuate="onLoad"/>
          <draw:image xlink:href="./ObjectReplacements/Object 59" xlink:type="simple" xlink:show="embed" xlink:actuate="onLoad"/>
        </draw:frame>
        <presentation:notes draw:style-name="dp2">
          <draw:page-thumbnail draw:style-name="gr1" draw:layer="layout" svg:width="14.848cm" svg:height="11.136cm" svg:x="3.075cm" svg:y="2.257cm" draw:page-number="70" presentation:class="page"/>
          <draw:frame presentation:style-name="pr6"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0">
        <draw:frame presentation:style-name="pr4" draw:layer="layout" svg:width="25.199cm" svg:height="3.506cm" svg:x="1.4cm" svg:y="0.837cm" presentation:class="title">
          <draw:text-box>
            <text:p>Wie lautet die zeitabhängige Schrödingergleichung in Ortsdarstellung?</text:p>
          </draw:text-box>
        </draw:frame>
        <draw:frame presentation:style-name="pr5" draw:layer="layout" svg:width="25.199cm" svg:height="12.18cm" svg:x="1.4cm" svg:y="4.914cm" presentation:class="subtitle" presentation:placeholder="true">
          <draw:text-box/>
        </draw:frame>
        <draw:frame draw:style-name="gr2" draw:text-style-name="P2" draw:layer="layout" svg:width="14.658cm" svg:height="1.984cm" svg:x="6.67cm" svg:y="9.507cm">
          <text:p/>
          <draw:object xlink:href="../Zeitabhängige%20Schrödingergleichung%20in%20Ortsdarstellung.odf" xlink:type="simple" xlink:show="embed" xlink:actuate="onLoad"/>
          <draw:image xlink:href="./ObjectReplacements/Object 60" xlink:type="simple" xlink:show="embed" xlink:actuate="onLoad"/>
        </draw:frame>
        <presentation:notes draw:style-name="dp2">
          <draw:page-thumbnail draw:style-name="gr1" draw:layer="layout" svg:width="14.848cm" svg:height="11.136cm" svg:x="3.075cm" svg:y="2.257cm" draw:page-number="71" presentation:class="page"/>
          <draw:frame presentation:style-name="pr6" draw:layer="layout" svg:width="16.799cm" svg:height="13.364cm" svg:x="2.1cm" svg:y="14.107cm" presentation:class="notes" presentation:placeholder="true">
            <draw:text-box/>
          </draw:frame>
        </presentation:notes>
      </draw:page>
      <draw:page draw:name="page72" draw:style-name="dp1" draw:master-page-name="Default" presentation:presentation-page-layout-name="AL1T0">
        <draw:frame presentation:style-name="pr4" draw:text-style-name="P12" draw:layer="layout" svg:width="25.199cm" svg:height="3.506cm" svg:x="1.4cm" svg:y="0.833cm" presentation:class="title" presentation:user-transformed="true">
          <draw:text-box>
            <text:p><text:span text:style-name="T82">Welche Gestalt hat die zeitabhängige Schrödinger-Gleichung des zweikomponentigen Spinors |</text:span><text:span text:style-name="T83">ψ</text:span><text:span text:style-name="T84">1/2</text:span><text:span text:style-name="T82">(</text:span><text:span text:style-name="T85">r</text:span><text:span text:style-name="T82">)⟩ für ein Elektron im Potential </text:span><text:span text:style-name="T83">V</text:span><text:span text:style-name="T82">(</text:span><text:span text:style-name="T85">r</text:span><text:span text:style-name="T82">) und in einem homogenen Magnetfeld </text:span><text:span text:style-name="T85">B</text:span><text:span text:style-name="T82">?</text:span></text:p>
          </draw:text-box>
        </draw:frame>
        <draw:frame presentation:style-name="pr5" draw:layer="layout" svg:width="25.199cm" svg:height="12.18cm" svg:x="1.4cm" svg:y="4.914cm" presentation:class="subtitle" presentation:placeholder="true">
          <draw:text-box/>
        </draw:frame>
        <draw:frame draw:style-name="gr2" draw:text-style-name="P2" draw:layer="layout" svg:width="22.529cm" svg:height="6.808cm" svg:x="2.735cm" svg:y="8.095cm">
          <text:p/>
          <draw:object xlink:href="../Zeitabhängige%20Schrödingergleichung%20in%20Ortsdarstellung%20für%20das%20Elektron%20im%20homogenen%20Magnetfeld%20B%20und%20dem%20Potential%20V%20(zweizeilig).odf" xlink:type="simple" xlink:show="embed" xlink:actuate="onLoad"/>
          <draw:image xlink:href="./ObjectReplacements/Object 61" xlink:type="simple" xlink:show="embed" xlink:actuate="onLoad"/>
        </draw:frame>
        <presentation:notes draw:style-name="dp2">
          <draw:page-thumbnail draw:style-name="gr1" draw:layer="layout" svg:width="14.848cm" svg:height="11.136cm" svg:x="3.075cm" svg:y="2.257cm" draw:page-number="72" presentation:class="page"/>
          <draw:frame presentation:style-name="pr6" draw:layer="layout" svg:width="16.799cm" svg:height="13.364cm" svg:x="2.1cm" svg:y="14.107cm" presentation:class="notes" presentation:placeholder="true">
            <draw:text-box/>
          </draw:frame>
        </presentation:notes>
      </draw:page>
      <draw:page draw:name="page73" draw:style-name="dp1" draw:master-page-name="Default" presentation:presentation-page-layout-name="AL1T0">
        <draw:frame presentation:style-name="pr1" draw:layer="layout" svg:width="25.199cm" svg:height="3.506cm" svg:x="1.4cm" svg:y="0.837cm" presentation:class="title">
          <draw:text-box>
            <text:p>Wie lautet der relativistische, klassische Energiesatz für ein freies Elektron?</text:p>
          </draw:text-box>
        </draw:frame>
        <draw:frame presentation:style-name="pr2" draw:layer="layout" svg:width="25.199cm" svg:height="12.18cm" svg:x="1.4cm" svg:y="4.914cm" presentation:class="subtitle" presentation:placeholder="true">
          <draw:text-box/>
        </draw:frame>
        <draw:frame draw:style-name="gr2" draw:text-style-name="P2" draw:layer="layout" svg:width="11.113cm" svg:height="6.342cm" svg:x="8.443cm" svg:y="7.328cm">
          <text:p/>
          <draw:object xlink:href="../relativistischer%20klassischer%20Energiesatz%20für%20freies%20Elektron%20annotiert.odf" xlink:type="simple" xlink:show="embed" xlink:actuate="onLoad"/>
          <draw:image xlink:href="./ObjectReplacements/Object 62" xlink:type="simple" xlink:show="embed" xlink:actuate="onLoad"/>
        </draw:frame>
        <presentation:notes draw:style-name="dp2">
          <draw:page-thumbnail draw:style-name="gr1" draw:layer="layout" svg:width="14.848cm" svg:height="11.136cm" svg:x="3.075cm" svg:y="2.257cm" draw:page-number="73" presentation:class="page"/>
          <draw:frame presentation:style-name="pr3" draw:layer="layout" svg:width="16.799cm" svg:height="13.365cm" svg:x="2.1cm" svg:y="14.107cm" presentation:class="notes" presentation:placeholder="true">
            <draw:text-box/>
          </draw:frame>
        </presentation:notes>
      </draw:page>
      <draw:page draw:name="page74" draw:style-name="dp1" draw:master-page-name="Default" presentation:presentation-page-layout-name="AL1T0">
        <draw:frame presentation:style-name="pr4" draw:layer="layout" svg:width="25.199cm" svg:height="3.506cm" svg:x="1.4cm" svg:y="0.837cm" presentation:class="title">
          <draw:text-box>
            <text:p>Was versteht man unter Kovarianz relativistischer Gleichungen?</text:p>
          </draw:text-box>
        </draw:frame>
        <draw:frame presentation:style-name="pr5" draw:layer="layout" svg:width="25.199cm" svg:height="12.18cm" svg:x="1.4cm" svg:y="4.914cm" presentation:class="subtitle">
          <draw:text-box>
            <text:p>Sie sind forminvariant gegenüber Lorentz-Transformationen</text:p>
          </draw:text-box>
        </draw:frame>
        <presentation:notes draw:style-name="dp2">
          <draw:page-thumbnail draw:style-name="gr1" draw:layer="layout" svg:width="14.848cm" svg:height="11.136cm" svg:x="3.075cm" svg:y="2.257cm" draw:page-number="74" presentation:class="page"/>
          <draw:frame presentation:style-name="pr6" draw:layer="layout" svg:width="16.799cm" svg:height="13.364cm" svg:x="2.1cm" svg:y="14.107cm" presentation:class="notes" presentation:placeholder="true">
            <draw:text-box/>
          </draw:frame>
        </presentation:notes>
      </draw:page>
      <draw:page draw:name="page75" draw:style-name="dp1" draw:master-page-name="Default" presentation:presentation-page-layout-name="AL1T0">
        <draw:frame presentation:style-name="pr4" draw:layer="layout" svg:width="25.199cm" svg:height="3.506cm" svg:x="1.4cm" svg:y="0.837cm" presentation:class="title">
          <draw:text-box>
            <text:p>Wann liegt Forminvarianz bei Lorentztransformationen vor?</text:p>
          </draw:text-box>
        </draw:frame>
        <draw:frame presentation:style-name="pr5" draw:layer="layout" svg:width="25.199cm" svg:height="12.18cm" svg:x="1.4cm" svg:y="4.914cm" presentation:class="subtitle">
          <draw:text-box>
            <text:p>Wenn alle additiven Terme der Gleichung Tensoren gleicher Stufe sind</text:p>
          </draw:text-box>
        </draw:frame>
        <presentation:notes draw:style-name="dp2">
          <draw:page-thumbnail draw:style-name="gr1" draw:layer="layout" svg:width="14.848cm" svg:height="11.136cm" svg:x="3.075cm" svg:y="2.257cm" draw:page-number="75" presentation:class="page"/>
          <draw:frame presentation:style-name="pr6" draw:layer="layout" svg:width="16.799cm" svg:height="13.364cm" svg:x="2.1cm" svg:y="14.107cm" presentation:class="notes" presentation:placeholder="true">
            <draw:text-box/>
          </draw:frame>
        </presentation:notes>
      </draw:page>
      <draw:page draw:name="page76" draw:style-name="dp1" draw:master-page-name="Default" presentation:presentation-page-layout-name="AL1T0">
        <draw:frame presentation:style-name="pr4" draw:layer="layout" svg:width="25.199cm" svg:height="3.506cm" svg:x="1.4cm" svg:y="0.837cm" presentation:class="title" presentation:user-transformed="true">
          <draw:text-box>
            <text:p>Wie schreibt sich der klassische Energiesatz in kovarianter Form?</text:p>
          </draw:text-box>
        </draw:frame>
        <draw:frame presentation:style-name="pr5" draw:text-style-name="P9" draw:layer="layout" svg:width="25.199cm" svg:height="16.529cm" svg:x="1.4cm" svg:y="2.742cm" presentation:class="subtitle" presentation:user-transformed="true">
          <draw:text-box>
            <text:p><text:span text:style-name="T68"/></text:p>
            <text:p><text:span text:style-name="T68"/></text:p>
            <text:p><text:span text:style-name="T68"/></text:p>
            <text:p><text:span text:style-name="T68"/></text:p>
            <text:p><text:span text:style-name="T68"/></text:p>
            <text:p><text:span text:style-name="T68"/></text:p>
            <text:p><text:span text:style-name="T68"/></text:p>
            <text:p><text:span text:style-name="T68"/></text:p>
            <text:p><text:span text:style-name="T68"/></text:p>
            <text:p><text:span text:style-name="T68"/></text:p>
            <text:p><text:span text:style-name="T68">mit der </text:span><text:span text:style-name="T69">Einsteinschen Summenkonvention</text:span><text:span text:style-name="T68">: haben nebeneinenander stehende Größen gleiche griechische Indizes, wird über diese summiert</text:span></text:p>
            <text:p><text:span text:style-name="T68"/></text:p>
            <text:p><text:span text:style-name="T68">Da das Normquadrat des </text:span><text:span text:style-name="T86">kontravarianten</text:span><text:span text:style-name="T68"> Vierer-Impulses </text:span><text:span text:style-name="T69">p</text:span><text:span text:style-name="T87">μ</text:span><text:span text:style-name="T88"> wie die rechte Seite des Energiesatzes Vierer-Skalar ist, ist der Energiesatz kovariant formuliert:</text:span></text:p>
          </draw:text-box>
        </draw:frame>
        <draw:frame draw:style-name="gr2" draw:text-style-name="P2" draw:layer="layout" svg:width="24.363cm" svg:height="8.622cm" svg:x="1.818cm" svg:y="5.188cm">
          <text:p/>
          <draw:object xlink:href="../Definition%20des%20kontravarianten%20und%20kovarianten%20Vierer-Impulses.odf" xlink:type="simple" xlink:show="embed" xlink:actuate="onLoad"/>
          <draw:image xlink:href="./ObjectReplacements/Object 63" xlink:type="simple" xlink:show="embed" xlink:actuate="onLoad"/>
        </draw:frame>
        <presentation:notes draw:style-name="dp2">
          <draw:page-thumbnail draw:style-name="gr1" draw:layer="layout" svg:width="14.848cm" svg:height="11.136cm" svg:x="3.075cm" svg:y="2.257cm" draw:page-number="76" presentation:class="page"/>
          <draw:frame presentation:style-name="pr6" draw:text-style-name="P10" draw:layer="layout" svg:width="16.799cm" svg:height="13.364cm" svg:x="2.1cm" svg:y="14.107cm" presentation:class="notes">
            <draw:text-box>
              <text:p><text:span text:style-name="T89">Warum ist die Formulierung kovariant?</text:span></text:p>
            </draw:text-box>
          </draw:frame>
        </presentation:notes>
      </draw:page>
      <draw:page draw:name="page77" draw:style-name="dp1" draw:master-page-name="Default" presentation:presentation-page-layout-name="AL1T0">
        <draw:frame presentation:style-name="pr1" draw:text-style-name="P4" draw:layer="layout" svg:width="25.199cm" svg:height="3.506cm" svg:x="1.4cm" svg:y="0.831cm" presentation:class="title" presentation:user-transformed="true">
          <draw:text-box>
            <text:p><text:span text:style-name="T12">Wie lässt sich die Korrespondenzregel für die Übersetzung klassischer Gleichungen in die Quantenmechanik relativistisch-kovariant formulieren?</text:span></text:p>
          </draw:text-box>
        </draw:frame>
        <draw:frame presentation:style-name="pr2" draw:layer="layout" svg:width="25.199cm" svg:height="12.18cm" svg:x="1.4cm" svg:y="4.914cm" presentation:class="subtitle" presentation:placeholder="true">
          <draw:text-box/>
        </draw:frame>
        <draw:frame draw:style-name="gr2" draw:text-style-name="P2" draw:layer="layout" svg:width="15.913cm" svg:height="8.678cm" svg:x="6.043cm" svg:y="6.16cm">
          <text:p/>
          <draw:object xlink:href="../relativistisch%20kovariante%20Form%20der%20Korrespondenzregel.odf" xlink:type="simple" xlink:show="embed" xlink:actuate="onLoad"/>
          <draw:image xlink:href="./ObjectReplacements/Object 64" xlink:type="simple" xlink:show="embed" xlink:actuate="onLoad"/>
        </draw:frame>
        <presentation:notes draw:style-name="dp2">
          <draw:page-thumbnail draw:style-name="gr1" draw:layer="layout" svg:width="14.848cm" svg:height="11.136cm" svg:x="3.075cm" svg:y="2.257cm" draw:page-number="77" presentation:class="page"/>
          <draw:frame presentation:style-name="pr3" draw:layer="layout" svg:width="16.799cm" svg:height="13.365cm" svg:x="2.1cm" svg:y="14.107cm" presentation:class="notes" presentation:placeholder="true">
            <draw:text-box/>
          </draw:frame>
        </presentation:notes>
      </draw:page>
      <draw:page draw:name="page78" draw:style-name="dp1" draw:master-page-name="Default" presentation:presentation-page-layout-name="AL1T0">
        <draw:frame presentation:style-name="pr4" draw:layer="layout" svg:width="25.199cm" svg:height="3.506cm" svg:x="1.4cm" svg:y="0.837cm" presentation:class="title">
          <draw:text-box>
            <text:p>Wie lautet die relativistische Verallgemeinerung der Schrödinger-Gleichung?</text:p>
          </draw:text-box>
        </draw:frame>
        <draw:frame presentation:style-name="pr5" draw:layer="layout" svg:width="25.199cm" svg:height="12.18cm" svg:x="1.4cm" svg:y="4.914cm" presentation:class="subtitle" presentation:placeholder="true">
          <draw:text-box/>
        </draw:frame>
        <draw:frame draw:style-name="gr2" draw:text-style-name="P2" draw:layer="layout" svg:width="11.074cm" svg:height="1.478cm" svg:x="8.462cm" svg:y="9.76cm">
          <text:p/>
          <draw:object xlink:href="../relativistische%20Verallgemeinerung%20der%20Schrödingergleichung.odf" xlink:type="simple" xlink:show="embed" xlink:actuate="onLoad"/>
          <draw:image xlink:href="./ObjectReplacements/Object 65" xlink:type="simple" xlink:show="embed" xlink:actuate="onLoad"/>
        </draw:frame>
        <presentation:notes draw:style-name="dp2">
          <draw:page-thumbnail draw:style-name="gr1" draw:layer="layout" svg:width="14.848cm" svg:height="11.136cm" svg:x="3.075cm" svg:y="2.257cm" draw:page-number="78" presentation:class="page"/>
          <draw:frame presentation:style-name="pr6" draw:layer="layout" svg:width="16.799cm" svg:height="13.364cm" svg:x="2.1cm" svg:y="14.107cm" presentation:class="notes" presentation:placeholder="true">
            <draw:text-box/>
          </draw:frame>
        </presentation:notes>
      </draw:page>
      <draw:page draw:name="page79" draw:style-name="dp1" draw:master-page-name="Default" presentation:presentation-page-layout-name="AL1T0">
        <draw:frame presentation:style-name="pr4" draw:text-style-name="P1" draw:layer="layout" svg:width="25.199cm" svg:height="3.506cm" svg:x="1.4cm" svg:y="0.836cm" presentation:class="title" presentation:user-transformed="true">
          <draw:text-box>
            <text:p><text:span text:style-name="T1">Wie erhält man die </text:span><text:span text:style-name="T24">Klein-Gordon-Gleichung</text:span><text:span text:style-name="T1">?</text:span></text:p>
          </draw:text-box>
        </draw:frame>
        <draw:frame presentation:style-name="pr5" draw:layer="layout" svg:width="25.199cm" svg:height="12.18cm" svg:x="1.4cm" svg:y="4.914cm" presentation:class="subtitle">
          <draw:text-box>
            <text:p>Man separiert in der relativistischen Verallgemeinerung der Schrödingergleichung den d'Alembert-Operator:</text:p>
            <text:p/>
          </draw:text-box>
        </draw:frame>
        <draw:frame draw:style-name="gr2" draw:text-style-name="P2" draw:layer="layout" svg:width="10.473cm" svg:height="2.925cm" svg:x="8.763cm" svg:y="12.037cm">
          <text:p/>
          <draw:object xlink:href="../Klein-Gordon-Gleichung.odf" xlink:type="simple" xlink:show="embed" xlink:actuate="onLoad"/>
          <draw:image xlink:href="./ObjectReplacements/Object 66" xlink:type="simple" xlink:show="embed" xlink:actuate="onLoad"/>
        </draw:frame>
        <presentation:notes draw:style-name="dp2">
          <draw:page-thumbnail draw:style-name="gr1" draw:layer="layout" svg:width="14.848cm" svg:height="11.136cm" svg:x="3.075cm" svg:y="2.257cm" draw:page-number="79" presentation:class="page"/>
          <draw:frame presentation:style-name="pr6" draw:layer="layout" svg:width="16.799cm" svg:height="13.364cm" svg:x="2.1cm" svg:y="14.107cm" presentation:class="notes" presentation:placeholder="true">
            <draw:text-box/>
          </draw:frame>
        </presentation:notes>
      </draw:page>
      <draw:page draw:name="page80" draw:style-name="dp1" draw:master-page-name="Default" presentation:presentation-page-layout-name="AL1T0">
        <draw:frame presentation:style-name="pr4" draw:text-style-name="P1" draw:layer="layout" svg:width="25.199cm" svg:height="3.506cm" svg:x="1.4cm" svg:y="0.836cm" presentation:class="title" presentation:user-transformed="true">
          <draw:text-box>
            <text:p><text:span text:style-name="T1">Welche grundsätzlichen Probleme ergeben sich bei der Lösung der </text:span><text:span text:style-name="T24">Klein-Gordon-Gleichung</text:span><text:span text:style-name="T1">?</text:span></text:p>
          </draw:text-box>
        </draw:frame>
        <draw:frame presentation:style-name="pr5" draw:layer="layout" svg:width="25.199cm" svg:height="12.18cm" svg:x="1.4cm" svg:y="4.914cm" presentation:class="subtitle">
          <draw:text-box>
            <text:p>Da es sich um eine Differentialgleichung zweiter Ordnung in der Zeit handelt benötigt man Anfangsbedingungen für |<text:span text:style-name="T14">ψ</text:span><text:span text:style-name="T21">⟩ und </text:span></text:p>
          </draw:text-box>
        </draw:frame>
        <draw:frame draw:style-name="gr2" draw:text-style-name="P2" draw:layer="layout" svg:width="1.455cm" svg:height="0.941cm" svg:x="23.472cm" svg:y="11.029cm">
          <text:p/>
          <draw:object xlink:href="../ket%20dot%20psi.odf" xlink:type="simple" xlink:show="embed" xlink:actuate="onLoad"/>
          <draw:image xlink:href="./ObjectReplacements/Object 67" xlink:type="simple" xlink:show="embed" xlink:actuate="onLoad"/>
        </draw:frame>
        <presentation:notes draw:style-name="dp2">
          <draw:page-thumbnail draw:style-name="gr1" draw:layer="layout" svg:width="14.848cm" svg:height="11.136cm" svg:x="3.075cm" svg:y="2.257cm" draw:page-number="80" presentation:class="page"/>
          <draw:frame presentation:style-name="pr6" draw:layer="layout" svg:width="16.799cm" svg:height="13.364cm" svg:x="2.1cm" svg:y="14.107cm" presentation:class="notes" presentation:placeholder="true">
            <draw:text-box/>
          </draw:frame>
        </presentation:notes>
      </draw:page>
      <draw:page draw:name="page81" draw:style-name="dp1" draw:master-page-name="Default" presentation:presentation-page-layout-name="AL1T0">
        <draw:frame presentation:style-name="pr1" draw:text-style-name="P4" draw:layer="layout" svg:width="25.199cm" svg:height="3.506cm" svg:x="1.4cm" svg:y="0.835cm" presentation:class="title" presentation:user-transformed="true">
          <draw:text-box>
            <text:p><text:span text:style-name="T12">Durch welche Maßnahme folgt aus dem klassischen Energiesatz die Dirac-Gleichung des freien Teilchens (Elektrons)?</text:span></text:p>
          </draw:text-box>
        </draw:frame>
        <draw:frame presentation:style-name="pr2" draw:layer="layout" svg:width="25.199cm" svg:height="15.496cm" svg:x="1.4cm" svg:y="3.258cm" presentation:class="subtitle" presentation:user-transformed="true">
          <draw:text-box>
            <text:p/>
            <text:p/>
            <text:p>Die Gleichung wird durch folgenden Ansatz linearisiert:</text:p>
            <text:p/>
            <text:p/>
            <text:p/>
            <text:p/>
            <text:p>wobei <text:tab/><text:tab/><text:tab/><text:tab/> die folgenden Relationen erfüllt:</text:p>
            <text:p/>
            <text:p/>
            <text:p/>
            <text:p/>
            <text:p>Mit der Korrespondenzregel folgt die Dirac-Gleichung. Diese befasst sich nur mit einer Lösung (beliebige Klammer = 0) der linearisierten Gleichung oben, da eine ausreicht und die andere äquivalent ist.</text:p>
          </draw:text-box>
        </draw:frame>
        <draw:frame draw:style-name="gr2" draw:text-style-name="P2" draw:layer="layout" svg:width="3.488cm" svg:height="1.092cm" svg:x="7.755cm" svg:y="10.407cm">
          <text:p/>
          <draw:object xlink:href="../neue%20größen%20hat%20alpha%20hat%20beta%20für%20die%20Dirac-Gleichung.odf" xlink:type="simple" xlink:show="embed" xlink:actuate="onLoad"/>
          <draw:image xlink:href="./ObjectReplacements/Object 68" xlink:type="simple" xlink:show="embed" xlink:actuate="onLoad"/>
        </draw:frame>
        <draw:frame draw:style-name="gr2" draw:text-style-name="P2" draw:layer="layout" svg:width="9.573cm" svg:height="3.175cm" svg:x="9.213cm" svg:y="12.366cm">
          <text:p/>
          <draw:object xlink:href="../Bedingendungsrelationen%20der%20neuen%20größen%20hat%20alpha%20hat%20beta%20für%20die%20Dirac-Gleichung.odf" xlink:type="simple" xlink:show="embed" xlink:actuate="onLoad"/>
          <draw:image xlink:href="./ObjectReplacements/Object 69" xlink:type="simple" xlink:show="embed" xlink:actuate="onLoad"/>
        </draw:frame>
        <draw:frame draw:style-name="gr2" draw:text-style-name="P2" draw:layer="layout" svg:width="21.337cm" svg:height="3.641cm" svg:x="3.331cm" svg:y="6.533cm">
          <text:p/>
          <draw:object xlink:href="../Linearisierungsansatz%20für%20den%20Energiesatz%20nach%20Dirac.odf" xlink:type="simple" xlink:show="embed" xlink:actuate="onLoad"/>
          <draw:image xlink:href="./ObjectReplacements/Object 70" xlink:type="simple" xlink:show="embed" xlink:actuate="onLoad"/>
        </draw:frame>
        <presentation:notes draw:style-name="dp2">
          <draw:page-thumbnail draw:style-name="gr1" draw:layer="layout" svg:width="14.848cm" svg:height="11.136cm" svg:x="3.075cm" svg:y="2.257cm" draw:page-number="81" presentation:class="page"/>
          <draw:frame presentation:style-name="pr3" draw:layer="layout" svg:width="16.799cm" svg:height="13.365cm" svg:x="2.1cm" svg:y="14.107cm" presentation:class="notes" presentation:placeholder="true">
            <draw:text-box/>
          </draw:frame>
        </presentation:notes>
      </draw:page>
      <draw:page draw:name="page82" draw:style-name="dp1" draw:master-page-name="Default" presentation:presentation-page-layout-name="AL1T0">
        <draw:frame presentation:style-name="pr4" draw:text-style-name="P4" draw:layer="layout" svg:width="25.199cm" svg:height="3.506cm" svg:x="1.4cm" svg:y="0.834cm" presentation:class="title" presentation:user-transformed="true">
          <draw:text-box>
            <text:p><text:span text:style-name="T12">In welcher Hinsicht spiegelt die Dirac-Gleichung die für die Relativitätstheorie typische Gleichberechtigung von Raum- und Zeitkoordinaten wider?</text:span></text:p>
          </draw:text-box>
        </draw:frame>
        <draw:frame presentation:style-name="pr5" draw:layer="layout" svg:width="25.199cm" svg:height="12.18cm" svg:x="1.4cm" svg:y="4.914cm" presentation:class="subtitle">
          <draw:text-box>
            <text:p>Sie ist symmetrisch in Raum- und Zeitkoordinaten. Insbesondere ist sie bezüglich der Raumkoordinaten eine Differentialgleichung erster Ordnung.</text:p>
          </draw:text-box>
        </draw:frame>
        <presentation:notes draw:style-name="dp2">
          <draw:page-thumbnail draw:style-name="gr1" draw:layer="layout" svg:width="14.848cm" svg:height="11.136cm" svg:x="3.075cm" svg:y="2.257cm" draw:page-number="82" presentation:class="page"/>
          <draw:frame presentation:style-name="pr6" draw:layer="layout" svg:width="16.799cm" svg:height="13.364cm" svg:x="2.1cm" svg:y="14.107cm" presentation:class="notes" presentation:placeholder="true">
            <draw:text-box/>
          </draw:frame>
        </presentation:notes>
      </draw:page>
      <draw:page draw:name="page83" draw:style-name="dp1" draw:master-page-name="Default" presentation:presentation-page-layout-name="AL1T0">
        <draw:frame presentation:style-name="pr4" draw:layer="layout" svg:width="25.199cm" svg:height="3.506cm" svg:x="1.4cm" svg:y="0.837cm" presentation:class="title">
          <draw:text-box>
            <text:p>Wie lautet der Dirac-Operator des freien Elektrons?</text:p>
          </draw:text-box>
        </draw:frame>
        <draw:frame presentation:style-name="pr5" draw:text-style-name="P9" draw:layer="layout" svg:width="25.199cm" svg:height="12.18cm" svg:x="1.4cm" svg:y="4.914cm" presentation:class="subtitle" presentation:placeholder="true">
          <draw:text-box/>
        </draw:frame>
        <draw:frame draw:style-name="gr2" draw:text-style-name="P2" draw:layer="layout" svg:width="8.737cm" svg:height="1.478cm" svg:x="9.631cm" svg:y="9.76cm">
          <text:p/>
          <draw:object xlink:href="../Dirac-Operator%20des%20freien%20Elektrons.odf" xlink:type="simple" xlink:show="embed" xlink:actuate="onLoad"/>
          <draw:image xlink:href="./ObjectReplacements/Object 71" xlink:type="simple" xlink:show="embed" xlink:actuate="onLoad"/>
        </draw:frame>
        <presentation:notes draw:style-name="dp2">
          <draw:page-thumbnail draw:style-name="gr1" draw:layer="layout" svg:width="14.848cm" svg:height="11.136cm" svg:x="3.075cm" svg:y="2.257cm" draw:page-number="83" presentation:class="page"/>
          <draw:frame presentation:style-name="pr6" draw:text-style-name="P10" draw:layer="layout" svg:width="16.799cm" svg:height="13.364cm" svg:x="2.1cm" svg:y="14.107cm" presentation:class="notes" presentation:placeholder="true">
            <draw:text-box/>
          </draw:frame>
        </presentation:notes>
      </draw:page>
      <draw:page draw:name="page84" draw:style-name="dp1" draw:master-page-name="Default" presentation:presentation-page-layout-name="AL1T0">
        <draw:frame presentation:style-name="pr4" draw:layer="layout" svg:width="25.199cm" svg:height="3.506cm" svg:x="1.4cm" svg:y="0.837cm" presentation:class="title">
          <draw:text-box>
            <text:p>Wie lautet die zeitabhängige und zeitunabhängige Dirac-Gleichung?</text:p>
          </draw:text-box>
        </draw:frame>
        <draw:frame presentation:style-name="pr5" draw:layer="layout" svg:width="25.199cm" svg:height="12.18cm" svg:x="1.4cm" svg:y="4.914cm" presentation:class="subtitle" presentation:placeholder="true">
          <draw:text-box/>
        </draw:frame>
        <draw:frame draw:style-name="gr2" draw:text-style-name="P2" draw:layer="layout" svg:width="11.676cm" svg:height="3.885cm" svg:x="8.161cm" svg:y="8.557cm">
          <text:p/>
          <draw:object xlink:href="../zeitabhängige%20und%20zeitunabhängige%20Dirac-Gleichung.odf" xlink:type="simple" xlink:show="embed" xlink:actuate="onLoad"/>
          <draw:image xlink:href="./ObjectReplacements/Object 72" xlink:type="simple" xlink:show="embed" xlink:actuate="onLoad"/>
        </draw:frame>
        <presentation:notes draw:style-name="dp2">
          <draw:page-thumbnail draw:style-name="gr1" draw:layer="layout" svg:width="14.848cm" svg:height="11.136cm" svg:x="3.075cm" svg:y="2.257cm" draw:page-number="84" presentation:class="page"/>
          <draw:frame presentation:style-name="pr6" draw:layer="layout" svg:width="16.799cm" svg:height="13.364cm" svg:x="2.1cm" svg:y="14.107cm" presentation:class="notes">
            <draw:text-box>
              <text:p>Zeitabhängig UND Zeit<text:span text:style-name="T7">un</text:span>abhängig?</text:p>
              <text:p>Bitte auch die Benennung der Formel beachten bei gegebener Korrektur</text:p>
            </draw:text-box>
          </draw:frame>
        </presentation:notes>
      </draw:page>
      <draw:page draw:name="page85" draw:style-name="dp1" draw:master-page-name="Default" presentation:presentation-page-layout-name="AL1T0">
        <draw:frame presentation:style-name="pr1" draw:layer="layout" svg:width="25.199cm" svg:height="3.506cm" svg:x="1.4cm" svg:y="0.837cm" presentation:class="title">
          <draw:text-box>
            <text:p>Wie lautet die Dirac-Gleichung des Elektrons im elektromagnetischen Feld?</text:p>
          </draw:text-box>
        </draw:frame>
        <draw:frame presentation:style-name="pr2" draw:layer="layout" svg:width="25.199cm" svg:height="12.18cm" svg:x="1.4cm" svg:y="4.914cm" presentation:class="subtitle" presentation:placeholder="true">
          <draw:text-box/>
        </draw:frame>
        <draw:frame draw:style-name="gr2" draw:text-style-name="P2" draw:layer="layout" svg:width="25cm" svg:height="2.06cm" svg:x="1.615cm" svg:y="9.93cm">
          <text:p/>
          <draw:object xlink:href="../Dirac-Gleichung%20des%20Elektrons%20im%20elektromagnetischen%20Feld.odf" xlink:type="simple" xlink:show="embed" xlink:actuate="onLoad"/>
          <draw:image xlink:href="./ObjectReplacements/Object 73" xlink:type="simple" xlink:show="embed" xlink:actuate="onLoad"/>
        </draw:frame>
        <presentation:notes draw:style-name="dp2">
          <draw:page-thumbnail draw:style-name="gr1" draw:layer="layout" svg:width="14.848cm" svg:height="11.136cm" svg:x="3.075cm" svg:y="2.257cm" draw:page-number="85" presentation:class="page"/>
          <draw:frame presentation:style-name="pr3" draw:layer="layout" svg:width="16.799cm" svg:height="13.365cm" svg:x="2.1cm" svg:y="14.107cm" presentation:class="notes">
            <draw:text-box>
              <text:p>Diese Gleichung ist für die nachfolgenden Betrachtungen eher uninteressant und nur der Vollständigkeit halber enthalten</text:p>
            </draw:text-box>
          </draw:frame>
        </presentation:notes>
      </draw:page>
      <draw:page draw:name="page86" draw:style-name="dp1" draw:master-page-name="Default" presentation:presentation-page-layout-name="AL1T0">
        <draw:frame presentation:style-name="pr4" draw:layer="layout" svg:width="25.199cm" svg:height="3.506cm" svg:x="1.4cm" svg:y="0.837cm" presentation:class="title">
          <draw:text-box>
            <text:p>Wie lautet der Dirac-Operator des freien Elektrons im elektrischen Feld?</text:p>
          </draw:text-box>
        </draw:frame>
        <draw:frame presentation:style-name="pr5" draw:layer="layout" svg:width="25.199cm" svg:height="12.18cm" svg:x="1.4cm" svg:y="4.914cm" presentation:class="subtitle" presentation:placeholder="true">
          <draw:text-box/>
        </draw:frame>
        <draw:frame draw:style-name="gr2" draw:text-style-name="P2" draw:layer="layout" svg:width="13.696cm" svg:height="1.478cm" svg:x="7.151cm" svg:y="9.76cm">
          <text:p/>
          <draw:object xlink:href="../Dirac-Operator%20des%20freien%20Elektrons%20im%20elektromagnetischen%20Feld.odf" xlink:type="simple" xlink:show="embed" xlink:actuate="onLoad"/>
          <draw:image xlink:href="./ObjectReplacements/Object 74" xlink:type="simple" xlink:show="embed" xlink:actuate="onLoad"/>
        </draw:frame>
        <presentation:notes draw:style-name="dp2">
          <draw:page-thumbnail draw:style-name="gr1" draw:layer="layout" svg:width="14.848cm" svg:height="11.136cm" svg:x="3.075cm" svg:y="2.257cm" draw:page-number="86" presentation:class="page"/>
          <draw:frame presentation:style-name="pr6" draw:layer="layout" svg:width="16.799cm" svg:height="13.364cm" svg:x="2.1cm" svg:y="14.107cm" presentation:class="notes">
            <draw:text-box>
              <text:p>Für die nachfolgenden Betrachtungen reicht der Dirac-Operator ohne Feld (<text:span text:style-name="T7">H</text:span><text:span text:style-name="T9">D</text:span><text:span text:style-name="T6">(0)</text:span>) aus. Der Dirac-Operator im elektrischen Feld wird erst für die Pauli-Theorie interessant.</text:p>
            </draw:text-box>
          </draw:frame>
        </presentation:notes>
      </draw:page>
      <draw:page draw:name="page87" draw:style-name="dp1" draw:master-page-name="Default" presentation:presentation-page-layout-name="AL1T0">
        <draw:frame presentation:style-name="pr4" draw:layer="layout" svg:width="25.199cm" svg:height="3.506cm" svg:x="1.4cm" svg:y="0.837cm" presentation:class="title">
          <draw:text-box>
            <text:p>Wie sind die <text:span text:style-name="T7">Dirac-Matrizen</text:span> <text:s text:c="3"/>und <text:s text:c="3"/>aufgebaut?</text:p>
          </draw:text-box>
        </draw:frame>
        <draw:frame presentation:style-name="pr5" draw:layer="layout" svg:width="25.199cm" svg:height="12.18cm" svg:x="1.4cm" svg:y="4.914cm" presentation:class="subtitle">
          <draw:text-box>
            <text:p/>
            <text:p/>
            <text:p/>
            <text:p/>
            <text:p><text:span text:style-name="T56">σ</text:span><text:span text:style-name="T62"> bezeichnet den Spinoperator. Seine Komponenten sind die Pauli-Matrizen:</text:span></text:p>
          </draw:text-box>
        </draw:frame>
        <draw:frame draw:style-name="gr2" draw:text-style-name="P2" draw:layer="layout" svg:width="1.106cm" svg:height="0.947cm" svg:x="15.986cm" svg:y="2.122cm">
          <text:p/>
          <draw:object xlink:href="../Dirac-Matrix%20hat%20bold%20alpha.odf" xlink:type="simple" xlink:show="embed" xlink:actuate="onLoad"/>
          <draw:image xlink:href="./ObjectReplacements/Object 75" xlink:type="simple" xlink:show="embed" xlink:actuate="onLoad"/>
        </draw:frame>
        <draw:frame draw:style-name="gr2" draw:text-style-name="P2" draw:layer="layout" svg:width="1.089cm" svg:height="1.4cm" svg:x="19.131cm" svg:y="1.93cm">
          <text:p/>
          <draw:object xlink:href="../Dirac-Matrix%20hat%20beta.odf" xlink:type="simple" xlink:show="embed" xlink:actuate="onLoad"/>
          <draw:image xlink:href="./ObjectReplacements/Object 76" xlink:type="simple" xlink:show="embed" xlink:actuate="onLoad"/>
        </draw:frame>
        <draw:frame draw:style-name="gr2" draw:text-style-name="P2" draw:layer="layout" svg:width="12.218cm" svg:height="3.125cm" svg:x="7.89cm" svg:y="8.737cm">
          <text:p/>
          <draw:object xlink:href="../Dirac-Matrizen.odf" xlink:type="simple" xlink:show="embed" xlink:actuate="onLoad"/>
          <draw:image xlink:href="./ObjectReplacements/Object 77" xlink:type="simple" xlink:show="embed" xlink:actuate="onLoad"/>
        </draw:frame>
        <draw:frame draw:style-name="gr2" draw:text-style-name="P2" draw:layer="layout" svg:width="16.011cm" svg:height="2.617cm" svg:x="5.994cm" svg:y="14.391cm">
          <text:p/>
          <draw:object xlink:href="../Pauli'sche%20Spinmatrizen.odf" xlink:type="simple" xlink:show="embed" xlink:actuate="onLoad"/>
          <draw:image xlink:href="./ObjectReplacements/Object 78" xlink:type="simple" xlink:show="embed" xlink:actuate="onLoad"/>
        </draw:frame>
        <presentation:notes draw:style-name="dp2">
          <draw:page-thumbnail draw:style-name="gr1" draw:layer="layout" svg:width="14.848cm" svg:height="11.136cm" svg:x="3.075cm" svg:y="2.257cm" draw:page-number="87" presentation:class="page"/>
          <draw:frame presentation:style-name="pr6" draw:layer="layout" svg:width="16.799cm" svg:height="13.364cm" svg:x="2.1cm" svg:y="14.107cm" presentation:class="notes" presentation:placeholder="true">
            <draw:text-box/>
          </draw:frame>
        </presentation:notes>
      </draw:page>
      <draw:page draw:name="page88" draw:style-name="dp1" draw:master-page-name="Default" presentation:presentation-page-layout-name="AL1T0">
        <draw:frame presentation:style-name="pr1" draw:text-style-name="P1" draw:layer="layout" svg:width="25.199cm" svg:height="3.506cm" svg:x="1.4cm" svg:y="0.836cm" presentation:class="title" presentation:user-transformed="true">
          <draw:text-box>
            <text:p><text:span text:style-name="T1">Welche Struktur hat die Eigenlösungsfunktion</text:span><text:span text:style-name="T1"><text:line-break/></text:span><text:span text:style-name="T1">|</text:span><text:span text:style-name="T24">ψ</text:span><text:span text:style-name="T1">(</text:span><text:span text:style-name="T25">r</text:span><text:span text:style-name="T1">, </text:span><text:span text:style-name="T24">t</text:span><text:span text:style-name="T1">)⟩ des Dirac-Operators </text:span><text:span text:style-name="T24">H</text:span><text:span text:style-name="T52">D</text:span><text:span text:style-name="T26">(0)</text:span><text:span text:style-name="T1"> des freien Teilchens?</text:span></text:p>
          </draw:text-box>
        </draw:frame>
        <draw:frame presentation:style-name="pr2" draw:layer="layout" svg:width="25.199cm" svg:height="12.18cm" svg:x="1.4cm" svg:y="4.914cm" presentation:class="subtitle">
          <draw:text-box>
            <text:p>Da der Dirac-Operator zur 4 x 4 -Matrix wird, muß die Wellenfunktion ebenfalls vierkomponentig sein.</text:p>
            <text:p>Zudem muß <text:span text:style-name="T7">H</text:span><text:span text:style-name="T9">D</text:span><text:span text:style-name="T6">(0)</text:span> mit dem Impulsoperator vertauschen.</text:p>
            <text:p/>
            <text:p>So erhält man eine relativistisch kovariant geschriebene ebene Welle (eine Impulseigenfunktion) multipliziert mit einem 4 – komponentigen Spaltenvektor als Eigenlösungsfunktion:</text:p>
          </draw:text-box>
        </draw:frame>
        <draw:frame draw:style-name="gr2" draw:text-style-name="P2" draw:layer="layout" svg:width="13.241cm" svg:height="4.895cm" svg:x="7.379cm" svg:y="15.052cm">
          <text:p/>
          <draw:object xlink:href="../Eigenlösungsfunktion%20des%20Dirac-Operators.odf" xlink:type="simple" xlink:show="embed" xlink:actuate="onLoad"/>
          <draw:image xlink:href="./ObjectReplacements/Object 79" xlink:type="simple" xlink:show="embed" xlink:actuate="onLoad"/>
        </draw:frame>
        <presentation:notes draw:style-name="dp2">
          <draw:page-thumbnail draw:style-name="gr1" draw:layer="layout" svg:width="14.848cm" svg:height="11.136cm" svg:x="3.075cm" svg:y="2.257cm" draw:page-number="88" presentation:class="page"/>
          <draw:frame presentation:style-name="pr3" draw:layer="layout" svg:width="16.799cm" svg:height="13.365cm" svg:x="2.1cm" svg:y="14.107cm" presentation:class="notes" presentation:placeholder="true">
            <draw:text-box/>
          </draw:frame>
        </presentation:notes>
      </draw:page>
      <draw:page draw:name="page89" draw:style-name="dp1" draw:master-page-name="Default" presentation:presentation-page-layout-name="AL1T0">
        <draw:frame presentation:style-name="pr4" draw:layer="layout" svg:width="25.199cm" svg:height="3.506cm" svg:x="1.4cm" svg:y="0.837cm" presentation:class="title">
          <draw:text-box>
            <text:p>Was ist ein Dirac-Spinor?</text:p>
          </draw:text-box>
        </draw:frame>
        <draw:frame presentation:style-name="pr5" draw:layer="layout" svg:width="25.199cm" svg:height="12.18cm" svg:x="1.4cm" svg:y="4.914cm" presentation:class="subtitle" presentation:user-transformed="true">
          <draw:text-box>
            <text:p>Ein Dirac-Spinor ist das Produkt aus der Impulseigenfunktion des Dirac-Operators (einer relativistisch kovariant geschriebenen ebenen Welle) und einem Spaltenvektor <text:s text:c="3"/>mit vier vom Ort unabhängigen Komponenten.</text:p>
          </draw:text-box>
        </draw:frame>
        <draw:frame draw:style-name="gr2" draw:text-style-name="P2" draw:layer="layout" svg:width="0.644cm" svg:height="1.033cm" svg:x="12.677cm" svg:y="10.983cm">
          <text:p/>
          <draw:object xlink:href="../hat%20a.odf" xlink:type="simple" xlink:show="embed" xlink:actuate="onLoad"/>
          <draw:image xlink:href="./ObjectReplacements/Object 80" xlink:type="simple" xlink:show="embed" xlink:actuate="onLoad"/>
        </draw:frame>
        <presentation:notes draw:style-name="dp2">
          <draw:page-thumbnail draw:style-name="gr1" draw:layer="layout" svg:width="14.848cm" svg:height="11.136cm" svg:x="3.075cm" svg:y="2.257cm" draw:page-number="89" presentation:class="page"/>
          <draw:frame presentation:style-name="pr6" draw:layer="layout" svg:width="16.799cm" svg:height="13.364cm" svg:x="2.1cm" svg:y="14.107cm" presentation:class="notes" presentation:placeholder="true">
            <draw:text-box/>
          </draw:frame>
        </presentation:notes>
      </draw:page>
      <draw:page draw:name="page90" draw:style-name="dp1" draw:master-page-name="Default" presentation:presentation-page-layout-name="AL1T0">
        <draw:frame presentation:style-name="pr4" draw:layer="layout" svg:width="25.199cm" svg:height="3.506cm" svg:x="1.4cm" svg:y="0.837cm" presentation:class="title">
          <draw:text-box>
            <text:p>Wozu verwendet man den Dirac-Spinor?</text:p>
          </draw:text-box>
        </draw:frame>
        <draw:frame presentation:style-name="pr5" draw:layer="layout" svg:width="25.199cm" svg:height="12.18cm" svg:x="1.4cm" svg:y="4.914cm" presentation:class="subtitle" presentation:user-transformed="true">
          <draw:text-box>
            <text:p>Wendet man die Operatoren des Dirac-Operators <text:span text:style-name="T7">H</text:span><text:span text:style-name="T9">D</text:span><text:span text:style-name="T6">(0)</text:span> auf die Impuls-Eigenfunktion (ebene Welle!) im Dirac-Spinor an, so erhält man als Resultat ein homogenes Gleichungssystem bestehend aus einer Matrix und dem vierkomponentigen Vektor <text:s text:c="4"/>des Dirac-Spinors.</text:p>
            <text:p/>
            <text:p>Die Einträge der (Energie-)Matrix sind nun keine Operatoren mehr, sondern Zahlen, die sich als Eigenwerte aus der Anwendung der Operatoren von <text:span text:style-name="T7">H</text:span><text:span text:style-name="T9">D</text:span><text:span text:style-name="T6">(0)</text:span> auf die ebene Welle ergeben.</text:p>
            <text:p/>
            <text:p>Aus dieser Matrix kann man über die Koeffizientendeterminante die Energieeigenwerte des Dirac-Operators <text:span text:style-name="T7">H</text:span><text:span text:style-name="T9">D</text:span><text:span text:style-name="T6">(0)</text:span> erhalten.</text:p>
          </draw:text-box>
        </draw:frame>
        <draw:frame draw:style-name="gr2" draw:text-style-name="P2" draw:layer="layout" svg:width="0.644cm" svg:height="1.033cm" svg:x="16.777cm" svg:y="8.329cm">
          <text:p/>
          <draw:object xlink:href="../hat%20a.odf" xlink:type="simple" xlink:show="embed" xlink:actuate="onLoad"/>
          <draw:image xlink:href="./ObjectReplacements/Object 81" xlink:type="simple" xlink:show="embed" xlink:actuate="onLoad"/>
        </draw:frame>
        <presentation:notes draw:style-name="dp2">
          <draw:page-thumbnail draw:style-name="gr1" draw:layer="layout" svg:width="14.848cm" svg:height="11.136cm" svg:x="3.075cm" svg:y="2.257cm" draw:page-number="90" presentation:class="page"/>
          <draw:frame presentation:style-name="pr6" draw:layer="layout" svg:width="16.799cm" svg:height="13.364cm" svg:x="2.1cm" svg:y="14.107cm" presentation:class="notes">
            <draw:text-box>
              <text:p>Energie-Matrix ist ein Wort um den Unterschied zur Operatoren-Matrix zu verdeutlichen. Es bedeutet die Einträge sind nun durch die Energieeigenwerte definiert.</text:p>
            </draw:text-box>
          </draw:frame>
        </presentation:notes>
      </draw:page>
      <draw:page draw:name="page91" draw:style-name="dp1" draw:master-page-name="Default" presentation:presentation-page-layout-name="AL1T0">
        <draw:frame presentation:style-name="pr4" draw:layer="layout" svg:width="25.199cm" svg:height="3.506cm" svg:x="1.4cm" svg:y="0.837cm" presentation:class="title" presentation:user-transformed="true">
          <draw:text-box>
            <text:p>Wie lauten die Energieeigenwerte zu <text:span text:style-name="T7">H</text:span><text:span text:style-name="T16">D</text:span><text:span text:style-name="T6">(0)</text:span> ? Wie sind diese entartet?</text:p>
          </draw:text-box>
        </draw:frame>
        <draw:frame presentation:style-name="pr5" draw:layer="layout" svg:width="25.199cm" svg:height="12.18cm" svg:x="1.4cm" svg:y="4.914cm" presentation:class="subtitle">
          <draw:text-box>
            <text:p/>
            <text:p/>
            <text:p>Jeder der beiden Eigenwerte ist zweifach entartet (er kommt also zweimal vor)</text:p>
          </draw:text-box>
        </draw:frame>
        <draw:frame draw:style-name="gr2" draw:text-style-name="P2" draw:layer="layout" svg:width="16.64cm" svg:height="1.593cm" svg:x="5.679cm" svg:y="8.703cm">
          <text:p/>
          <draw:object xlink:href="../Energieeigenwerte%20des%20Dirac-Operators.odf" xlink:type="simple" xlink:show="embed" xlink:actuate="onLoad"/>
          <draw:image xlink:href="./ObjectReplacements/Object 82" xlink:type="simple" xlink:show="embed" xlink:actuate="onLoad"/>
        </draw:frame>
        <presentation:notes draw:style-name="dp2">
          <draw:page-thumbnail draw:style-name="gr1" draw:layer="layout" svg:width="14.848cm" svg:height="11.136cm" svg:x="3.075cm" svg:y="2.257cm" draw:page-number="91" presentation:class="page"/>
          <draw:frame presentation:style-name="pr6" draw:layer="layout" svg:width="16.799cm" svg:height="13.364cm" svg:x="2.1cm" svg:y="14.107cm" presentation:class="notes" presentation:placeholder="true">
            <draw:text-box/>
          </draw:frame>
        </presentation:notes>
      </draw:page>
      <draw:page draw:name="page92" draw:style-name="dp1" draw:master-page-name="Default" presentation:presentation-page-layout-name="AL1T0">
        <draw:frame presentation:style-name="pr4" draw:layer="layout" svg:width="25.199cm" svg:height="3.506cm" svg:x="1.4cm" svg:y="0.837cm" presentation:class="title">
          <draw:text-box>
            <text:p>Wie erhält man die Eigenspinore <text:s text:c="2"/><text:span text:style-name="T9">1,2</text:span><text:span text:style-name="T90">±</text:span> zu <text:span text:style-name="T7">H</text:span><text:span text:style-name="T9">D</text:span><text:span text:style-name="T6">(0)</text:span>?</text:p>
          </draw:text-box>
        </draw:frame>
        <draw:frame presentation:style-name="pr5" draw:text-style-name="P9" draw:layer="layout" svg:width="25.199cm" svg:height="15.068cm" svg:x="1.4cm" svg:y="3.471cm" presentation:class="subtitle" presentation:user-transformed="true">
          <draw:text-box>
            <text:p><text:span text:style-name="T68"/></text:p>
            <text:p><text:span text:style-name="T68">Zu jedem der beiden Eigenwerte </text:span><text:span text:style-name="T69">E</text:span><text:span text:style-name="T71">+</text:span><text:span text:style-name="T68"> und </text:span><text:span text:style-name="T69">E</text:span><text:span text:style-name="T71">-</text:span><text:span text:style-name="T68"> existieren zwei linear unabhängige Eigenspinore <text:s text:c="2"/></text:span><text:span text:style-name="T71">1,2</text:span><text:span text:style-name="T72">+</text:span><text:span text:style-name="T88"> und <text:s text:c="2"/></text:span><text:span text:style-name="T91">1,2</text:span><text:span text:style-name="T92">-</text:span><text:span text:style-name="T88">. Die Eigenspinore <text:s text:c="2"/></text:span><text:span text:style-name="T91">1,2</text:span><text:span text:style-name="T92">±</text:span><text:span text:style-name="T88"> erhält man aus der Energiematrix des Dirac-Operators aufgrund der </text:span><text:span text:style-name="T93">linearen (Un-)Abhängigkeiten der einzelnen Zeilen</text:span><text:span text:style-name="T88">.</text:span></text:p>
            <text:p><text:span text:style-name="T88"/></text:p>
            <text:p><text:span text:style-name="T88">Hierzu setzt man in der Energiematrix </text:span><text:span text:style-name="T94">E</text:span><text:span text:style-name="T88"> = </text:span><text:span text:style-name="T94">E</text:span><text:span text:style-name="T91">+</text:span><text:span text:style-name="T88"> bzw. <text:s/></text:span><text:span text:style-name="T94">E</text:span><text:span text:style-name="T91">-</text:span><text:span text:style-name="T88"> (also die Eigenwerte ein) und erhält so für </text:span><text:span text:style-name="T94">E</text:span><text:span text:style-name="T91">+</text:span><text:span text:style-name="T88"> mit den Vorgaben</text:span></text:p>
            <text:p><text:span text:style-name="T88">(</text:span><text:span text:style-name="T94">a</text:span><text:span text:style-name="T91">11</text:span><text:span text:style-name="T92">(+)</text:span><text:span text:style-name="T88"> = 1, </text:span><text:span text:style-name="T94">a</text:span><text:span text:style-name="T91">12</text:span><text:span text:style-name="T92">(+)</text:span><text:span text:style-name="T88"> = 0), (</text:span><text:span text:style-name="T94">a</text:span><text:span text:style-name="T91">21</text:span><text:span text:style-name="T92">(+)</text:span><text:span text:style-name="T88"> = 0, a</text:span><text:span text:style-name="T91">22</text:span><text:span text:style-name="T92">(+)</text:span><text:span text:style-name="T88"> = 1) </text:span></text:p>
            <text:p><text:span text:style-name="T88">die Komponenten der Spinore <text:s text:c="2"/></text:span><text:span text:style-name="T91">1,2</text:span><text:span text:style-name="T92">(+)</text:span><text:span text:style-name="T88"> </text:span></text:p>
            <text:p><text:span text:style-name="T88">und für </text:span><text:span text:style-name="T94">E</text:span><text:span text:style-name="T91">-</text:span><text:span text:style-name="T88"> mit den Vorgaben</text:span></text:p>
            <text:p><text:span text:style-name="T88">(</text:span><text:span text:style-name="T94">a</text:span><text:span text:style-name="T91">13</text:span><text:span text:style-name="T92">(-)</text:span><text:span text:style-name="T88"> = 1, </text:span><text:span text:style-name="T94">a</text:span><text:span text:style-name="T91">14</text:span><text:span text:style-name="T92">(+)</text:span><text:span text:style-name="T88"> = 0), (</text:span><text:span text:style-name="T94">a</text:span><text:span text:style-name="T91">23</text:span><text:span text:style-name="T92">(-)</text:span><text:span text:style-name="T88"> = 0, </text:span><text:span text:style-name="T94">a</text:span><text:span text:style-name="T91">24</text:span><text:span text:style-name="T92">(-)</text:span><text:span text:style-name="T88"> = 1)</text:span></text:p>
            <text:p><text:span text:style-name="T88">die Komponenten der Spinore <text:s text:c="2"/></text:span><text:span text:style-name="T91">1,2</text:span><text:span text:style-name="T92">(-)</text:span></text:p>
          </draw:text-box>
        </draw:frame>
        <draw:frame draw:style-name="gr2" draw:text-style-name="P2" draw:layer="layout" svg:width="0.94cm" svg:height="1.5cm" svg:x="18.977cm" svg:y="1.783cm">
          <text:p/>
          <draw:object xlink:href="../hat%20a.odf" xlink:type="simple" xlink:show="embed" xlink:actuate="onLoad"/>
          <draw:image xlink:href="./ObjectReplacements/Object 83" xlink:type="simple" xlink:show="embed" xlink:actuate="onLoad"/>
        </draw:frame>
        <draw:frame draw:style-name="gr2" draw:text-style-name="P2" draw:layer="layout" svg:width="0.644cm" svg:height="1.033cm" svg:x="10.577cm" svg:y="5.783cm">
          <text:p/>
          <draw:object xlink:href="../hat%20a.odf" xlink:type="simple" xlink:show="embed" xlink:actuate="onLoad"/>
          <draw:image xlink:href="./ObjectReplacements/Object 84" xlink:type="simple" xlink:show="embed" xlink:actuate="onLoad"/>
        </draw:frame>
        <draw:frame draw:style-name="gr2" draw:text-style-name="P2" draw:layer="layout" svg:width="0.644cm" svg:height="1.033cm" svg:x="18.215cm" svg:y="13.691cm">
          <text:p/>
          <draw:object xlink:href="../hat%20a.odf" xlink:type="simple" xlink:show="embed" xlink:actuate="onLoad"/>
          <draw:image xlink:href="./ObjectReplacements/Object 85" xlink:type="simple" xlink:show="embed" xlink:actuate="onLoad"/>
        </draw:frame>
        <draw:frame draw:style-name="gr2" draw:text-style-name="P2" draw:layer="layout" svg:width="0.644cm" svg:height="1.033cm" svg:x="18.385cm" svg:y="17.337cm">
          <text:p/>
          <draw:object xlink:href="../hat%20a.odf" xlink:type="simple" xlink:show="embed" xlink:actuate="onLoad"/>
          <draw:image xlink:href="./ObjectReplacements/Object 86" xlink:type="simple" xlink:show="embed" xlink:actuate="onLoad"/>
        </draw:frame>
        <draw:frame draw:style-name="gr2" draw:text-style-name="P2" draw:layer="layout" svg:width="0.644cm" svg:height="1.033cm" svg:x="13.577cm" svg:y="5.783cm">
          <text:p/>
          <draw:object xlink:href="../hat%20a.odf" xlink:type="simple" xlink:show="embed" xlink:actuate="onLoad"/>
          <draw:image xlink:href="./ObjectReplacements/Object 87" xlink:type="simple" xlink:show="embed" xlink:actuate="onLoad"/>
        </draw:frame>
        <draw:frame draw:style-name="gr2" draw:text-style-name="P2" draw:layer="layout" svg:width="0.644cm" svg:height="1.033cm" svg:x="21.077cm" svg:y="5.783cm">
          <text:p/>
          <draw:object xlink:href="../hat%20a.odf" xlink:type="simple" xlink:show="embed" xlink:actuate="onLoad"/>
          <draw:image xlink:href="./ObjectReplacements/Object 88" xlink:type="simple" xlink:show="embed" xlink:actuate="onLoad"/>
        </draw:frame>
        <presentation:notes draw:style-name="dp2">
          <draw:page-thumbnail draw:style-name="gr1" draw:layer="layout" svg:width="14.848cm" svg:height="11.136cm" svg:x="3.075cm" svg:y="2.257cm" draw:page-number="92" presentation:class="page"/>
          <draw:frame presentation:style-name="pr6" draw:text-style-name="P10" draw:layer="layout" svg:width="16.799cm" svg:height="13.364cm" svg:x="2.1cm" svg:y="14.107cm" presentation:class="notes" presentation:placeholder="true">
            <draw:text-box/>
          </draw:frame>
        </presentation:notes>
      </draw:page>
      <draw:page draw:name="page93" draw:style-name="dp1" draw:master-page-name="Default" presentation:presentation-page-layout-name="AL1T0">
        <draw:frame presentation:style-name="pr4" draw:layer="layout" svg:width="25.199cm" svg:height="3.506cm" svg:x="1.4cm" svg:y="0.837cm" presentation:class="title">
          <draw:text-box>
            <text:p>Wie lauten die Eigenspinore zu <text:span text:style-name="T7">H</text:span><text:span text:style-name="T9">D</text:span><text:span text:style-name="T6">(0)</text:span>?</text:p>
          </draw:text-box>
        </draw:frame>
        <draw:frame presentation:style-name="pr5" draw:layer="layout" svg:width="25.199cm" svg:height="12.18cm" svg:x="1.4cm" svg:y="4.914cm" presentation:class="subtitle" presentation:placeholder="true">
          <draw:text-box/>
        </draw:frame>
        <draw:frame draw:style-name="gr2" draw:text-style-name="P2" draw:layer="layout" svg:width="11.54cm" svg:height="15cm" svg:x="0.765cm" svg:y="5.227cm">
          <text:p/>
          <draw:object xlink:href="../Eigenspinore%20des%20Dirac-Operators%20HD(0)%20(nur%20die%20Spinore).odf" xlink:type="simple" xlink:show="embed" xlink:actuate="onLoad"/>
          <draw:image xlink:href="./ObjectReplacements/Object 89" xlink:type="simple" xlink:show="embed" xlink:actuate="onLoad"/>
        </draw:frame>
        <draw:frame draw:style-name="gr2" draw:text-style-name="P2" draw:layer="layout" svg:width="15cm" svg:height="8.22cm" svg:x="12.592cm" svg:y="8.527cm">
          <text:p/>
          <draw:object xlink:href="../Eigenspinore%20des%20Dirac-Operators%20HD(0)%20(nur%20die%20Kommentare).odf" xlink:type="simple" xlink:show="embed" xlink:actuate="onLoad"/>
          <draw:image xlink:href="./ObjectReplacements/Object 90" xlink:type="simple" xlink:show="embed" xlink:actuate="onLoad"/>
        </draw:frame>
        <presentation:notes draw:style-name="dp2">
          <draw:page-thumbnail draw:style-name="gr1" draw:layer="layout" svg:width="14.848cm" svg:height="11.136cm" svg:x="3.075cm" svg:y="2.257cm" draw:page-number="93" presentation:class="page"/>
          <draw:frame presentation:style-name="pr6" draw:layer="layout" svg:width="16.799cm" svg:height="13.364cm" svg:x="2.1cm" svg:y="14.107cm" presentation:class="notes" presentation:placeholder="true">
            <draw:text-box/>
          </draw:frame>
        </presentation:notes>
      </draw:page>
      <draw:page draw:name="page94" draw:style-name="dp1" draw:master-page-name="Default" presentation:presentation-page-layout-name="AL1T0">
        <draw:frame presentation:style-name="pr4" draw:layer="layout" svg:width="25.199cm" svg:height="3.506cm" svg:x="1.4cm" svg:y="0.837cm" presentation:class="title">
          <draw:text-box>
            <text:p>Was kann über die Eigenspinore <text:s text:c="2"/><text:span text:style-name="T9">1,2</text:span><text:span text:style-name="T90">±</text:span><text:span text:style-name="T79"> ausgesagt werden?</text:span></text:p>
          </draw:text-box>
        </draw:frame>
        <draw:frame presentation:style-name="pr5" draw:text-style-name="P9" draw:layer="layout" svg:width="25.199cm" svg:height="12.18cm" svg:x="1.4cm" svg:y="4.914cm" presentation:class="subtitle">
          <draw:text-box>
            <text:p><text:span text:style-name="T68"/></text:p>
            <text:p><text:span text:style-name="T88"/></text:p>
            <text:p><text:span text:style-name="T88">Sie sind orthogonal zueinander!</text:span></text:p>
            <text:p><text:span text:style-name="T88">Somit bilden <text:s text:c="2"/></text:span><text:span text:style-name="T91">1</text:span><text:span text:style-name="T92">(+)</text:span><text:span text:style-name="T88"> und <text:s text:c="2"/></text:span><text:span text:style-name="T95">2</text:span><text:span text:style-name="T92">(+)</text:span><text:span text:style-name="T88"> eine Basis des </text:span><text:span text:style-name="T94">E</text:span><text:span text:style-name="T91">+</text:span><text:span text:style-name="T88">-Eigenraums, der Eigenraum zum Eigenwert </text:span><text:span text:style-name="T94">E</text:span><text:span text:style-name="T91">-</text:span><text:span text:style-name="T88"> wird von <text:s text:c="2"/></text:span><text:span text:style-name="T91">1,2</text:span><text:span text:style-name="T92">(</text:span><text:span text:style-name="T96">-</text:span><text:span text:style-name="T92">)</text:span><text:span text:style-name="T88"> aufgespannt. Somit ist jede beliebige Linearkombination von <text:s text:c="2"/></text:span><text:span text:style-name="T91">1</text:span><text:span text:style-name="T92">(+)</text:span><text:span text:style-name="T88"> und <text:s text:c="2"/></text:span><text:span text:style-name="T91">2</text:span><text:span text:style-name="T92">(+)</text:span><text:span text:style-name="T88"> sowie <text:s text:c="2"/></text:span><text:span text:style-name="T91">1</text:span><text:span text:style-name="T92">(-)</text:span><text:span text:style-name="T88"> und <text:s text:c="2"/></text:span><text:span text:style-name="T91">2</text:span><text:span text:style-name="T92">(-)</text:span><text:span text:style-name="T88"> eine Eigenlösung zu den Eigenwerten </text:span><text:span text:style-name="T94">E</text:span><text:span text:style-name="T91">+</text:span><text:span text:style-name="T88"> bzw. </text:span><text:span text:style-name="T94">E</text:span><text:span text:style-name="T91">-</text:span><text:span text:style-name="T88">, führt also zu den bekannten Eigenwerten.</text:span></text:p>
          </draw:text-box>
        </draw:frame>
        <draw:frame draw:style-name="gr2" draw:text-style-name="P2" draw:layer="layout" svg:width="0.94cm" svg:height="1.5cm" svg:x="18.277cm" svg:y="1.045cm">
          <text:p/>
          <draw:object xlink:href="../hat%20a.odf" xlink:type="simple" xlink:show="embed" xlink:actuate="onLoad"/>
          <draw:image xlink:href="./ObjectReplacements/Object 91" xlink:type="simple" xlink:show="embed" xlink:actuate="onLoad"/>
        </draw:frame>
        <draw:frame draw:style-name="gr2" draw:text-style-name="P2" draw:layer="layout" svg:width="0.644cm" svg:height="1.033cm" svg:x="6.323cm" svg:y="10.091cm">
          <text:p/>
          <draw:object xlink:href="../hat%20a.odf" xlink:type="simple" xlink:show="embed" xlink:actuate="onLoad"/>
          <draw:image xlink:href="./ObjectReplacements/Object 92" xlink:type="simple" xlink:show="embed" xlink:actuate="onLoad"/>
        </draw:frame>
        <draw:frame draw:style-name="gr2" draw:text-style-name="P2" draw:layer="layout" svg:width="0.644cm" svg:height="1.033cm" svg:x="9.223cm" svg:y="10.129cm">
          <text:p/>
          <draw:object xlink:href="../hat%20a.odf" xlink:type="simple" xlink:show="embed" xlink:actuate="onLoad"/>
          <draw:image xlink:href="./ObjectReplacements/Object 93" xlink:type="simple" xlink:show="embed" xlink:actuate="onLoad"/>
        </draw:frame>
        <draw:frame draw:style-name="gr2" draw:text-style-name="P2" draw:layer="layout" svg:width="0.644cm" svg:height="1.033cm" svg:x="11.377cm" svg:y="11.383cm">
          <text:p/>
          <draw:object xlink:href="../hat%20a.odf" xlink:type="simple" xlink:show="embed" xlink:actuate="onLoad"/>
          <draw:image xlink:href="./ObjectReplacements/Object 94" xlink:type="simple" xlink:show="embed" xlink:actuate="onLoad"/>
        </draw:frame>
        <draw:frame draw:style-name="gr2" draw:text-style-name="P2" draw:layer="layout" svg:width="0.644cm" svg:height="1.033cm" svg:x="9.723cm" svg:y="12.583cm">
          <text:p/>
          <draw:object xlink:href="../hat%20a.odf" xlink:type="simple" xlink:show="embed" xlink:actuate="onLoad"/>
          <draw:image xlink:href="./ObjectReplacements/Object 95" xlink:type="simple" xlink:show="embed" xlink:actuate="onLoad"/>
        </draw:frame>
        <draw:frame draw:style-name="gr2" draw:text-style-name="P2" draw:layer="layout" svg:width="0.644cm" svg:height="1.033cm" svg:x="12.677cm" svg:y="12.583cm">
          <text:p/>
          <draw:object xlink:href="../hat%20a.odf" xlink:type="simple" xlink:show="embed" xlink:actuate="onLoad"/>
          <draw:image xlink:href="./ObjectReplacements/Object 96" xlink:type="simple" xlink:show="embed" xlink:actuate="onLoad"/>
        </draw:frame>
        <draw:frame draw:style-name="gr2" draw:text-style-name="P2" draw:layer="layout" svg:width="0.644cm" svg:height="1.033cm" svg:x="16.177cm" svg:y="12.583cm">
          <text:p/>
          <draw:object xlink:href="../hat%20a.odf" xlink:type="simple" xlink:show="embed" xlink:actuate="onLoad"/>
          <draw:image xlink:href="./ObjectReplacements/Object 97" xlink:type="simple" xlink:show="embed" xlink:actuate="onLoad"/>
        </draw:frame>
        <draw:frame draw:style-name="gr2" draw:text-style-name="P2" draw:layer="layout" svg:width="0.644cm" svg:height="1.033cm" svg:x="18.923cm" svg:y="12.583cm">
          <text:p/>
          <draw:object xlink:href="../hat%20a.odf" xlink:type="simple" xlink:show="embed" xlink:actuate="onLoad"/>
          <draw:image xlink:href="./ObjectReplacements/Object 98" xlink:type="simple" xlink:show="embed" xlink:actuate="onLoad"/>
        </draw:frame>
        <presentation:notes draw:style-name="dp2">
          <draw:page-thumbnail draw:style-name="gr1" draw:layer="layout" svg:width="14.848cm" svg:height="11.136cm" svg:x="3.075cm" svg:y="2.257cm" draw:page-number="94" presentation:class="page"/>
          <draw:frame presentation:style-name="pr6" draw:text-style-name="P10" draw:layer="layout" svg:width="16.799cm" svg:height="13.364cm" svg:x="2.1cm" svg:y="14.107cm" presentation:class="notes" presentation:placeholder="true">
            <draw:text-box/>
          </draw:frame>
        </presentation:notes>
      </draw:page>
      <draw:page draw:name="page95" draw:style-name="dp1" draw:master-page-name="Default" presentation:presentation-page-layout-name="AL1T0">
        <draw:frame presentation:style-name="pr1" draw:layer="layout" svg:width="25.199cm" svg:height="3.506cm" svg:x="1.4cm" svg:y="0.837cm" presentation:class="title">
          <draw:text-box>
            <text:p>Wie ist der Dirac-Spinoperator <text:s text:c="3"/>definiert?</text:p>
          </draw:text-box>
        </draw:frame>
        <draw:frame presentation:style-name="pr2" draw:layer="layout" svg:width="25.199cm" svg:height="12.18cm" svg:x="1.4cm" svg:y="4.914cm" presentation:class="subtitle">
          <draw:text-box>
            <text:p>Über den Pauli-Spinoperator <text:span text:style-name="T56">σ</text:span><text:span text:style-name="T21">:</text:span></text:p>
          </draw:text-box>
        </draw:frame>
        <draw:frame draw:style-name="gr2" draw:text-style-name="P2" draw:layer="layout" svg:width="1.07cm" svg:height="1.6cm" svg:x="18.673cm" svg:y="1.795cm">
          <text:p/>
          <draw:object xlink:href="../hat%20S.odf" xlink:type="simple" xlink:show="embed" xlink:actuate="onLoad"/>
          <draw:image xlink:href="./ObjectReplacements/Object 99" xlink:type="simple" xlink:show="embed" xlink:actuate="onLoad"/>
        </draw:frame>
        <draw:frame draw:style-name="gr2" draw:text-style-name="P2" draw:layer="layout" svg:width="10.491cm" svg:height="2.617cm" svg:x="8.754cm" svg:y="12.191cm">
          <text:p/>
          <draw:object xlink:href="../Dirac'scher%20Spinoperator.odf" xlink:type="simple" xlink:show="embed" xlink:actuate="onLoad"/>
          <draw:image xlink:href="./ObjectReplacements/Object 100" xlink:type="simple" xlink:show="embed" xlink:actuate="onLoad"/>
        </draw:frame>
        <presentation:notes draw:style-name="dp2">
          <draw:page-thumbnail draw:style-name="gr1" draw:layer="layout" svg:width="14.848cm" svg:height="11.136cm" svg:x="3.075cm" svg:y="2.257cm" draw:page-number="95" presentation:class="page"/>
          <draw:frame presentation:style-name="pr3" draw:layer="layout" svg:width="16.799cm" svg:height="13.365cm" svg:x="2.1cm" svg:y="14.107cm" presentation:class="notes" presentation:placeholder="true">
            <draw:text-box/>
          </draw:frame>
        </presentation:notes>
      </draw:page>
      <draw:page draw:name="page96" draw:style-name="dp1" draw:master-page-name="Default" presentation:presentation-page-layout-name="AL1T0">
        <draw:frame presentation:style-name="pr4" draw:layer="layout" svg:width="25.199cm" svg:height="3.506cm" svg:x="1.4cm" svg:y="0.837cm" presentation:class="title">
          <draw:text-box>
            <text:p>Wie lauten die Komponenten des Dirac‑Spinoperators <text:s text:c="2"/>?</text:p>
          </draw:text-box>
        </draw:frame>
        <draw:frame presentation:style-name="pr5" draw:layer="layout" svg:width="25.199cm" svg:height="12.18cm" svg:x="1.4cm" svg:y="4.914cm" presentation:class="subtitle" presentation:placeholder="true">
          <draw:text-box/>
        </draw:frame>
        <draw:frame draw:style-name="gr2" draw:text-style-name="P2" draw:layer="layout" svg:width="25cm" svg:height="4.24cm" svg:x="1.587cm" svg:y="7.883cm">
          <text:p/>
          <draw:object xlink:href="../Komponenten%20des%20Spinoperators.odf" xlink:type="simple" xlink:show="embed" xlink:actuate="onLoad"/>
          <draw:image xlink:href="./ObjectReplacements/Object 101" xlink:type="simple" xlink:show="embed" xlink:actuate="onLoad"/>
        </draw:frame>
        <draw:frame draw:style-name="gr2" draw:text-style-name="P2" draw:layer="layout" svg:width="1cm" svg:height="1.5cm" svg:x="18.287cm" svg:y="2.615cm">
          <text:p/>
          <draw:object xlink:href="../hat%20S.odf" xlink:type="simple" xlink:show="embed" xlink:actuate="onLoad"/>
          <draw:image xlink:href="./ObjectReplacements/Object 102" xlink:type="simple" xlink:show="embed" xlink:actuate="onLoad"/>
        </draw:frame>
        <presentation:notes draw:style-name="dp2">
          <draw:page-thumbnail draw:style-name="gr1" draw:layer="layout" svg:width="14.848cm" svg:height="11.136cm" svg:x="3.075cm" svg:y="2.257cm" draw:page-number="96" presentation:class="page"/>
          <draw:frame presentation:style-name="pr6" draw:layer="layout" svg:width="16.799cm" svg:height="13.364cm" svg:x="2.1cm" svg:y="14.107cm" presentation:class="notes" presentation:placeholder="true">
            <draw:text-box/>
          </draw:frame>
        </presentation:notes>
      </draw:page>
      <draw:page draw:name="page97" draw:style-name="dp1" draw:master-page-name="Default" presentation:presentation-page-layout-name="AL1T0">
        <draw:frame presentation:style-name="pr4" draw:layer="layout" svg:width="25.199cm" svg:height="3.506cm" svg:x="1.4cm" svg:y="0.837cm" presentation:class="title">
          <draw:text-box>
            <text:p>Welche Komponente von <text:s text:c="3"/>kommutiert mit <text:span text:style-name="T7">H</text:span><text:span text:style-name="T16">D</text:span><text:span text:style-name="T6">(0)</text:span> ?</text:p>
          </draw:text-box>
        </draw:frame>
        <draw:frame presentation:style-name="pr5" draw:layer="layout" svg:width="25.199cm" svg:height="12.18cm" svg:x="1.4cm" svg:y="4.914cm" presentation:class="subtitle">
          <draw:text-box>
            <text:p>Die Komponente in Richtung des Impulses <text:span text:style-name="T5">p</text:span>:</text:p>
            <text:p/>
            <text:p/>
          </draw:text-box>
        </draw:frame>
        <draw:frame draw:style-name="gr2" draw:text-style-name="P2" draw:layer="layout" svg:width="1.06cm" svg:height="1.6cm" svg:x="14.275cm" svg:y="1.695cm">
          <text:p/>
          <draw:object xlink:href="../hat%20S.odf" xlink:type="simple" xlink:show="embed" xlink:actuate="onLoad"/>
          <draw:image xlink:href="./ObjectReplacements/Object 103" xlink:type="simple" xlink:show="embed" xlink:actuate="onLoad"/>
        </draw:frame>
        <draw:frame draw:style-name="gr2" draw:text-style-name="P2" draw:layer="layout" svg:width="15.922cm" svg:height="6.249cm" svg:x="6.038cm" svg:y="11.375cm">
          <text:p/>
          <draw:object xlink:href="../Spinoperator-Komponente%20in%20Impulsrichtung.odf" xlink:type="simple" xlink:show="embed" xlink:actuate="onLoad"/>
          <draw:image xlink:href="./ObjectReplacements/Object 104" xlink:type="simple" xlink:show="embed" xlink:actuate="onLoad"/>
        </draw:frame>
        <presentation:notes draw:style-name="dp2">
          <draw:page-thumbnail draw:style-name="gr1" draw:layer="layout" svg:width="14.848cm" svg:height="11.136cm" svg:x="3.075cm" svg:y="2.257cm" draw:page-number="97" presentation:class="page"/>
          <draw:frame presentation:style-name="pr6" draw:layer="layout" svg:width="16.799cm" svg:height="13.364cm" svg:x="2.1cm" svg:y="14.107cm" presentation:class="notes" presentation:placeholder="true">
            <draw:text-box/>
          </draw:frame>
        </presentation:notes>
      </draw:page>
      <draw:page draw:name="page98" draw:style-name="dp1" draw:master-page-name="Default" presentation:presentation-page-layout-name="AL1T0">
        <draw:frame presentation:style-name="pr4" draw:layer="layout" svg:width="25.199cm" svg:height="3.506cm" svg:x="1.4cm" svg:y="0.837cm" presentation:class="title">
          <draw:text-box>
            <text:p>Wie erhält man die Eigenwerte des Dirac-Spinoperators in Impulsrichtung?</text:p>
          </draw:text-box>
        </draw:frame>
        <draw:frame presentation:style-name="pr5" draw:layer="layout" svg:width="25.199cm" svg:height="12.18cm" svg:x="1.4cm" svg:y="4.914cm" presentation:class="subtitle" presentation:user-transformed="true">
          <draw:text-box>
            <text:p>Die Eigenräume zu den Eigenwerten <text:span text:style-name="T7">E</text:span><text:span text:style-name="T9">+</text:span> und <text:span text:style-name="T7">E</text:span><text:span text:style-name="T9">-</text:span> sind jeweils zweidimensional: zwei Vektoren <text:s text:c="2"/><text:span text:style-name="T9">1</text:span> und <text:s text:c="2"/><text:span text:style-name="T9">2</text:span> spannen den jeweiligen Raum auf.</text:p>
            <text:p>Deshalb wird der Dirac-Spinoperator in Impulsrichtung <text:s text:c="2"/><text:span text:style-name="T8">p</text:span> durch 2 x 2‑Matrizen dargestellt. Diese weisen sich als für beide Räume (+ und -) identisch heraus!</text:p>
            <text:p>Die Matrix erhält man durch:</text:p>
            <text:p/>
            <text:p/>
            <text:p/>
            <text:p>Die Eigenwerte erhält man aus der Säkulardeterminanten:</text:p>
          </draw:text-box>
        </draw:frame>
        <draw:frame draw:style-name="gr2" draw:text-style-name="P2" draw:layer="layout" svg:width="14.67cm" svg:height="3.125cm" svg:x="6.664cm" svg:y="12.737cm">
          <text:p/>
          <draw:object xlink:href="../Dirac'scher%20Spinoperator%20in%20Impulsrichtung%20im%20Eigenraum%20der%20Energieeigenwerte%20des%20Dirac-Operators.odf" xlink:type="simple" xlink:show="embed" xlink:actuate="onLoad"/>
          <draw:image xlink:href="./ObjectReplacements/Object 105" xlink:type="simple" xlink:show="embed" xlink:actuate="onLoad"/>
        </draw:frame>
        <draw:frame draw:style-name="gr2" draw:text-style-name="P2" draw:layer="layout" svg:width="7.467cm" svg:height="1.422cm" svg:x="10.266cm" svg:y="16.988cm">
          <text:p/>
          <draw:object xlink:href="../Säkulardeterminante.odf" xlink:type="simple" xlink:show="embed" xlink:actuate="onLoad"/>
          <draw:image xlink:href="./ObjectReplacements/Object 106" xlink:type="simple" xlink:show="embed" xlink:actuate="onLoad"/>
        </draw:frame>
        <draw:frame draw:style-name="gr2" draw:text-style-name="P2" draw:layer="layout" svg:width="0.644cm" svg:height="1.033cm" svg:x="12.723cm" svg:y="6.253cm">
          <text:p/>
          <draw:object xlink:href="../hat%20a.odf" xlink:type="simple" xlink:show="embed" xlink:actuate="onLoad"/>
          <draw:image xlink:href="./ObjectReplacements/Object 107" xlink:type="simple" xlink:show="embed" xlink:actuate="onLoad"/>
        </draw:frame>
        <draw:frame draw:style-name="gr2" draw:text-style-name="P2" draw:layer="layout" svg:width="0.644cm" svg:height="1.033cm" svg:x="15.077cm" svg:y="6.245cm">
          <text:p/>
          <draw:object xlink:href="../hat%20a.odf" xlink:type="simple" xlink:show="embed" xlink:actuate="onLoad"/>
          <draw:image xlink:href="./ObjectReplacements/Object 108" xlink:type="simple" xlink:show="embed" xlink:actuate="onLoad"/>
        </draw:frame>
        <draw:frame draw:style-name="gr2" draw:text-style-name="P2" draw:layer="layout" svg:width="0.716cm" svg:height="1.076cm" svg:x="21.895cm" svg:y="8.515cm">
          <text:p/>
          <draw:object xlink:href="../hat%20S.odf" xlink:type="simple" xlink:show="embed" xlink:actuate="onLoad"/>
          <draw:image xlink:href="./ObjectReplacements/Object 109" xlink:type="simple" xlink:show="embed" xlink:actuate="onLoad"/>
        </draw:frame>
        <presentation:notes draw:style-name="dp2">
          <draw:page-thumbnail draw:style-name="gr1" draw:layer="layout" svg:width="14.848cm" svg:height="11.136cm" svg:x="3.075cm" svg:y="2.257cm" draw:page-number="98" presentation:class="page"/>
          <draw:frame presentation:style-name="pr6" draw:layer="layout" svg:width="16.799cm" svg:height="13.364cm" svg:x="2.1cm" svg:y="14.107cm" presentation:class="notes" presentation:placeholder="true">
            <draw:text-box/>
          </draw:frame>
        </presentation:notes>
      </draw:page>
      <draw:page draw:name="page99" draw:style-name="dp1" draw:master-page-name="Default" presentation:presentation-page-layout-name="AL1T0">
        <draw:frame presentation:style-name="pr1" draw:layer="layout" svg:width="25.199cm" svg:height="3.506cm" svg:x="1.4cm" svg:y="0.837cm" presentation:class="title" presentation:user-transformed="true">
          <draw:text-box>
            <text:p>Welche Eigenwerte besitzt die Komponente von <text:s text:c="3"/>in Impulsrichtung?</text:p>
          </draw:text-box>
        </draw:frame>
        <draw:frame presentation:style-name="pr2" draw:layer="layout" svg:width="25.199cm" svg:height="12.18cm" svg:x="1.4cm" svg:y="4.914cm" presentation:class="subtitle">
          <draw:text-box>
            <text:p>Die Eigenwerte ℏ<text:span text:style-name="T7"> m</text:span><text:span text:style-name="T35">σ</text:span><text:span text:style-name="T21"> des </text:span><text:span text:style-name="T38">Dirac'schen Spinoperators <text:s text:c="3"/></text:span><text:span text:style-name="T15">p</text:span><text:span text:style-name="T38"> in Impulsrichtung</text:span><text:span text:style-name="T21"> lauten:</text:span></text:p>
            <text:p><text:span text:style-name="T21"/></text:p>
            <text:p><text:span text:style-name="T21"/></text:p>
            <text:p><text:span text:style-name="T21"/></text:p>
            <text:p><text:span text:style-name="T21">also </text:span><text:span text:style-name="T41">½ℏ und -½ℏ</text:span></text:p>
          </draw:text-box>
        </draw:frame>
        <draw:frame draw:style-name="gr2" draw:text-style-name="P2" draw:layer="layout" svg:width="1.06cm" svg:height="1.6cm" svg:x="8.241cm" svg:y="2.541cm">
          <text:p/>
          <draw:object xlink:href="../hat%20S.odf" xlink:type="simple" xlink:show="embed" xlink:actuate="onLoad"/>
          <draw:image xlink:href="./ObjectReplacements/Object 110" xlink:type="simple" xlink:show="embed" xlink:actuate="onLoad"/>
        </draw:frame>
        <draw:frame draw:style-name="gr2" draw:text-style-name="P2" draw:layer="layout" svg:width="9.128cm" svg:height="2.335cm" svg:x="9.435cm" svg:y="10.332cm">
          <text:p/>
          <draw:object xlink:href="../Eigenwerte%20des%20Dirac-Spinoperators%20in%20Impulsrichtung.odf" xlink:type="simple" xlink:show="embed" xlink:actuate="onLoad"/>
          <draw:image xlink:href="./ObjectReplacements/Object 111" xlink:type="simple" xlink:show="embed" xlink:actuate="onLoad"/>
        </draw:frame>
        <draw:frame draw:style-name="gr2" draw:text-style-name="P2" draw:layer="layout" svg:width="0.716cm" svg:height="1.076cm" svg:x="19.249cm" svg:y="7.813cm">
          <text:p/>
          <draw:object xlink:href="../hat%20S.odf" xlink:type="simple" xlink:show="embed" xlink:actuate="onLoad"/>
          <draw:image xlink:href="./ObjectReplacements/Object 112" xlink:type="simple" xlink:show="embed" xlink:actuate="onLoad"/>
        </draw:frame>
        <presentation:notes draw:style-name="dp2">
          <draw:page-thumbnail draw:style-name="gr1" draw:layer="layout" svg:width="14.848cm" svg:height="11.136cm" svg:x="3.075cm" svg:y="2.257cm" draw:page-number="99" presentation:class="page"/>
          <draw:frame presentation:style-name="pr3" draw:layer="layout" svg:width="16.799cm" svg:height="13.365cm" svg:x="2.1cm" svg:y="14.107cm" presentation:class="notes" presentation:placeholder="true">
            <draw:text-box/>
          </draw:frame>
        </presentation:notes>
      </draw:page>
      <draw:page draw:name="page100" draw:style-name="dp1" draw:master-page-name="Default" presentation:presentation-page-layout-name="AL1T0">
        <draw:frame presentation:style-name="pr4" draw:layer="layout" svg:width="25.199cm" svg:height="3.506cm" svg:x="1.4cm" svg:y="0.837cm" presentation:class="title">
          <draw:text-box>
            <text:p>Was ist die physikalische Ursache für die zweifache Entartung der Energie <text:span text:style-name="T7">E</text:span><text:span text:style-name="T9">+</text:span> und <text:span text:style-name="T7">E</text:span><text:span text:style-name="T9">-</text:span>?</text:p>
          </draw:text-box>
        </draw:frame>
        <draw:frame presentation:style-name="pr5" draw:layer="layout" svg:width="25.199cm" svg:height="12.18cm" svg:x="1.4cm" svg:y="4.914cm" presentation:class="subtitle">
          <draw:text-box>
            <text:p>Es gibt zwei Einstellmöglichkeiten des Dirac-Spins längs der Impulsrichtung <text:span text:style-name="T5">p</text:span>/<text:span text:style-name="T7">p</text:span><text:span text:style-name="T20">: parallel und antiparallel</text:span></text:p>
          </draw:text-box>
        </draw:frame>
        <presentation:notes draw:style-name="dp2">
          <draw:page-thumbnail draw:style-name="gr1" draw:layer="layout" svg:width="14.848cm" svg:height="11.136cm" svg:x="3.075cm" svg:y="2.257cm" draw:page-number="100" presentation:class="page"/>
          <draw:frame presentation:style-name="pr6" draw:layer="layout" svg:width="16.799cm" svg:height="13.364cm" svg:x="2.1cm" svg:y="14.107cm" presentation:class="notes" presentation:placeholder="true">
            <draw:text-box/>
          </draw:frame>
        </presentation:notes>
      </draw:page>
      <draw:page draw:name="page101" draw:style-name="dp3" draw:master-page-name="Default" presentation:presentation-page-layout-name="AL1T0">
        <draw:frame presentation:style-name="pr4" draw:text-style-name="P12" draw:layer="layout" svg:width="25.199cm" svg:height="3.506cm" svg:x="1.4cm" svg:y="0.832cm" presentation:class="title" presentation:user-transformed="true">
          <draw:text-box>
            <text:p><text:span text:style-name="T82">Wie kann man mit Hilfe der kommutierenden Komponente des Dirac-Spinoperators die Entartung der Energieeigenwerte zu </text:span><text:span text:style-name="T83">H</text:span><text:span text:style-name="T97">D</text:span><text:span text:style-name="T98">(0)</text:span><text:span text:style-name="T82"> erklären?</text:span></text:p>
          </draw:text-box>
        </draw:frame>
        <draw:frame presentation:style-name="pr5" draw:layer="layout" svg:width="25.199cm" svg:height="12.18cm" svg:x="1.4cm" svg:y="4.914cm" presentation:class="subtitle">
          <draw:text-box>
            <text:p>Es gibt zwei Einstellmöglichkeiten des Dirac-Spins längs der Impulsrichtung <text:span text:style-name="T5">p</text:span>/<text:span text:style-name="T7">p</text:span><text:span text:style-name="T20">: parallel und antiparallel</text:span></text:p>
          </draw:text-box>
        </draw:frame>
        <presentation:notes draw:style-name="dp2">
          <draw:page-thumbnail draw:style-name="gr1" draw:layer="layout" svg:width="14.848cm" svg:height="11.136cm" svg:x="3.075cm" svg:y="2.257cm" draw:page-number="101" presentation:class="page"/>
          <draw:frame presentation:style-name="pr6" draw:layer="layout" svg:width="16.799cm" svg:height="13.364cm" svg:x="2.1cm" svg:y="14.107cm" presentation:class="notes" presentation:placeholder="true">
            <draw:text-box/>
          </draw:frame>
        </presentation:notes>
      </draw:page>
      <draw:page draw:name="page102" draw:style-name="dp1" draw:master-page-name="Default" presentation:presentation-page-layout-name="AL1T0">
        <draw:frame presentation:style-name="pr4" draw:text-style-name="P12" draw:layer="layout" svg:width="25.199cm" svg:height="3.506cm" svg:x="1.4cm" svg:y="0.832cm" presentation:class="title" presentation:user-transformed="true">
          <draw:text-box>
            <text:p><text:span text:style-name="T82">Was gilt für die Eigenzustände des Dirac-Spinoperators in Impulsrichtung in den Eigenräumen zu den Energieeigenwerten des Dirac-Operators </text:span><text:span text:style-name="T83">H</text:span><text:span text:style-name="T84">D</text:span><text:span text:style-name="T98">(0)</text:span><text:span text:style-name="T82">?</text:span></text:p>
          </draw:text-box>
        </draw:frame>
        <draw:frame presentation:style-name="pr5" draw:layer="layout" svg:width="25.199cm" svg:height="12.18cm" svg:x="1.4cm" svg:y="4.914cm" presentation:class="subtitle" presentation:user-transformed="true">
          <draw:text-box>
            <text:p>Es sind spezielle Linearkombinationen aus den Basiszuständen der Eigenräume der jeweiligen Energieeigenwerte <text:span text:style-name="T7">E</text:span><text:span text:style-name="T9">+</text:span> und <text:span text:style-name="T7">E</text:span><text:span text:style-name="T9">-</text:span>: <text:s text:c="2"/><text:span text:style-name="T9">1</text:span><text:span text:style-name="T6">+</text:span> und <text:s text:c="2"/><text:span text:style-name="T9">2</text:span><text:span text:style-name="T6">+</text:span> bzw. <text:s text:c="2"/><text:span text:style-name="T9">1</text:span><text:span text:style-name="T6">-</text:span> und <text:s text:c="2"/><text:span text:style-name="T9">2</text:span><text:span text:style-name="T6">-</text:span>.</text:p>
            <text:p>Es gibt vier mögliche Kombinationen, charakterisiert durch die Eigenwerte <text:span text:style-name="T7">E</text:span> = <text:span text:style-name="T41">±</text:span><text:span text:style-name="T7">E</text:span><text:span text:style-name="T8">p</text:span> und <text:span text:style-name="T7">m</text:span><text:span text:style-name="T35">σ</text:span> = <text:span text:style-name="T41">±½:</text:span></text:p>
            <text:p><text:span text:style-name="T41"/></text:p>
            <text:p><text:span text:style-name="T41"/></text:p>
            <text:p><text:span text:style-name="T41"/></text:p>
            <text:p><text:span text:style-name="T41">Dies sind die gemeinsamen Eigenspinore der Operatoren </text:span><text:span text:style-name="T14">H</text:span><text:span text:style-name="T36">D</text:span><text:span text:style-name="T57">(0)</text:span><text:span text:style-name="T41"> und <text:s text:c="2"/></text:span><text:span text:style-name="T35">p</text:span></text:p>
          </draw:text-box>
        </draw:frame>
        <draw:frame draw:style-name="gr2" draw:text-style-name="P2" draw:layer="layout" svg:width="0.644cm" svg:height="1.033cm" svg:x="20.777cm" svg:y="7.037cm">
          <text:p/>
          <draw:object xlink:href="../hat%20a.odf" xlink:type="simple" xlink:show="embed" xlink:actuate="onLoad"/>
          <draw:image xlink:href="./ObjectReplacements/Object 113" xlink:type="simple" xlink:show="embed" xlink:actuate="onLoad"/>
        </draw:frame>
        <draw:frame draw:style-name="gr2" draw:text-style-name="P2" draw:layer="layout" svg:width="0.644cm" svg:height="1.033cm" svg:x="23.377cm" svg:y="7.037cm">
          <text:p/>
          <draw:object xlink:href="../hat%20a.odf" xlink:type="simple" xlink:show="embed" xlink:actuate="onLoad"/>
          <draw:image xlink:href="./ObjectReplacements/Object 114" xlink:type="simple" xlink:show="embed" xlink:actuate="onLoad"/>
        </draw:frame>
        <draw:frame draw:style-name="gr2" draw:text-style-name="P2" draw:layer="layout" svg:width="0.644cm" svg:height="1.033cm" svg:x="11.977cm" svg:y="8.237cm">
          <text:p/>
          <draw:object xlink:href="../hat%20a.odf" xlink:type="simple" xlink:show="embed" xlink:actuate="onLoad"/>
          <draw:image xlink:href="./ObjectReplacements/Object 115" xlink:type="simple" xlink:show="embed" xlink:actuate="onLoad"/>
        </draw:frame>
        <draw:frame draw:style-name="gr2" draw:text-style-name="P2" draw:layer="layout" svg:width="0.644cm" svg:height="1.033cm" svg:x="14.477cm" svg:y="8.275cm">
          <text:p/>
          <draw:object xlink:href="../hat%20a.odf" xlink:type="simple" xlink:show="embed" xlink:actuate="onLoad"/>
          <draw:image xlink:href="./ObjectReplacements/Object 116" xlink:type="simple" xlink:show="embed" xlink:actuate="onLoad"/>
        </draw:frame>
        <draw:frame draw:style-name="gr2" draw:text-style-name="P2" draw:layer="layout" svg:width="0.716cm" svg:height="1.076cm" svg:x="24.895cm" svg:y="14.807cm">
          <text:p/>
          <draw:object xlink:href="../hat%20S.odf" xlink:type="simple" xlink:show="embed" xlink:actuate="onLoad"/>
          <draw:image xlink:href="./ObjectReplacements/Object 117" xlink:type="simple" xlink:show="embed" xlink:actuate="onLoad"/>
        </draw:frame>
        <draw:frame draw:style-name="gr2" draw:text-style-name="P2" draw:layer="layout" svg:width="10.426cm" svg:height="2.945cm" svg:x="8.786cm" svg:y="11.627cm">
          <text:p/>
          <draw:object xlink:href="../gemeinsame%20Eigenzustände%20von%20Sp%20und%20HD(0)%20schematisch.odf" xlink:type="simple" xlink:show="embed" xlink:actuate="onLoad"/>
          <draw:image xlink:href="./ObjectReplacements/Object 118" xlink:type="simple" xlink:show="embed" xlink:actuate="onLoad"/>
        </draw:frame>
        <draw:frame draw:style-name="gr2" draw:text-style-name="P2" draw:layer="layout" svg:width="10.878cm" svg:height="4.758cm" svg:x="8.56cm" svg:y="15.82cm">
          <text:p/>
          <draw:object xlink:href="../gemeinsame%20Eigenzustände%20von%20Sp%20und%20HD(0)%20kompakt.odf" xlink:type="simple" xlink:show="embed" xlink:actuate="onLoad"/>
          <draw:image xlink:href="./ObjectReplacements/Object 119" xlink:type="simple" xlink:show="embed" xlink:actuate="onLoad"/>
        </draw:frame>
        <presentation:notes draw:style-name="dp2">
          <draw:page-thumbnail draw:style-name="gr1" draw:layer="layout" svg:width="14.848cm" svg:height="11.136cm" svg:x="3.075cm" svg:y="2.257cm" draw:page-number="102" presentation:class="page"/>
          <draw:frame presentation:style-name="pr6" draw:layer="layout" svg:width="16.799cm" svg:height="13.364cm" svg:x="2.1cm" svg:y="14.107cm" presentation:class="notes">
            <draw:text-box>
              <text:p>Die Formeln 5.220 bis 5.224 erscheinen mir im Nolting etwas schleierhaft: so kommt p<text:span text:style-name="T9">-</text:span><text:span text:style-name="T10"> nirgends vor</text:span></text:p>
            </draw:text-box>
          </draw:frame>
        </presentation:notes>
      </draw:page>
      <draw:page draw:name="page103" draw:style-name="dp1" draw:master-page-name="Default" presentation:presentation-page-layout-name="AL1T0">
        <draw:frame presentation:style-name="pr1" draw:text-style-name="P1" draw:layer="layout" svg:width="25.199cm" svg:height="3.506cm" svg:x="1.4cm" svg:y="0.837cm" presentation:class="title" presentation:user-transformed="true">
          <draw:text-box>
            <text:p><text:span text:style-name="T1">Durch welche Eigenschaft ist das (relativistische) Elektron neben Masse </text:span><text:span text:style-name="T24">m</text:span><text:span text:style-name="T52">e</text:span><text:span text:style-name="T1"> und Ladung </text:span><text:span text:style-name="T24">q</text:span><text:span text:style-name="T1"> = −</text:span><text:span text:style-name="T24">e</text:span><text:span text:style-name="T1"> ausgezeichnet?</text:span></text:p>
          </draw:text-box>
        </draw:frame>
        <draw:frame presentation:style-name="pr2" draw:layer="layout" svg:width="25.199cm" svg:height="12.18cm" svg:x="1.4cm" svg:y="4.914cm" presentation:class="subtitle">
          <draw:text-box>
            <text:p>Durch die Eigenschaft <text:span text:style-name="T7">Drehimpuls</text:span> 1/2. Diese ist unveränderlich!</text:p>
            <text:p>Es gilt:</text:p>
            <text:p/>
            <text:p/>
            <text:p/>
            <text:p/>
            <text:p/>
            <text:p/>
          </draw:text-box>
        </draw:frame>
        <draw:frame draw:style-name="gr2" draw:text-style-name="P2" draw:layer="layout" svg:width="18.059cm" svg:height="9.989cm" svg:x="4.97cm" svg:y="9.505cm">
          <text:p/>
          <draw:object xlink:href="../Quadrat%20des%20Dirac-Spinoperators%20S.odf" xlink:type="simple" xlink:show="embed" xlink:actuate="onLoad"/>
          <draw:image xlink:href="./ObjectReplacements/Object 120" xlink:type="simple" xlink:show="embed" xlink:actuate="onLoad"/>
        </draw:frame>
        <presentation:notes draw:style-name="dp2">
          <draw:page-thumbnail draw:style-name="gr1" draw:layer="layout" svg:width="14.848cm" svg:height="11.136cm" svg:x="3.075cm" svg:y="2.257cm" draw:page-number="103" presentation:class="page"/>
          <draw:frame presentation:style-name="pr3" draw:layer="layout" svg:width="16.799cm" svg:height="13.365cm" svg:x="2.1cm" svg:y="14.107cm" presentation:class="notes" presentation:placeholder="true">
            <draw:text-box/>
          </draw:frame>
        </presentation:notes>
      </draw:page>
      <draw:page draw:name="page104" draw:style-name="dp1" draw:master-page-name="Default" presentation:presentation-page-layout-name="AL1T0">
        <draw:frame presentation:style-name="pr4" draw:layer="layout" svg:width="25.199cm" svg:height="3.506cm" svg:x="1.4cm" svg:y="0.837cm" presentation:class="title">
          <draw:text-box>
            <text:p>Ist der Bahndrehimpuls <text:span text:style-name="T5">L</text:span> des <text:span text:style-name="T7">freien Dirac-Elektrons</text:span> eine Konstante der Bewegung?</text:p>
          </draw:text-box>
        </draw:frame>
        <draw:frame presentation:style-name="pr5" draw:layer="layout" svg:width="25.199cm" svg:height="12.18cm" svg:x="1.4cm" svg:y="4.914cm" presentation:class="subtitle">
          <draw:text-box>
            <text:p>Nein!</text:p>
            <text:p/>
            <text:p>Es gilt für den Dirac-Operator <text:span text:style-name="T7">H</text:span><text:span text:style-name="T9">D</text:span><text:span text:style-name="T6">(0)</text:span>:</text:p>
            <text:p/>
            <text:p/>
            <text:p>der Drehimpuls <text:span text:style-name="T5">L</text:span><text:span text:style-name="T18"> </text:span><text:span text:style-name="T19">kommutiert</text:span><text:span text:style-name="T18"> also </text:span><text:span text:style-name="T19">nicht</text:span><text:span text:style-name="T18"> mit diesem</text:span>.</text:p>
          </draw:text-box>
        </draw:frame>
        <draw:frame draw:style-name="gr2" draw:text-style-name="P2" draw:layer="layout" svg:width="9.31cm" svg:height="1.541cm" svg:x="9.344cm" svg:y="11.229cm">
          <text:p/>
          <draw:object xlink:href="../Kommutator%20des%20Drehimpulses%20mit%20dem%20Dirac-Operator%20HD(0).odf" xlink:type="simple" xlink:show="embed" xlink:actuate="onLoad"/>
          <draw:image xlink:href="./ObjectReplacements/Object 121" xlink:type="simple" xlink:show="embed" xlink:actuate="onLoad"/>
        </draw:frame>
        <presentation:notes draw:style-name="dp2">
          <draw:page-thumbnail draw:style-name="gr1" draw:layer="layout" svg:width="14.848cm" svg:height="11.136cm" svg:x="3.075cm" svg:y="2.257cm" draw:page-number="104" presentation:class="page"/>
          <draw:frame presentation:style-name="pr6" draw:layer="layout" svg:width="16.799cm" svg:height="13.364cm" svg:x="2.1cm" svg:y="14.107cm" presentation:class="notes" presentation:placeholder="true">
            <draw:text-box/>
          </draw:frame>
        </presentation:notes>
      </draw:page>
      <draw:page draw:name="page105" draw:style-name="dp1" draw:master-page-name="Default" presentation:presentation-page-layout-name="AL1T0">
        <draw:frame presentation:style-name="pr1" draw:layer="layout" svg:width="25.199cm" svg:height="3.506cm" svg:x="1.4cm" svg:y="0.837cm" presentation:class="title">
          <draw:text-box>
            <text:p>Welcher Drehimpuls kommutiert mit <text:span text:style-name="T7">H</text:span><text:span text:style-name="T16">D</text:span><text:span text:style-name="T6">(0)</text:span>?</text:p>
          </draw:text-box>
        </draw:frame>
        <draw:frame presentation:style-name="pr2" draw:layer="layout" svg:width="25.199cm" svg:height="12.18cm" svg:x="1.4cm" svg:y="4.914cm" presentation:class="subtitle">
          <draw:text-box>
            <text:p>Vergleicht man den Kommutator des Dirac-Operators mit dem Drehimpuls <text:span text:style-name="T5">L</text:span></text:p>
            <text:p/>
            <text:p/>
            <text:p>und den Kommutator des Dirac-Operators mit dem Spinoperator <text:s text:c="2"/></text:p>
            <text:p/>
            <text:p/>
            <text:p>so sieht man dass die Summe aus Spinoperator und Drehimpuls mit dem Dirac-Operator vertauscht:</text:p>
          </draw:text-box>
        </draw:frame>
        <draw:frame draw:style-name="gr2" draw:text-style-name="P2" draw:layer="layout" svg:width="0.716cm" svg:height="1.076cm" svg:x="24.741cm" svg:y="10.461cm">
          <text:p/>
          <draw:object xlink:href="../hat%20S.odf" xlink:type="simple" xlink:show="embed" xlink:actuate="onLoad"/>
          <draw:image xlink:href="./ObjectReplacements/Object 122" xlink:type="simple" xlink:show="embed" xlink:actuate="onLoad"/>
        </draw:frame>
        <draw:frame draw:style-name="gr2" draw:text-style-name="P2" draw:layer="layout" svg:width="9.31cm" svg:height="1.541cm" svg:x="9.344cm" svg:y="8.729cm">
          <text:p/>
          <draw:object xlink:href="../Kommutator%20des%20Drehimpulses%20mit%20dem%20Dirac-Operator%20HD(0).odf" xlink:type="simple" xlink:show="embed" xlink:actuate="onLoad"/>
          <draw:image xlink:href="./ObjectReplacements/Object 123" xlink:type="simple" xlink:show="embed" xlink:actuate="onLoad"/>
        </draw:frame>
        <draw:frame draw:style-name="gr2" draw:text-style-name="P2" draw:layer="layout" svg:width="9.803cm" svg:height="1.541cm" svg:x="9.098cm" svg:y="11.929cm">
          <text:p/>
          <draw:object xlink:href="../Kommutator%20des%20Spinoperators%20mit%20dem%20Dirac-Operator%20HD(0).odf" xlink:type="simple" xlink:show="embed" xlink:actuate="onLoad"/>
          <draw:image xlink:href="./ObjectReplacements/Object 124" xlink:type="simple" xlink:show="embed" xlink:actuate="onLoad"/>
        </draw:frame>
        <draw:frame draw:style-name="gr2" draw:text-style-name="P2" draw:layer="layout" svg:width="6.983cm" svg:height="1.541cm" svg:x="10.508cm" svg:y="16.129cm">
          <text:p/>
          <draw:object xlink:href="../Kommutator%20der%20Summe%20aus%20Spinoperator%20und%20Drehimpuls%20mit%20dem%20Dirac-Operator%20HD(0).odf" xlink:type="simple" xlink:show="embed" xlink:actuate="onLoad"/>
          <draw:image xlink:href="./ObjectReplacements/Object 125" xlink:type="simple" xlink:show="embed" xlink:actuate="onLoad"/>
        </draw:frame>
        <presentation:notes draw:style-name="dp2">
          <draw:page-thumbnail draw:style-name="gr1" draw:layer="layout" svg:width="14.848cm" svg:height="11.136cm" svg:x="3.075cm" svg:y="2.257cm" draw:page-number="105" presentation:class="page"/>
          <draw:frame presentation:style-name="pr3" draw:layer="layout" svg:width="16.799cm" svg:height="13.365cm" svg:x="2.1cm" svg:y="14.107cm" presentation:class="notes" presentation:placeholder="true">
            <draw:text-box/>
          </draw:frame>
        </presentation:notes>
      </draw:page>
      <draw:page draw:name="page106" draw:style-name="dp1" draw:master-page-name="Default" presentation:presentation-page-layout-name="AL1T0">
        <draw:frame presentation:style-name="pr4" draw:layer="layout" svg:width="25.199cm" svg:height="3.506cm" svg:x="1.4cm" svg:y="0.837cm" presentation:class="title">
          <draw:text-box>
            <text:p>Wie lautet der Gesamtdrehimpulsoperator des Elektrons?</text:p>
          </draw:text-box>
        </draw:frame>
        <draw:frame presentation:style-name="pr5" draw:layer="layout" svg:width="25.199cm" svg:height="12.18cm" svg:x="1.4cm" svg:y="4.914cm" presentation:class="subtitle">
          <draw:text-box>
            <text:p><text:span text:style-name="T5">J</text:span> = <text:span text:style-name="T5">L</text:span> + </text:p>
          </draw:text-box>
        </draw:frame>
        <draw:frame draw:style-name="gr2" draw:text-style-name="P2" draw:layer="layout" svg:width="0.716cm" svg:height="1.076cm" svg:x="14.903cm" svg:y="10.499cm">
          <text:p/>
          <draw:object xlink:href="../hat%20S.odf" xlink:type="simple" xlink:show="embed" xlink:actuate="onLoad"/>
          <draw:image xlink:href="./ObjectReplacements/Object 126" xlink:type="simple" xlink:show="embed" xlink:actuate="onLoad"/>
        </draw:frame>
        <presentation:notes draw:style-name="dp2">
          <draw:page-thumbnail draw:style-name="gr1" draw:layer="layout" svg:width="14.848cm" svg:height="11.136cm" svg:x="3.075cm" svg:y="2.257cm" draw:page-number="106" presentation:class="page"/>
          <draw:frame presentation:style-name="pr6" draw:layer="layout" svg:width="16.799cm" svg:height="13.364cm" svg:x="2.1cm" svg:y="14.107cm" presentation:class="notes" presentation:placeholder="true">
            <draw:text-box/>
          </draw:frame>
        </presentation:notes>
      </draw:page>
      <draw:page draw:name="page107" draw:style-name="dp1" draw:master-page-name="Default" presentation:presentation-page-layout-name="AL1T0">
        <draw:frame presentation:style-name="pr4" draw:layer="layout" svg:width="25.199cm" svg:height="3.506cm" svg:x="1.4cm" svg:y="0.837cm" presentation:class="title">
          <draw:text-box>
            <text:p>In welcher Relation steht die <text:span text:style-name="T7">Pauli-Theorie</text:span> des Elektrons zur vollrelativistischen Dirac-Theorie?</text:p>
          </draw:text-box>
        </draw:frame>
        <draw:frame presentation:style-name="pr5" draw:layer="layout" svg:width="25.199cm" svg:height="12.18cm" svg:x="1.4cm" svg:y="4.914cm" presentation:class="subtitle">
          <draw:text-box>
            <text:p>Im <text:span text:style-name="T7">nicht-relativistischen Grenzfall</text:span> wird die vierkomponentige Dirac-Theorie einer <text:span text:style-name="T7">Zweikomponententheorie</text:span> (der Pauli-Theorie) äquivalent</text:p>
          </draw:text-box>
        </draw:frame>
        <presentation:notes draw:style-name="dp2">
          <draw:page-thumbnail draw:style-name="gr1" draw:layer="layout" svg:width="14.848cm" svg:height="11.136cm" svg:x="3.075cm" svg:y="2.257cm" draw:page-number="107" presentation:class="page"/>
          <draw:frame presentation:style-name="pr6" draw:layer="layout" svg:width="16.799cm" svg:height="13.364cm" svg:x="2.1cm" svg:y="14.107cm" presentation:class="notes" presentation:placeholder="true">
            <draw:text-box/>
          </draw:frame>
        </presentation:notes>
      </draw:page>
      <draw:page draw:name="page108" draw:style-name="dp1" draw:master-page-name="Default" presentation:presentation-page-layout-name="AL1T0">
        <draw:frame presentation:style-name="pr4" draw:layer="layout" svg:width="25.199cm" svg:height="3.506cm" svg:x="1.4cm" svg:y="0.837cm" presentation:class="title">
          <draw:text-box>
            <text:p>Was bedeuten die Bezeichnungen <text:span text:style-name="T7">kleine</text:span> bzw. <text:span text:style-name="T7">große Komponente</text:span> des Dirac-Spinors?</text:p>
          </draw:text-box>
        </draw:frame>
        <draw:frame presentation:style-name="pr5" draw:layer="layout" svg:width="25.199cm" svg:height="12.18cm" svg:x="1.4cm" svg:y="4.914cm" presentation:class="subtitle">
          <draw:text-box>
            <text:p>Man teilt den vierkomponentigen Dirac-Spinor wie folgt auf:</text:p>
            <text:p/>
            <text:p/>
            <text:p/>
            <text:p/>
            <text:p/>
            <text:p/>
            <text:p/>
            <text:p>Man sieht dass die Beträge |<text:span text:style-name="T14">ψ</text:span><text:span text:style-name="T36">3,4</text:span><text:span text:style-name="T41">| sehr viel kleiner als |</text:span><text:span text:style-name="T14">ψ</text:span><text:span text:style-name="T36">1,2</text:span><text:span text:style-name="T41">| sein werden. Aus diesem Grund nennt man |</text:span><text:span text:style-name="T14">χ</text:span><text:span text:style-name="T42"> </text:span><text:span text:style-name="T41">⟩ die kleine und | <text:s text:c="2"/>⟩ die große Komponente.</text:span></text:p>
          </draw:text-box>
        </draw:frame>
        <draw:frame draw:style-name="gr2" draw:text-style-name="P2" draw:layer="layout" svg:width="10.024cm" svg:height="6.655cm" svg:x="8.987cm" svg:y="6.572cm">
          <text:p/>
          <draw:object xlink:href="../Aufteilung%20des%20allgemeinen,%20vierkomponentigen%20Dirac-Spinors%20in%20große%20und%20kleine%20Komponente.odf" xlink:type="simple" xlink:show="embed" xlink:actuate="onLoad"/>
          <draw:image xlink:href="./ObjectReplacements/Object 127" xlink:type="simple" xlink:show="embed" xlink:actuate="onLoad"/>
        </draw:frame>
        <draw:frame draw:style-name="gr2" draw:text-style-name="P2" draw:layer="layout" svg:width="0.881cm" svg:height="0.977cm" svg:x="20.259cm" svg:y="14.711cm">
          <text:p/>
          <draw:object xlink:href="../hat%20psi.odf" xlink:type="simple" xlink:show="embed" xlink:actuate="onLoad"/>
          <draw:image xlink:href="./ObjectReplacements/Object 128" xlink:type="simple" xlink:show="embed" xlink:actuate="onLoad"/>
        </draw:frame>
        <presentation:notes draw:style-name="dp2">
          <draw:page-thumbnail draw:style-name="gr1" draw:layer="layout" svg:width="14.848cm" svg:height="11.136cm" svg:x="3.075cm" svg:y="2.257cm" draw:page-number="108" presentation:class="page"/>
          <draw:frame presentation:style-name="pr6" draw:layer="layout" svg:width="16.799cm" svg:height="13.364cm" svg:x="2.1cm" svg:y="14.107cm" presentation:class="notes" presentation:placeholder="true">
            <draw:text-box/>
          </draw:frame>
        </presentation:notes>
      </draw:page>
      <draw:page draw:name="page109" draw:style-name="dp1" draw:master-page-name="Default" presentation:presentation-page-layout-name="AL1T0">
        <draw:frame presentation:style-name="pr4" draw:layer="layout" svg:width="25.199cm" svg:height="3.506cm" svg:x="1.4cm" svg:y="0.837cm" presentation:class="title">
          <draw:text-box>
            <text:p>Wie lautet die Eigenwertgleichung des Dirac-Operators <text:span text:style-name="T7">H</text:span><text:span text:style-name="T9">D</text:span> nach Wirkung der Dirac-Matrizen?</text:p>
          </draw:text-box>
        </draw:frame>
        <draw:frame presentation:style-name="pr5" draw:layer="layout" svg:width="25.199cm" svg:height="12.18cm" svg:x="1.4cm" svg:y="4.914cm" presentation:class="subtitle">
          <draw:text-box>
            <text:p/>
            <text:p>Daraus erhält man mit</text:p>
            <text:p/>
            <text:p/>
            <text:p>folgendes Gleichungssystem:</text:p>
          </draw:text-box>
        </draw:frame>
        <draw:frame draw:style-name="gr2" draw:text-style-name="P2" draw:layer="layout" svg:width="23.681cm" svg:height="2.226cm" svg:x="2.159cm" svg:y="6.786cm">
          <text:p/>
          <draw:object xlink:href="../Anwendung%20des%20Dirac-Operators%20HD%20auf%20den%20vierkomponentigen%20Spinor%20mit%20ausgeführter%20Wirkung%20der%20Dirac-Matrizen.odf" xlink:type="simple" xlink:show="embed" xlink:actuate="onLoad"/>
          <draw:image xlink:href="./ObjectReplacements/Object 129" xlink:type="simple" xlink:show="embed" xlink:actuate="onLoad"/>
        </draw:frame>
        <draw:frame draw:style-name="gr2" draw:text-style-name="P2" draw:layer="layout" svg:width="16.79cm" svg:height="3.379cm" svg:x="5.604cm" svg:y="14.01cm">
          <text:p/>
          <draw:object xlink:href="../Gleichungssystem%20resultierend%20aus%20der%20Anwendung%20des%20Dirac-Operators%20HD%20auf%20den%20vierkomponentigen%20Spinor%20mit%20ausgeführter%20Wirkung%20der%20Dirac-Matrizen.odf" xlink:type="simple" xlink:show="embed" xlink:actuate="onLoad"/>
          <draw:image xlink:href="./ObjectReplacements/Object 130" xlink:type="simple" xlink:show="embed" xlink:actuate="onLoad"/>
        </draw:frame>
        <draw:frame draw:style-name="gr2" draw:text-style-name="P2" draw:layer="layout" svg:width="13.696cm" svg:height="1.478cm" svg:x="7.151cm" svg:y="10.76cm">
          <text:p/>
          <draw:object xlink:href="../Dirac-Operator%20des%20freien%20Elektrons%20im%20elektromagnetischen%20Feld.odf" xlink:type="simple" xlink:show="embed" xlink:actuate="onLoad"/>
          <draw:image xlink:href="./ObjectReplacements/Object 131" xlink:type="simple" xlink:show="embed" xlink:actuate="onLoad"/>
        </draw:frame>
        <presentation:notes draw:style-name="dp2">
          <draw:page-thumbnail draw:style-name="gr1" draw:layer="layout" svg:width="14.848cm" svg:height="11.136cm" svg:x="3.075cm" svg:y="2.257cm" draw:page-number="109" presentation:class="page"/>
          <draw:frame presentation:style-name="pr6" draw:layer="layout" svg:width="16.799cm" svg:height="13.364cm" svg:x="2.1cm" svg:y="14.107cm" presentation:class="notes" presentation:placeholder="true">
            <draw:text-box/>
          </draw:frame>
        </presentation:notes>
      </draw:page>
      <draw:page draw:name="page110" draw:style-name="dp1" draw:master-page-name="Default" presentation:presentation-page-layout-name="AL1T0">
        <draw:frame presentation:style-name="pr4" draw:text-style-name="P4" draw:layer="layout" svg:width="25.199cm" svg:height="3.506cm" svg:x="1.4cm" svg:y="0.833cm" presentation:class="title" presentation:user-transformed="true">
          <draw:text-box>
            <text:p><text:span text:style-name="T12">Durch welche Überlegungen folgt aus der Dirac-Theorie des Elektrons die Existenz des Drehimpulses </text:span><text:span text:style-name="T13">Spin</text:span><text:span text:style-name="T12">, das Spinmoment und der Landé-Faktor </text:span><text:span text:style-name="T13">g</text:span><text:span text:style-name="T12"> = 2?</text:span></text:p>
          </draw:text-box>
        </draw:frame>
        <draw:frame presentation:style-name="pr5" draw:layer="layout" svg:width="25.199cm" svg:height="12.18cm" svg:x="1.4cm" svg:y="4.914cm" presentation:class="subtitle" presentation:user-transformed="true">
          <draw:text-box>
            <text:p>Man erhält durch Abschätzungen der kleinen Komponente eine Eigenwertgleichung für die große Komponente und erhält so den Pauli-Hamilton-Operator <text:span text:style-name="T7">H</text:span><text:span text:style-name="T9">P</text:span><text:span text:style-name="T10"> .</text:span></text:p>
            <text:p><text:span text:style-name="T10">Dieser hat die Form einer 2 x 2-Matrix</text:span></text:p>
            <text:p><text:span text:style-name="T10"/></text:p>
            <text:p><text:span text:style-name="T10"/></text:p>
            <text:p><text:span text:style-name="T10"/></text:p>
            <text:p><text:span text:style-name="T10">und ist der Hamilton-Operator eines Teilchens der Masse </text:span><text:span text:style-name="T11">m</text:span><text:span text:style-name="T9">e</text:span><text:span text:style-name="T10">, der Ladung </text:span><text:span text:style-name="T11">q</text:span><text:span text:style-name="T10"> = -</text:span><text:span text:style-name="T61">e</text:span><text:span text:style-name="T10"> und des magnetischen Moments </text:span><text:span text:style-name="T99">μ</text:span><text:span text:style-name="T81">S</text:span><text:span text:style-name="T100"> = </text:span><text:span text:style-name="T101">μ</text:span><text:span text:style-name="T81">S</text:span><text:span text:style-name="T100"> </text:span><text:span text:style-name="T102">S</text:span><text:span text:style-name="T103">, </text:span><text:span text:style-name="T102">S</text:span><text:span text:style-name="T103"> = (ℏ/2) </text:span><text:span text:style-name="T99">σ</text:span><text:span text:style-name="T104">, </text:span><text:span text:style-name="T105">μ</text:span><text:span text:style-name="T106">S</text:span><text:span text:style-name="T104"> = -</text:span><text:span text:style-name="T105">g</text:span><text:span text:style-name="T104">(</text:span><text:span text:style-name="T105">μ</text:span><text:span text:style-name="T106">B</text:span><text:span text:style-name="T103">/ℏ)</text:span></text:p>
          </draw:text-box>
        </draw:frame>
        <draw:frame draw:style-name="gr2" draw:text-style-name="P2" draw:layer="layout" svg:width="17.414cm" svg:height="2.683cm" svg:x="5.292cm" svg:y="10.658cm">
          <text:p/>
          <draw:object xlink:href="../Pauli-Hamilton-Operator%20(2%20x%202-Matrix).odf" xlink:type="simple" xlink:show="embed" xlink:actuate="onLoad"/>
          <draw:image xlink:href="./ObjectReplacements/Object 132" xlink:type="simple" xlink:show="embed" xlink:actuate="onLoad"/>
        </draw:frame>
        <draw:frame draw:style-name="gr2" draw:text-style-name="P2" draw:layer="layout" svg:width="13.796cm" svg:height="2.576cm" svg:x="7.101cm" svg:y="16.211cm">
          <text:p/>
          <draw:object xlink:href="../magnetisches%20Moment%20des%20Elektrons.odf" xlink:type="simple" xlink:show="embed" xlink:actuate="onLoad"/>
          <draw:image xlink:href="./ObjectReplacements/Object 133" xlink:type="simple" xlink:show="embed" xlink:actuate="onLoad"/>
        </draw:frame>
        <presentation:notes draw:style-name="dp2">
          <draw:page-thumbnail draw:style-name="gr1" draw:layer="layout" svg:width="14.848cm" svg:height="11.136cm" svg:x="3.075cm" svg:y="2.257cm" draw:page-number="110" presentation:class="page"/>
          <draw:frame presentation:style-name="pr6" draw:layer="layout" svg:width="16.799cm" svg:height="13.364cm" svg:x="2.1cm" svg:y="14.107cm" presentation:class="notes" presentation:placeholder="true">
            <draw:text-box/>
          </draw:frame>
        </presentation:notes>
      </draw:page>
      <draw:page draw:name="page111" draw:style-name="dp1" draw:master-page-name="Default" presentation:presentation-page-layout-name="AL1T0">
        <draw:frame presentation:style-name="pr4" draw:layer="layout" svg:width="25.199cm" svg:height="3.506cm" svg:x="1.4cm" svg:y="0.837cm" presentation:class="title">
          <draw:text-box>
            <text:p>Wie kann man <text:span text:style-name="T7">klassisch</text:span> die Spin-Bahn-Kopplung begründen?</text:p>
          </draw:text-box>
        </draw:frame>
        <draw:frame presentation:style-name="pr5" draw:layer="layout" svg:width="25.199cm" svg:height="12.18cm" svg:x="1.4cm" svg:y="4.914cm" presentation:class="subtitle">
          <draw:text-box>
            <text:p>Ausgehend von der Bewegung des Elektrons um den Kern sieht dieses sowohl ein Elektrisches- wie auch ein Magnetfeld, da sich umgekehrt der Kern auch relativ um das Elektron bewegt. Dieses bewirkt im Ruhesystem des Elekrons eine magnetische Induktion, welche mit dem Spinmoment des Elektrons wechselwirkt. Nimmt man für das Kernpotential ein Zentralpotential an, so erkennt man in dem Vektorprodukt der Bewegung mit dem elektrischen Feld (Erzeugende der magnetischen Induktion) den Bahndrehimpuls <text:span text:style-name="T5">L</text:span>.</text:p>
          </draw:text-box>
        </draw:frame>
        <presentation:notes draw:style-name="dp2">
          <draw:page-thumbnail draw:style-name="gr1" draw:layer="layout" svg:width="14.848cm" svg:height="11.136cm" svg:x="3.075cm" svg:y="2.257cm" draw:page-number="111" presentation:class="page"/>
          <draw:frame presentation:style-name="pr6" draw:layer="layout" svg:width="16.799cm" svg:height="13.364cm" svg:x="2.1cm" svg:y="14.107cm" presentation:class="notes" presentation:placeholder="true">
            <draw:text-box/>
          </draw:frame>
        </presentation:notes>
      </draw:page>
      <draw:page draw:name="page112" draw:style-name="dp1" draw:master-page-name="Default" presentation:presentation-page-layout-name="AL1T0">
        <draw:frame presentation:style-name="pr4" draw:text-style-name="P4" draw:layer="layout" svg:width="25.199cm" svg:height="3.506cm" svg:x="1.4cm" svg:y="0.837cm" presentation:class="title" presentation:user-transformed="true">
          <draw:text-box>
            <text:p><text:span text:style-name="T12">Bis zu welcher Ordnung </text:span><text:span text:style-name="T13">v</text:span><text:span text:style-name="T12">/</text:span><text:span text:style-name="T13">c</text:span><text:span text:style-name="T12"> muss der </text:span><text:span text:style-name="T13">nicht-relativistische Grenzfall</text:span><text:span text:style-name="T12"> der Dirac-Theorie korrekt sein, um die Spin-Bahn-Wechselwirkung zu erfassen?</text:span></text:p>
          </draw:text-box>
        </draw:frame>
        <draw:frame presentation:style-name="pr5" draw:layer="layout" svg:width="25.199cm" svg:height="12.18cm" svg:x="1.4cm" svg:y="4.914cm" presentation:class="subtitle">
          <draw:text-box>
            <text:p>Bis zur dritten Ordnung</text:p>
          </draw:text-box>
        </draw:frame>
        <presentation:notes draw:style-name="dp2">
          <draw:page-thumbnail draw:style-name="gr1" draw:layer="layout" svg:width="14.848cm" svg:height="11.136cm" svg:x="3.075cm" svg:y="2.257cm" draw:page-number="112" presentation:class="page"/>
          <draw:frame presentation:style-name="pr6" draw:layer="layout" svg:width="16.799cm" svg:height="13.364cm" svg:x="2.1cm" svg:y="14.107cm" presentation:class="notes" presentation:placeholder="true">
            <draw:text-box/>
          </draw:frame>
        </presentation:notes>
      </draw:page>
      <draw:page draw:name="page113" draw:style-name="dp1" draw:master-page-name="Default" presentation:presentation-page-layout-name="AL1T0">
        <draw:frame presentation:style-name="pr4" draw:text-style-name="P1" draw:layer="layout" svg:width="25.199cm" svg:height="3.506cm" svg:x="1.4cm" svg:y="0.835cm" presentation:class="title" presentation:user-transformed="true">
          <draw:text-box>
            <text:p><text:span text:style-name="T1">Kann man mit der Pauli’schen </text:span><text:span text:style-name="T24">Zwei-Komponenten-Theorie</text:span><text:span text:style-name="T1"> die Spin-Bahn-Wechselwirkung begründen?</text:span></text:p>
          </draw:text-box>
        </draw:frame>
        <draw:frame presentation:style-name="pr5" draw:layer="layout" svg:width="25.199cm" svg:height="12.18cm" svg:x="1.4cm" svg:y="4.914cm" presentation:class="subtitle">
          <draw:text-box>
            <text:p>Ja, wenn man relativistische Korrekturterme höherer Ordnung berücksichtigt</text:p>
          </draw:text-box>
        </draw:frame>
        <presentation:notes draw:style-name="dp2">
          <draw:page-thumbnail draw:style-name="gr1" draw:layer="layout" svg:width="14.848cm" svg:height="11.136cm" svg:x="3.075cm" svg:y="2.257cm" draw:page-number="113" presentation:class="page"/>
          <draw:frame presentation:style-name="pr6" draw:layer="layout" svg:width="16.799cm" svg:height="13.364cm" svg:x="2.1cm" svg:y="14.107cm" presentation:class="notes" presentation:placeholder="true">
            <draw:text-box/>
          </draw:frame>
        </presentation:notes>
      </draw:page>
      <draw:page draw:name="page114" draw:style-name="dp1" draw:master-page-name="Default" presentation:presentation-page-layout-name="AL1T0">
        <draw:frame presentation:style-name="pr4" draw:layer="layout" svg:width="25.199cm" svg:height="3.506cm" svg:x="1.4cm" svg:y="0.837cm" presentation:class="title">
          <draw:text-box>
            <text:p>Was versteht man unter dem Darwin-Term?</text:p>
          </draw:text-box>
        </draw:frame>
        <draw:frame presentation:style-name="pr5" draw:layer="layout" svg:width="25.199cm" svg:height="12.18cm" svg:x="1.4cm" svg:y="4.914cm" presentation:class="subtitle" presentation:user-transformed="true">
          <draw:text-box>
            <text:p>Dieser Term des nicht-relativistischen Dirac-Operators kann als erste relativistische Korrektur zur potentiellen Energie des Elektrons aufgefasst werden</text:p>
          </draw:text-box>
        </draw:frame>
        <presentation:notes draw:style-name="dp2">
          <draw:page-thumbnail draw:style-name="gr1" draw:layer="layout" svg:width="14.848cm" svg:height="11.136cm" svg:x="3.075cm" svg:y="2.257cm" draw:page-number="114" presentation:class="page"/>
          <draw:frame presentation:style-name="pr6" draw:layer="layout" svg:width="16.799cm" svg:height="13.364cm" svg:x="2.1cm" svg:y="14.107cm" presentation:class="notes" presentation:placeholder="true">
            <draw:text-box/>
          </draw:frame>
        </presentation:notes>
      </draw:page>
      <draw:page draw:name="page115" draw:style-name="dp1" draw:master-page-name="Default" presentation:presentation-page-layout-name="AL1T0">
        <draw:frame presentation:style-name="pr4" draw:layer="layout" svg:width="25.199cm" svg:height="3.506cm" svg:x="1.4cm" svg:y="0.837cm" presentation:class="title">
          <draw:text-box>
            <text:p>Wie sieht der Operator <text:span text:style-name="T7">H</text:span><text:span text:style-name="T9">SB</text:span> der Spin-Bahn-Wechselwirkung aus?</text:p>
          </draw:text-box>
        </draw:frame>
        <draw:frame presentation:style-name="pr5" draw:layer="layout" svg:width="25.199cm" svg:height="12.18cm" svg:x="1.4cm" svg:y="4.914cm" presentation:class="subtitle" presentation:placeholder="true">
          <draw:text-box/>
        </draw:frame>
        <draw:frame draw:style-name="gr2" draw:text-style-name="P2" draw:layer="layout" svg:width="18.775cm" svg:height="8.938cm" svg:x="4.612cm" svg:y="6.03cm">
          <text:p/>
          <draw:object xlink:href="../Operator%20der%20Spin-Bahn-Wechselwirkung%20(Pauli-Theorie)%20H_SB.odf" xlink:type="simple" xlink:show="embed" xlink:actuate="onLoad"/>
          <draw:image xlink:href="./ObjectReplacements/Object 134" xlink:type="simple" xlink:show="embed" xlink:actuate="onLoad"/>
        </draw:frame>
        <presentation:notes draw:style-name="dp2">
          <draw:page-thumbnail draw:style-name="gr1" draw:layer="layout" svg:width="14.848cm" svg:height="11.136cm" svg:x="3.075cm" svg:y="2.257cm" draw:page-number="115" presentation:class="page"/>
          <draw:frame presentation:style-name="pr6" draw:layer="layout" svg:width="16.799cm" svg:height="13.364cm" svg:x="2.1cm" svg:y="14.107cm" presentation:class="notes" presentation:placeholder="true">
            <draw:text-box/>
          </draw:frame>
        </presentation:notes>
      </draw:page>
      <draw:page draw:name="page116" draw:style-name="dp1" draw:master-page-name="Default" presentation:presentation-page-layout-name="AL1T0">
        <draw:frame presentation:style-name="pr4" draw:layer="layout" svg:width="25.199cm" svg:height="3.506cm" svg:x="1.4cm" svg:y="0.837cm" presentation:class="title">
          <draw:text-box>
            <text:p>Vertauschen Bahndrehimpuls <text:span text:style-name="T5">L</text:span> und Spin <text:span text:style-name="T5">S</text:span> mit <text:span text:style-name="T7">H</text:span><text:span text:style-name="T9">SB</text:span>?</text:p>
          </draw:text-box>
        </draw:frame>
        <draw:frame presentation:style-name="pr5" draw:layer="layout" svg:width="25.199cm" svg:height="12.18cm" svg:x="1.4cm" svg:y="4.914cm" presentation:class="subtitle">
          <draw:text-box>
            <text:p>Nein, aber der Gesamtdrehimpuls <text:span text:style-name="T5">J</text:span> = <text:span text:style-name="T5">L</text:span> + <text:span text:style-name="T5">S</text:span></text:p>
          </draw:text-box>
        </draw:frame>
        <presentation:notes draw:style-name="dp2">
          <draw:page-thumbnail draw:style-name="gr1" draw:layer="layout" svg:width="14.848cm" svg:height="11.136cm" svg:x="3.075cm" svg:y="2.257cm" draw:page-number="116" presentation:class="page"/>
          <draw:frame presentation:style-name="pr6" draw:layer="layout" svg:width="16.799cm" svg:height="13.364cm" svg:x="2.1cm" svg:y="14.107cm" presentation:class="notes" presentation:placeholder="true">
            <draw:text-box/>
          </draw:frame>
        </presentation:notes>
      </draw:page>
      <draw:page draw:name="page117" draw:style-name="dp1" draw:master-page-name="Default" presentation:presentation-page-layout-name="AL1T0">
        <draw:frame presentation:style-name="pr4" draw:layer="layout" svg:width="25.199cm" svg:height="3.506cm" svg:x="1.4cm" svg:y="0.837cm" presentation:class="title">
          <draw:text-box>
            <text:p>Welche wichtige Auswirkung der Spin-Bahn-Wechselwirkung kennen Sie?</text:p>
          </draw:text-box>
        </draw:frame>
        <draw:frame presentation:style-name="pr5" draw:layer="layout" svg:width="25.199cm" svg:height="12.18cm" svg:x="1.4cm" svg:y="4.914cm" presentation:class="subtitle">
          <draw:text-box>
            <text:p>Die Feinstrukturaufspaltung der Energieterme</text:p>
          </draw:text-box>
        </draw:frame>
        <presentation:notes draw:style-name="dp2">
          <draw:page-thumbnail draw:style-name="gr1" draw:layer="layout" svg:width="14.848cm" svg:height="11.136cm" svg:x="3.075cm" svg:y="2.257cm" draw:page-number="117" presentation:class="page"/>
          <draw:frame presentation:style-name="pr6" draw:layer="layout" svg:width="16.799cm" svg:height="13.364cm" svg:x="2.1cm" svg:y="14.107cm" presentation:class="notes" presentation:placeholder="true">
            <draw:text-box/>
          </draw:frame>
        </presentation:notes>
      </draw:page>
      <draw:page draw:name="page118" draw:style-name="dp1" draw:master-page-name="Default" presentation:presentation-page-layout-name="AL1T0">
        <draw:frame presentation:style-name="pr4" draw:text-style-name="P12" draw:layer="layout" svg:width="25.199cm" svg:height="3.506cm" svg:x="1.4cm" svg:y="0.833cm" presentation:class="title" presentation:user-transformed="true">
          <draw:text-box>
            <text:p><text:span text:style-name="T85">J</text:span><text:span text:style-name="T84">1</text:span><text:span text:style-name="T82"> und </text:span><text:span text:style-name="T85">J</text:span><text:span text:style-name="T84">2</text:span><text:span text:style-name="T82"> seien die miteinander kommutierenden Drehimpulse zweier Teilsysteme. Welche vollständigen Sätze von Drehimpulsoperatoren existieren für das zusammengesetzte System?</text:span></text:p>
          </draw:text-box>
        </draw:frame>
        <draw:frame presentation:style-name="pr5" draw:layer="layout" svg:width="25.199cm" svg:height="12.18cm" svg:x="1.4cm" svg:y="4.914cm" presentation:class="subtitle">
          <draw:text-box>
            <text:p><text:span text:style-name="T5">J</text:span><text:span text:style-name="T9">1</text:span><text:span text:style-name="T6">2</text:span>, <text:span text:style-name="T5">J</text:span><text:span text:style-name="T9">2</text:span><text:span text:style-name="T6">2</text:span>, <text:span text:style-name="T7">J</text:span><text:span text:style-name="T9">1</text:span><text:span text:style-name="T8">z</text:span>, <text:span text:style-name="T7">J</text:span><text:span text:style-name="T59">2</text:span><text:span text:style-name="T107">z</text:span></text:p>
            <text:p><text:span text:style-name="T108"/></text:p>
            <text:p><text:span text:style-name="T108">mit den gemeinsamen Eigenzuständen</text:span></text:p>
            <text:p><text:span text:style-name="T108"/></text:p>
            <text:p><text:span text:style-name="T108">|</text:span><text:span text:style-name="T109">j</text:span><text:span text:style-name="T110">1</text:span><text:span text:style-name="T108"> </text:span><text:span text:style-name="T109">j</text:span><text:span text:style-name="T110">2</text:span><text:span text:style-name="T108"> ; </text:span><text:span text:style-name="T109">m</text:span><text:span text:style-name="T110">1</text:span><text:span text:style-name="T108"> </text:span><text:span text:style-name="T109">m</text:span><text:span text:style-name="T110">2</text:span><text:span text:style-name="T108"> ⟩ </text:span><text:span text:style-name="T104">≡</text:span><text:span text:style-name="T103"> |</text:span><text:span text:style-name="T111">j</text:span><text:span text:style-name="T106">1</text:span><text:span text:style-name="T103"> </text:span><text:span text:style-name="T111">m</text:span><text:span text:style-name="T106">1</text:span><text:span text:style-name="T103"> ⟩ |</text:span><text:span text:style-name="T111">j</text:span><text:span text:style-name="T106">2</text:span><text:span text:style-name="T103"> </text:span><text:span text:style-name="T111">m</text:span><text:span text:style-name="T106">2</text:span><text:span text:style-name="T103"> ⟩</text:span></text:p>
            <text:p><text:span text:style-name="T103"/></text:p>
            <text:p><text:span text:style-name="T103">Sowie</text:span></text:p>
            <text:p><text:span text:style-name="T103"><text:s/></text:span><text:span text:style-name="T102">J</text:span><text:span text:style-name="T112">2</text:span><text:span text:style-name="T103"> , </text:span><text:span text:style-name="T111">J</text:span><text:span text:style-name="T113">z</text:span><text:span text:style-name="T103"> , </text:span><text:span text:style-name="T102">J</text:span><text:span text:style-name="T106">1</text:span><text:span text:style-name="T112">2</text:span><text:span text:style-name="T103"> , </text:span><text:span text:style-name="T102">J</text:span><text:span text:style-name="T106">2</text:span><text:span text:style-name="T112">2</text:span><text:span text:style-name="T103"> </text:span></text:p>
          </draw:text-box>
        </draw:frame>
        <presentation:notes draw:style-name="dp2">
          <draw:page-thumbnail draw:style-name="gr1" draw:layer="layout" svg:width="14.848cm" svg:height="11.136cm" svg:x="3.075cm" svg:y="2.257cm" draw:page-number="118" presentation:class="page"/>
          <draw:frame presentation:style-name="pr6" draw:layer="layout" svg:width="16.799cm" svg:height="13.364cm" svg:x="2.1cm" svg:y="14.107cm" presentation:class="notes" presentation:placeholder="true">
            <draw:text-box/>
          </draw:frame>
        </presentation:notes>
      </draw:page>
      <draw:page draw:name="page119" draw:style-name="dp1" draw:master-page-name="Default" presentation:presentation-page-layout-name="AL1T0">
        <draw:frame presentation:style-name="pr4" draw:text-style-name="P3" draw:layer="layout" svg:width="25.199cm" svg:height="3.506cm" svg:x="1.4cm" svg:y="0.837cm" presentation:class="title">
          <draw:text-box>
            <text:p><text:span text:style-name="T2">Wie zeigt man, dass die Vektorsumme </text:span><text:span text:style-name="T22">J</text:span><text:span text:style-name="T2"> = </text:span><text:span text:style-name="T22">J</text:span><text:span text:style-name="T23">1</text:span><text:span text:style-name="T2"> + </text:span><text:span text:style-name="T22">J</text:span><text:span text:style-name="T23">2</text:span><text:span text:style-name="T2"> ebenfalls ein Drehimpuls ist?</text:span></text:p>
          </draw:text-box>
        </draw:frame>
        <draw:frame presentation:style-name="pr5" draw:layer="layout" svg:width="25.199cm" svg:height="12.18cm" svg:x="1.4cm" svg:y="4.914cm" presentation:class="subtitle">
          <draw:text-box>
            <text:p>Man berechnet die Fundamentalen Kommutatorrelationen für Drehimpulse mit <text:span text:style-name="T5">J</text:span><text:span text:style-name="T9">1</text:span> + <text:span text:style-name="T5">J</text:span><text:span text:style-name="T9">2</text:span> statt <text:span text:style-name="T5">J</text:span></text:p>
          </draw:text-box>
        </draw:frame>
        <draw:frame draw:style-name="gr2" draw:text-style-name="P2" draw:layer="layout" svg:width="24.151cm" svg:height="2.971cm" svg:x="1.924cm" svg:y="13.014cm">
          <text:p/>
          <draw:object xlink:href="../Fundamentale%20Kommutatorrelation%20des%20zusammengesetzten%20Drehimpulses.odf" xlink:type="simple" xlink:show="embed" xlink:actuate="onLoad"/>
          <draw:image xlink:href="./ObjectReplacements/Object 135" xlink:type="simple" xlink:show="embed" xlink:actuate="onLoad"/>
        </draw:frame>
        <presentation:notes draw:style-name="dp2">
          <draw:page-thumbnail draw:style-name="gr1" draw:layer="layout" svg:width="14.848cm" svg:height="11.136cm" svg:x="3.075cm" svg:y="2.257cm" draw:page-number="119" presentation:class="page"/>
          <draw:frame presentation:style-name="pr6" draw:layer="layout" svg:width="16.799cm" svg:height="13.364cm" svg:x="2.1cm" svg:y="14.107cm" presentation:class="notes" presentation:placeholder="true">
            <draw:text-box/>
          </draw:frame>
        </presentation:notes>
      </draw:page>
      <draw:page draw:name="page120" draw:style-name="dp1" draw:master-page-name="Default" presentation:presentation-page-layout-name="AL1T0">
        <draw:frame presentation:style-name="pr4" draw:layer="layout" svg:width="25.199cm" svg:height="3.506cm" svg:x="1.4cm" svg:y="0.837cm" presentation:class="title">
          <draw:text-box>
            <text:p>Was versteht man unter einem Clebsch-Gordan-Koeffizienten?</text:p>
          </draw:text-box>
        </draw:frame>
        <draw:frame presentation:style-name="pr5" draw:layer="layout" svg:width="25.199cm" svg:height="12.18cm" svg:x="1.4cm" svg:y="4.914cm" presentation:class="subtitle">
          <draw:text-box>
            <text:p>Entwickelt man einen Zustand <text:span text:style-name="T108">|</text:span><text:span text:style-name="T109">j</text:span><text:span text:style-name="T110">1</text:span><text:span text:style-name="T108"> </text:span><text:span text:style-name="T109">j</text:span><text:span text:style-name="T110">2</text:span><text:span text:style-name="T108"> ; </text:span><text:span text:style-name="T109">j</text:span><text:span text:style-name="T108"> </text:span><text:span text:style-name="T109">m</text:span><text:span text:style-name="T107">j</text:span><text:span text:style-name="T108"> ⟩</text:span> nach den Eigenzuständen (Produktzustände) des zusammengesetzten Systems</text:p>
            <text:p><text:span text:style-name="T108">|</text:span><text:span text:style-name="T109">j</text:span><text:span text:style-name="T110">1</text:span><text:span text:style-name="T108"> </text:span><text:span text:style-name="T109">j</text:span><text:span text:style-name="T110">2</text:span><text:span text:style-name="T108"> ; </text:span><text:span text:style-name="T109">m</text:span><text:span text:style-name="T110">1</text:span><text:span text:style-name="T108"> </text:span><text:span text:style-name="T109">m</text:span><text:span text:style-name="T110">2</text:span><text:span text:style-name="T108"> ⟩ </text:span><text:span text:style-name="T104">≡</text:span><text:span text:style-name="T103"> |</text:span><text:span text:style-name="T111">j</text:span><text:span text:style-name="T106">1</text:span><text:span text:style-name="T103"> </text:span><text:span text:style-name="T111">m</text:span><text:span text:style-name="T106">1</text:span><text:span text:style-name="T103"> ⟩ |</text:span><text:span text:style-name="T111">j</text:span><text:span text:style-name="T106">2</text:span><text:span text:style-name="T103"> </text:span><text:span text:style-name="T111">m</text:span><text:span text:style-name="T106">2</text:span><text:span text:style-name="T103"> ⟩ ,</text:span></text:p>
            <text:p><text:span text:style-name="T103">so erhält man eine Doppelsumme:</text:span></text:p>
            <text:p><text:span text:style-name="T103"/></text:p>
            <text:p><text:span text:style-name="T103"/></text:p>
            <text:p><text:span text:style-name="T103">Die Amplituden dieser Entwicklung heißen</text:span></text:p>
            <text:p><text:span text:style-name="T103">Clebsch-Gordan-Koeffizienten:</text:span></text:p>
          </draw:text-box>
        </draw:frame>
        <draw:frame draw:style-name="gr2" draw:text-style-name="P2" draw:layer="layout" svg:width="21.506cm" svg:height="2.203cm" svg:x="3.246cm" svg:y="11.198cm">
          <text:p/>
          <draw:object xlink:href="../Entwicklung%20eines%20Zustands%20nach%20Produktzuständen.odf" xlink:type="simple" xlink:show="embed" xlink:actuate="onLoad"/>
          <draw:image xlink:href="./ObjectReplacements/Object 136" xlink:type="simple" xlink:show="embed" xlink:actuate="onLoad"/>
        </draw:frame>
        <draw:frame draw:style-name="gr2" draw:text-style-name="P2" draw:layer="layout" svg:width="16.42cm" svg:height="1.466cm" svg:x="5.789cm" svg:y="15.766cm">
          <text:p/>
          <draw:object xlink:href="../Clebsch-Gordan-Koeffizienten.odf" xlink:type="simple" xlink:show="embed" xlink:actuate="onLoad"/>
          <draw:image xlink:href="./ObjectReplacements/Object 137" xlink:type="simple" xlink:show="embed" xlink:actuate="onLoad"/>
        </draw:frame>
        <presentation:notes draw:style-name="dp2">
          <draw:page-thumbnail draw:style-name="gr1" draw:layer="layout" svg:width="14.848cm" svg:height="11.136cm" svg:x="3.075cm" svg:y="2.257cm" draw:page-number="120" presentation:class="page"/>
          <draw:frame presentation:style-name="pr6" draw:layer="layout" svg:width="16.799cm" svg:height="13.364cm" svg:x="2.1cm" svg:y="14.107cm" presentation:class="notes" presentation:placeholder="true">
            <draw:text-box/>
          </draw:frame>
        </presentation:notes>
      </draw:page>
      <draw:page draw:name="page121" draw:style-name="dp1" draw:master-page-name="Default" presentation:presentation-page-layout-name="AL1T0">
        <draw:frame presentation:style-name="pr4" draw:text-style-name="P4" draw:layer="layout" svg:width="25.199cm" svg:height="3.506cm" svg:x="1.4cm" svg:y="0.832cm" presentation:class="title" presentation:user-transformed="true">
          <draw:text-box>
            <text:p><text:span text:style-name="T12">Wie berechnet sich die magnetische Quantenzahl </text:span><text:span text:style-name="T13">m</text:span><text:span text:style-name="T114">j</text:span><text:span text:style-name="T12"> des Gesamtdrehimpulses </text:span><text:span text:style-name="T53">J</text:span><text:span text:style-name="T12"> aus denen der Einzeldrehimpulse </text:span><text:span text:style-name="T53">J</text:span><text:span text:style-name="T115">1</text:span><text:span text:style-name="T12">, </text:span><text:span text:style-name="T53">J</text:span><text:span text:style-name="T115">2</text:span><text:span text:style-name="T12">?</text:span></text:p>
          </draw:text-box>
        </draw:frame>
        <draw:frame presentation:style-name="pr5" draw:layer="layout" svg:width="25.199cm" svg:height="12.18cm" svg:x="1.4cm" svg:y="4.914cm" presentation:class="subtitle">
          <draw:text-box>
            <text:p>Der Clebsch-Gordan-Koeffizient kann nur für <text:span text:style-name="T7">m</text:span><text:span text:style-name="T8">j</text:span> = <text:span text:style-name="T7">m</text:span><text:span text:style-name="T9">1</text:span> + <text:span text:style-name="T7">m</text:span><text:span text:style-name="T9">2</text:span> von Null verschieden sein, dies sind somit alle in Frage kommenden Werte von <text:span text:style-name="T7">m</text:span><text:span text:style-name="T8">j</text:span></text:p>
          </draw:text-box>
        </draw:frame>
        <draw:frame draw:style-name="gr2" draw:text-style-name="P2" draw:layer="layout" svg:width="17.728cm" svg:height="3.075cm" svg:x="5.135cm" svg:y="6.262cm">
          <text:p/>
          <draw:object xlink:href="../Berechnung%20der%20Quantenzahl%20mj.odf" xlink:type="simple" xlink:show="embed" xlink:actuate="onLoad"/>
          <draw:image xlink:href="./ObjectReplacements/Object 138" xlink:type="simple" xlink:show="embed" xlink:actuate="onLoad"/>
        </draw:frame>
        <presentation:notes draw:style-name="dp2">
          <draw:page-thumbnail draw:style-name="gr1" draw:layer="layout" svg:width="14.848cm" svg:height="11.136cm" svg:x="3.075cm" svg:y="2.257cm" draw:page-number="121" presentation:class="page"/>
          <draw:frame presentation:style-name="pr6" draw:layer="layout" svg:width="16.799cm" svg:height="13.364cm" svg:x="2.1cm" svg:y="14.107cm" presentation:class="notes" presentation:placeholder="true">
            <draw:text-box/>
          </draw:frame>
        </presentation:notes>
      </draw:page>
      <draw:page draw:name="page122" draw:style-name="dp1" draw:master-page-name="Default" presentation:presentation-page-layout-name="AL1T0">
        <draw:frame presentation:style-name="pr4" draw:text-style-name="P4" draw:layer="layout" svg:width="25.199cm" svg:height="3.506cm" svg:x="1.4cm" svg:y="0.834cm" presentation:class="title" presentation:user-transformed="true">
          <draw:text-box>
            <text:p><text:span text:style-name="T12">Wie lautet die </text:span><text:span text:style-name="T13">Dreiecksungleichung</text:span><text:span text:style-name="T12"> für die möglichen Quantenzahlen </text:span><text:span text:style-name="T13">j</text:span><text:span text:style-name="T12"> des Gesamtdrehimpulses? Wie lässt sie sich physikalisch begründen?</text:span></text:p>
          </draw:text-box>
        </draw:frame>
        <draw:frame presentation:style-name="pr5" draw:layer="layout" svg:width="25.199cm" svg:height="12.18cm" svg:x="1.4cm" svg:y="4.914cm" presentation:class="subtitle">
          <draw:text-box>
            <text:p>|<text:span text:style-name="T7">j</text:span><text:span text:style-name="T9">1</text:span> – <text:span text:style-name="T7">j</text:span><text:span text:style-name="T9">2</text:span>| <text:span text:style-name="T41">≤ </text:span><text:span text:style-name="T14">j</text:span><text:span text:style-name="T41"> ≤ </text:span><text:span text:style-name="T14">j</text:span><text:span text:style-name="T36">1</text:span><text:span text:style-name="T41"> + </text:span><text:span text:style-name="T14">j</text:span><text:span text:style-name="T36">2</text:span></text:p>
            <text:p><text:span text:style-name="T41"/></text:p>
            <text:p><text:span text:style-name="T41">Sie entspricht dem klassischen Vektormodell, Parallelstellung der Vektoren </text:span><text:span text:style-name="T14">j</text:span><text:span text:style-name="T36">1</text:span><text:span text:style-name="T41"> und </text:span><text:span text:style-name="T14">j</text:span><text:span text:style-name="T36">2</text:span><text:span text:style-name="T41"> bedeutet </text:span><text:span text:style-name="T14">j</text:span><text:span text:style-name="T41"> = </text:span><text:span text:style-name="T14">j</text:span><text:span text:style-name="T36">1</text:span><text:span text:style-name="T41"> + </text:span><text:span text:style-name="T14">j</text:span><text:span text:style-name="T36">2</text:span><text:span text:style-name="T41"> , Antiparallelstellung </text:span><text:span text:style-name="T14">j</text:span><text:span text:style-name="T41"> = |</text:span><text:span text:style-name="T14">j</text:span><text:span text:style-name="T36">1</text:span><text:span text:style-name="T41"> - </text:span><text:span text:style-name="T14">j</text:span><text:span text:style-name="T116">2</text:span><text:span text:style-name="T41">|</text:span></text:p>
          </draw:text-box>
        </draw:frame>
        <presentation:notes draw:style-name="dp2">
          <draw:page-thumbnail draw:style-name="gr1" draw:layer="layout" svg:width="14.848cm" svg:height="11.136cm" svg:x="3.075cm" svg:y="2.257cm" draw:page-number="122" presentation:class="page"/>
          <draw:frame presentation:style-name="pr6" draw:layer="layout" svg:width="16.799cm" svg:height="13.364cm" svg:x="2.1cm" svg:y="14.107cm" presentation:class="notes" presentation:placeholder="true">
            <draw:text-box/>
          </draw:frame>
        </presentation:notes>
      </draw:page>
      <draw:page draw:name="page123" draw:style-name="dp1" draw:master-page-name="Default" presentation:presentation-page-layout-name="AL1T0">
        <draw:frame presentation:style-name="pr4" draw:layer="layout" svg:width="25.199cm" svg:height="3.506cm" svg:x="1.4cm" svg:y="0.837cm" presentation:class="title">
          <draw:text-box>
            <text:p>Wie kann man die Clebsch-Gordan-Koeffizienten explizit berechnen?</text:p>
          </draw:text-box>
        </draw:frame>
        <draw:frame presentation:style-name="pr5" draw:layer="layout" svg:width="25.199cm" svg:height="12.18cm" svg:x="1.4cm" svg:y="4.914cm" presentation:class="subtitle">
          <draw:text-box>
            <text:p>Iterativ aus <text:span text:style-name="T7">j</text:span> = <text:span text:style-name="T7">j</text:span><text:span text:style-name="T9">1</text:span> + <text:span text:style-name="T7">j</text:span><text:span text:style-name="T9">2</text:span> und <text:span text:style-name="T7">m</text:span><text:span text:style-name="T8">j</text:span> = <text:span text:style-name="T7">j</text:span><text:span text:style-name="T9">1</text:span> + <text:span text:style-name="T7">j</text:span><text:span text:style-name="T9">2</text:span>, also dem größtmöglichen <text:span text:style-name="T7">j</text:span> mit maximaler Quantenzahl <text:span text:style-name="T7">m</text:span><text:span text:style-name="T8">j</text:span> durch wiederholte Anwendung des Stufenoperators <text:span text:style-name="T7">J</text:span>_ = <text:span text:style-name="T7">J</text:span><text:span text:style-name="T9">1</text:span>_ + <text:span text:style-name="T7">J</text:span><text:span text:style-name="T9">2</text:span>_</text:p>
          </draw:text-box>
        </draw:frame>
        <presentation:notes draw:style-name="dp2">
          <draw:page-thumbnail draw:style-name="gr1" draw:layer="layout" svg:width="14.848cm" svg:height="11.136cm" svg:x="3.075cm" svg:y="2.257cm" draw:page-number="123"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6" svg:font-family="'Segoe UI'"/>
    <style:font-face style:name="Segoe UI4" svg:font-family="'Segoe UI'" style:font-adornments="Regular"/>
    <style:font-face style:name="Calibri5"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Andale Sans UI2" svg:font-family="'Andale Sans UI'" style:font-pitch="variable"/>
    <style:font-face style:name="Segoe UI5" svg:font-family="'Segoe UI'" style:font-pitch="variable"/>
    <style:font-face style:name="Segoe UI3" svg:font-family="'Segoe UI'" style:font-adornments="Regular" style:font-pitch="variable"/>
    <style:font-face style:name="Tahoma2"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1"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Tahoma1"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alibri2" fo:font-family="Calibri" style:font-style-name="Regular" style:font-family-generic="swiss" style:font-pitch="variable" fo:font-size="24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onsolas3" fo:font-family="Consolas" style:font-style-name="Regular" style:font-family-generic="modern" style:font-pitch="fixed"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6</meta:editing-cycles>
    <meta:generator>LibreOffice/4.1.4.2$Windows_x86 LibreOffice_project/0a0440ccc0227ad9829de5f46be37cfb6edcf72</meta:generator>
    <dc:date>2014-10-10T19:52:34.812000000</dc:date>
    <meta:document-statistic meta:object-count="651"/>
  </office:meta>
</office:document-meta>
</file>